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solid" svg:stroke-width="0.028cm" svg:stroke-color="#000000" draw:marker-start-width="0.242cm" draw:marker-end-width="0.242cm" draw:stroke-linejoin="round" svg:stroke-linecap="round" draw:fill="solid" draw:fill-color="#729fcf" fo:padding-top="0.014cm" fo:padding-bottom="0.014cm" fo:padding-left="0.014cm" fo:padding-right="0.014cm"/>
    </style:style>
    <style:style style:name="gr2" style:family="graphic" style:parent-style-name="standard">
      <style:graphic-properties draw:stroke="solid" svg:stroke-width="0.028cm" svg:stroke-color="#000000" draw:marker-start-width="0.242cm" draw:marker-end-width="0.242cm" draw:stroke-linejoin="round" svg:stroke-linecap="round" draw:fill="none" fo:padding-top="0.014cm" fo:padding-bottom="0.014cm" fo:padding-left="0.014cm" fo:padding-right="0.014cm"/>
    </style:style>
    <style:style style:name="gr3" style:family="graphic" style:parent-style-name="standard">
      <style:graphic-properties draw:stroke="solid" svg:stroke-width="0.028cm" svg:stroke-color="#000000" draw:marker-start-width="0.242cm" draw:marker-end-width="0.242cm" draw:stroke-linejoin="round" svg:stroke-linecap="round" draw:fill="solid" draw:fill-color="#ffffff" fo:padding-top="0.014cm" fo:padding-bottom="0.014cm" fo:padding-left="0.014cm" fo:padding-right="0.014cm"/>
    </style:style>
    <style:style style:name="gr4" style:family="graphic" style:parent-style-name="standard">
      <style:graphic-properties draw:stroke="none" svg:stroke-width="0.028cm" svg:stroke-color="#00ff00" draw:marker-start-width="0.242cm" draw:marker-end-width="0.242cm" draw:stroke-linejoin="round" svg:stroke-linecap="round" draw:fill="solid" draw:fill-color="#000000"/>
    </style:style>
    <style:style style:name="gr5" style:family="graphic" style:parent-style-name="standard">
      <style:graphic-properties draw:stroke="solid" draw:stroke-dash="Ultrafine_20_Dashed" svg:stroke-width="0.028cm" svg:stroke-color="#000000" draw:marker-start-width="0.242cm" draw:marker-end-width="0.242cm" draw:stroke-linejoin="round" svg:stroke-linecap="round" draw:fill="solid" draw:fill-color="#ffffff" draw:opacity="99%" fo:padding-top="0.014cm" fo:padding-bottom="0.014cm" fo:padding-left="0.014cm" fo:padding-right="0.014cm"/>
    </style:style>
    <style:style style:name="gr6" style:family="graphic" style:parent-style-name="standard">
      <style:graphic-properties draw:stroke="solid" draw:stroke-dash="Ultrafine_20_Dashed" svg:stroke-width="0.028cm" svg:stroke-color="#000000" draw:marker-start-width="0.242cm" draw:marker-end-width="0.242cm" draw:stroke-linejoin="round" svg:stroke-linecap="round" draw:fill="none" fo:padding-top="0.014cm" fo:padding-bottom="0.014cm" fo:padding-left="0.014cm" fo:padding-right="0.014cm"/>
    </style:style>
    <style:style style:name="gr7" style:family="graphic" style:parent-style-name="standard">
      <style:graphic-properties draw:stroke="dash" draw:stroke-dash="Ultrafine_20_2_20_Dots_20_3_20_Dashes" svg:stroke-width="0.018cm" svg:stroke-color="#000000" draw:marker-start-width="0.227cm" draw:marker-end-width="0.227cm" draw:stroke-linejoin="round" svg:stroke-linecap="round" draw:fill="solid" draw:fill-color="#ffffff" draw:opacity="100%" draw:opacity-name="Transparency_20_1" fo:padding-top="0.009cm" fo:padding-bottom="0.009cm" fo:padding-left="0.009cm" fo:padding-right="0.009cm"/>
    </style:style>
    <style:style style:name="gr8" style:family="graphic" style:parent-style-name="standard">
      <style:graphic-properties draw:stroke="dash" draw:stroke-dash="Ultrafine_20_2_20_Dots_20_3_20_Dashes" svg:stroke-width="0.018cm" svg:stroke-color="#000000" draw:marker-start-width="0.227cm" draw:marker-end-width="0.227cm" draw:stroke-linejoin="round" svg:stroke-linecap="round" draw:fill="solid" draw:fill-color="#ffffff" draw:opacity="99%" fo:padding-top="0.009cm" fo:padding-bottom="0.009cm" fo:padding-left="0.009cm" fo:padding-right="0.009cm"/>
    </style:style>
    <style:style style:name="gr9" style:family="graphic" style:parent-style-name="standard">
      <style:graphic-properties draw:stroke="solid" draw:stroke-dash="Ultrafine_20_Dashed" svg:stroke-width="0.028cm" svg:stroke-color="#000000" draw:marker-start-width="0.242cm" draw:marker-end-width="0.242cm" draw:stroke-linejoin="round" svg:stroke-linecap="round" draw:fill="solid" draw:fill-color="#000000" draw:opacity="99%" fo:padding-top="0.014cm" fo:padding-bottom="0.014cm" fo:padding-left="0.014cm" fo:padding-right="0.014cm"/>
    </style:style>
    <style:style style:name="gr10" style:family="graphic" style:parent-style-name="objectwithoutfill">
      <style:graphic-properties svg:stroke-width="0.028cm" svg:stroke-color="#000000" draw:marker-start="Small_20_Arrow" draw:marker-start-width="0.093cm" draw:marker-end="Rounded_20_large_20_Arrow" draw:marker-end-width="0.093cm" draw:fill="none" draw:textarea-horizontal-align="center" draw:textarea-vertical-align="middle" fo:padding-top="0.014cm" fo:padding-bottom="0.014cm" fo:padding-left="0.014cm" fo:padding-right="0.014cm"/>
    </style:style>
    <style:style style:name="gr11" style:family="graphic" style:parent-style-name="standard">
      <style:graphic-properties draw:stroke="none" svg:stroke-width="0.044cm" draw:stroke-linejoin="miter" draw:fill="solid" draw:fill-color="#ffffff"/>
    </style:style>
    <style:style style:name="gr12" style:family="graphic" style:parent-style-name="standard">
      <style:graphic-properties draw:stroke="none" svg:stroke-width="0.044cm" draw:stroke-linejoin="miter" draw:fill="solid" draw:fill-color="#000000"/>
    </style:style>
    <style:style style:name="gr13" style:family="graphic" style:parent-style-name="standard">
      <style:graphic-properties draw:stroke="none" svg:stroke-width="0cm" svg:stroke-color="#00ff00" draw:stroke-linejoin="round" svg:stroke-linecap="round" draw:fill="solid" draw:fill-color="#000000"/>
    </style:style>
    <style:style style:name="gr14" style:family="graphic" style:parent-style-name="standard">
      <style:graphic-properties draw:stroke="none" svg:stroke-color="#000000" draw:fill="none" draw:fill-color="#ffffff" fo:min-height="0.381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solid" draw:fill-color="#729fcf"/>
    </style:style>
    <style:style style:name="P2" style:family="paragraph">
      <loext:graphic-properties draw:fill="none"/>
    </style:style>
    <style:style style:name="P3" style:family="paragraph">
      <loext:graphic-properties draw:fill="solid" draw:fill-color="#ffffff"/>
    </style:style>
    <style:style style:name="P4" style:family="paragraph">
      <loext:graphic-properties draw:fill="solid" draw:fill-color="#000000"/>
    </style:style>
    <style:style style:name="P5" style:family="paragraph">
      <loext:graphic-properties draw:fill="solid" draw:fill-color="#ffffff" draw:opacity="99%"/>
    </style:style>
    <style:style style:name="P6" style:family="paragraph">
      <loext:graphic-properties draw:fill="solid" draw:fill-color="#ffffff" draw:opacity="100%" draw:opacity-name="Transparency_20_1"/>
    </style:style>
    <style:style style:name="P7" style:family="paragraph">
      <loext:graphic-properties draw:fill="solid" draw:fill-color="#000000" draw:opacity="99%"/>
    </style:style>
    <style:style style:name="P8" style:family="paragraph">
      <loext:graphic-properties draw:fill="none"/>
      <style:paragraph-properties fo:text-align="center"/>
    </style:style>
    <style:style style:name="P9" style:family="paragraph">
      <style:text-properties fo:font-size="12pt" style:font-size-asian="12pt" style:font-size-complex="12pt"/>
    </style:style>
    <style:style style:name="P10" style:family="paragraph">
      <loext:graphic-properties draw:fill="none" draw:fill-color="#ffffff"/>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g>
          <draw:line draw:style-name="gr1" draw:text-style-name="P1" draw:layer="layout" svg:x1="3.611cm" svg:y1="0.456cm" svg:x2="7.63cm" svg:y2="0.456cm">
            <text:p/>
          </draw:line>
          <draw:line draw:style-name="gr1" draw:text-style-name="P1" draw:layer="layout" svg:x1="2.19cm" svg:y1="1.91cm" svg:x2="3.612cm" svg:y2="0.456cm">
            <text:p/>
          </draw:line>
          <draw:line draw:style-name="gr1" draw:text-style-name="P1" draw:layer="layout" svg:x1="6.21cm" svg:y1="1.91cm" svg:x2="7.631cm" svg:y2="0.456cm">
            <text:p/>
          </draw:line>
          <draw:line draw:style-name="gr1" draw:text-style-name="P1" draw:layer="layout" svg:x1="2.19cm" svg:y1="1.909cm" svg:x2="6.21cm" svg:y2="1.909cm">
            <text:p/>
          </draw:line>
          <draw:line draw:style-name="gr2" draw:text-style-name="P2" draw:layer="layout" svg:x1="2.19cm" svg:y1="1.909cm" svg:x2="2.19cm" svg:y2="6.013cm">
            <text:p/>
          </draw:line>
          <draw:line draw:style-name="gr2" draw:text-style-name="P2" draw:layer="layout" svg:x1="6.21cm" svg:y1="6.013cm" svg:x2="6.21cm" svg:y2="1.909cm">
            <text:p/>
          </draw:line>
          <draw:line draw:style-name="gr2" draw:text-style-name="P2" draw:layer="layout" svg:x1="6.21cm" svg:y1="6.013cm" svg:x2="2.19cm" svg:y2="6.013cm">
            <text:p/>
          </draw:line>
          <draw:line draw:style-name="gr2" draw:text-style-name="P2" draw:layer="layout" svg:x1="7.63cm" svg:y1="4.561cm" svg:x2="7.63cm" svg:y2="0.456cm">
            <text:p/>
          </draw:line>
          <draw:line draw:style-name="gr2" draw:text-style-name="P2" draw:layer="layout" svg:x1="3.611cm" svg:y1="4.561cm" svg:x2="3.611cm" svg:y2="0.456cm">
            <text:p/>
          </draw:line>
          <draw:line draw:style-name="gr2" draw:text-style-name="P2" draw:layer="layout" svg:x1="2.19cm" svg:y1="6.014cm" svg:x2="3.612cm" svg:y2="4.561cm">
            <text:p/>
          </draw:line>
          <draw:line draw:style-name="gr2" draw:text-style-name="P2" draw:layer="layout" svg:x1="6.21cm" svg:y1="6.014cm" svg:x2="7.631cm" svg:y2="4.561cm">
            <text:p/>
          </draw:line>
          <draw:line draw:style-name="gr2" draw:text-style-name="P2" draw:layer="layout" svg:x1="3.611cm" svg:y1="4.561cm" svg:x2="7.63cm" svg:y2="4.561cm">
            <text:p/>
          </draw:line>
          <draw:polygon draw:style-name="gr3" draw:text-style-name="P3" draw:layer="layout" svg:width="0.569cm" svg:height="0.581cm" svg:x="1.905cm" svg:y="1.617cm" svg:viewBox="0 0 570 582" draw:points="570,293 570,288 570,284 570,280 570,276 570,271 570,267 570,262 568,258 568,253 568,249 568,245 566,241 566,236 564,232 564,228 564,224 562,220 562,214 559,210 557,206 557,202 555,198 555,194 553,190 551,186 549,182 549,177 547,173 545,171 543,166 540,162 538,157 538,153 536,151 534,147 532,142 530,138 526,136 523,132 521,128 519,126 517,120 515,118 513,114 509,110 507,108 504,103 502,101 498,97 496,95 494,91 490,89 488,84 483,82 481,80 477,76 475,74 471,71 468,66 464,64 462,62 458,60 456,56 452,54 447,52 445,49 441,47 437,45 435,43 430,41 426,39 422,37 420,35 416,33 411,30 407,28 403,26 401,23 396,23 392,21 388,19 384,17 380,17 375,15 373,15 369,12 365,10 361,10 356,8 352,8 348,6 344,6 339,6 335,4 331,4 327,4 322,2 318,2 314,2 310,2 305,2 301,0 297,0 293,0 289,0 284,0 280,0 276,0 272,0 267,0 263,2 259,2 255,2 250,2 246,2 242,4 238,4 234,4 229,6 225,6 221,8 219,8 214,10 210,10 206,12 201,12 197,15 192,17 188,17 184,19 180,21 177,21 173,23 169,26 165,28 161,30 156,30 154,33 150,35 146,37 141,39 139,41 135,43 131,45 129,47 125,52 120,54 118,56 114,58 110,60 108,64 103,66 101,68 97,71 95,76 91,78 89,80 84,84 82,86 80,91 76,93 74,97 72,99 67,103 65,105 63,110 59,112 57,116 55,118 53,123 50,128 48,130 46,134 42,138 40,140 38,145 36,149 34,153 34,155 31,159 29,164 27,168 25,173 23,175 21,179 21,184 19,188 17,192 17,196 14,202 12,206 12,208 10,212 10,216 8,222 8,226 6,230 6,234 4,239 4,243 4,247 2,251 2,256 2,260 2,264 2,269 0,273 0,278 0,282 0,286 0,290 0,295 0,299 0,303 0,307 0,312 2,317 2,321 2,325 2,329 4,334 4,338 4,342 6,346 6,351 6,355 8,359 8,364 10,369 10,371 12,375 12,379 14,383 17,388 17,392 19,396 21,400 23,405 23,407 25,412 27,416 29,420 31,425 34,427 36,431 38,435 40,439 42,442 44,446 46,450 48,452 50,456 53,462 55,464 57,468 61,472 63,474 65,479 67,481 72,485 74,487 76,491 80,493 82,498 86,500 89,502 91,506 95,509 97,511 101,516 106,518 108,520 112,522 114,526 118,528 122,530 125,532 129,535 131,537 135,539 139,541 144,543 146,545 150,547 154,549 158,552 161,554 165,557 169,559 173,561 177,561 182,563 186,565 188,567 192,567 197,569 201,569 206,572 210,574 214,574 219,576 223,576 227,576 231,578 236,578 240,580 244,580 248,580 253,580 255,582 259,582 263,582 267,582 272,582 276,582 280,582 284,582 289,582 293,582 297,582 301,582 305,582 310,582 314,582 318,580 322,580 327,580 331,580 335,578 339,578 344,578 348,576 352,576 356,574 361,574 365,572 369,572 373,569 377,567 382,567 384,565 388,563 392,563 396,561 401,559 405,557 409,554 411,554 416,552 420,549 424,547 426,545 430,543 435,541 439,539 441,537 445,532 449,530 452,528 456,526 458,524 462,522 466,518 468,516 473,513 475,509 479,506 481,504 485,500 488,498 490,495 494,491 496,489 498,485 502,483 504,479 507,476 511,472 513,468 515,466 517,462 519,458 521,454 526,450 528,448 530,444 532,439 534,435 536,433 538,429 540,425 540,420 543,418 545,414 547,409 549,405 551,400 551,396 553,394 555,390 555,386 557,381 559,377 559,373 562,369 562,364 564,359 564,355 566,351 566,346 566,342 568,338 568,334 568,329 568,327 570,323 570,319 570,315 570,309 570,305 570,301 570,297">
            <text:p/>
          </draw:polygon>
          <draw:polygon draw:style-name="gr3" draw:text-style-name="P3" draw:layer="layout" svg:width="0.57cm" svg:height="0.581cm" svg:x="5.924cm" svg:y="1.617cm" svg:viewBox="0 0 571 582" draw:points="571,293 571,288 571,284 571,280 571,276 571,271 571,267 568,262 568,258 568,253 568,249 566,245 566,241 566,236 564,232 564,228 562,224 562,220 560,214 560,210 558,206 558,202 556,198 554,194 554,190 552,186 549,182 547,177 547,173 545,171 543,166 541,162 539,157 537,153 535,151 533,147 530,142 528,138 526,136 524,132 522,128 520,126 518,120 516,118 511,114 509,110 507,108 505,103 501,101 499,97 497,95 492,91 490,89 488,84 484,82 482,80 477,76 475,74 471,71 469,66 465,64 463,62 458,60 454,56 452,54 448,52 444,49 441,47 437,45 433,43 431,41 427,39 422,37 418,35 416,33 412,30 408,28 403,26 399,23 397,23 393,21 389,19 384,17 380,17 376,15 372,15 367,12 365,10 361,10 357,8 353,8 348,6 344,6 340,6 336,4 331,4 327,4 323,2 319,2 314,2 310,2 306,2 302,0 298,0 293,0 289,0 285,0 281,0 276,0 272,0 268,0 264,2 259,2 255,2 251,2 247,2 243,4 238,4 234,4 230,6 226,6 221,8 217,8 213,10 209,10 207,12 202,12 198,15 194,17 190,17 185,19 181,21 177,21 173,23 171,26 165,28 161,30 157,30 153,33 151,35 146,37 142,39 138,41 136,43 131,45 127,47 125,52 121,54 117,56 115,58 110,60 108,64 104,66 102,68 98,71 95,76 91,78 89,80 85,84 83,86 79,91 76,93 74,97 70,99 68,103 66,105 62,110 59,112 57,116 55,118 53,123 51,128 47,130 45,134 43,138 40,140 38,145 36,149 34,153 32,155 30,159 28,164 28,168 26,173 24,175 21,179 19,184 19,188 17,192 15,196 15,202 13,206 13,208 11,212 9,216 9,222 7,226 7,230 7,234 4,239 4,243 4,247 2,251 2,256 2,260 2,264 0,269 0,273 0,278 0,282 0,286 0,290 0,295 0,299 0,303 0,307 0,312 0,317 2,321 2,325 2,329 2,334 4,338 4,342 4,346 7,351 7,355 9,359 9,364 11,369 11,371 13,375 13,379 15,383 15,388 17,392 19,396 21,400 21,405 24,407 26,412 28,416 30,420 30,425 32,427 34,431 36,435 38,439 40,442 43,446 45,450 49,452 51,456 53,462 55,464 57,468 59,472 64,474 66,479 68,481 72,485 74,487 76,491 81,493 83,498 85,500 89,502 91,506 95,509 98,511 102,516 104,518 108,520 110,522 115,526 119,528 121,530 125,532 129,535 131,537 136,539 140,541 142,543 146,545 151,547 155,549 157,552 161,554 165,557 171,559 175,561 179,561 181,563 185,565 190,567 194,567 198,569 202,569 207,572 211,574 215,574 219,576 223,576 226,576 230,578 234,578 238,580 243,580 247,580 251,580 255,582 259,582 264,582 268,582 272,582 276,582 281,582 285,582 289,582 293,582 298,582 302,582 306,582 310,582 314,582 319,580 323,580 327,580 331,580 336,578 340,578 344,578 348,576 353,576 357,574 361,574 365,572 370,572 374,569 376,567 380,567 384,565 389,563 393,563 397,561 401,559 406,557 408,554 412,554 416,552 420,549 422,547 427,545 431,543 435,541 437,539 441,537 446,532 448,530 452,528 456,526 458,524 463,522 465,518 469,516 471,513 475,509 477,506 482,504 484,500 488,498 490,495 494,491 497,489 499,485 503,483 505,479 507,476 509,472 513,468 516,466 518,462 520,458 522,454 524,450 526,448 528,444 530,439 535,435 535,433 537,429 539,425 541,420 543,418 545,414 547,409 549,405 549,400 552,396 554,394 554,390 556,386 558,381 558,377 560,373 560,369 562,364 562,359 564,355 564,351 566,346 566,342 566,338 568,334 568,329 568,327 568,323 571,319 571,315 571,309 571,305 571,301 571,297">
            <text:p/>
          </draw:polygon>
          <draw:polygon draw:style-name="gr3" draw:text-style-name="P3" draw:layer="layout" svg:width="0.569cm" svg:height="0.582cm" svg:x="7.345cm" svg:y="0.166cm" svg:viewBox="0 0 570 583" draw:points="570,290 570,286 570,282 570,277 570,273 570,269 570,264 570,262 570,257 568,253 568,249 568,245 566,240 566,236 566,232 564,228 564,223 561,219 561,214 559,210 559,206 557,201 555,197 555,193 553,189 551,187 551,182 549,178 547,174 544,170 542,164 540,162 540,158 538,154 536,150 534,147 532,143 530,139 528,135 525,133 521,128 519,124 517,122 515,117 513,115 511,110 506,106 504,104 502,100 498,98 496,93 494,91 489,89 487,85 483,83 481,79 479,77 475,74 473,69 468,67 464,65 462,63 458,59 456,57 450,54 446,52 444,50 440,48 436,44 433,42 429,40 425,37 423,35 419,33 414,33 410,31 406,29 404,27 400,25 395,22 391,22 387,20 383,17 378,15 376,15 372,13 368,13 364,11 359,11 355,9 351,9 347,7 342,7 338,5 334,5 330,5 325,3 321,3 317,3 313,3 309,0 304,0 300,0 296,0 292,0 287,0 283,0 279,0 275,0 270,0 266,0 262,0 258,0 254,3 249,3 245,3 241,3 237,5 232,5 228,5 226,7 222,7 218,9 213,9 209,11 205,11 201,13 196,15 192,15 188,17 184,20 182,20 177,22 173,25 169,27 165,27 160,29 158,31 154,33 150,35 146,37 143,40 139,42 135,44 131,46 129,48 124,50 120,52 118,57 114,59 112,61 107,63 103,65 101,69 97,71 95,74 91,79 88,81 86,83 82,87 80,89 76,93 74,96 71,100 67,102 65,106 63,108 61,113 57,117 55,119 52,124 50,126 48,130 46,135 44,137 42,141 40,145 38,150 35,152 33,156 31,160 29,164 27,166 25,172 23,176 23,180 21,184 19,189 16,193 16,195 14,199 12,203 12,208 10,212 10,216 8,221 8,226 6,230 6,234 6,238 4,243 4,247 4,251 2,255 2,259 2,264 2,269 2,273 0,277 0,282 0,286 0,290 0,294 0,299 0,303 0,307 2,311 2,317 2,321 2,325 2,329 4,333 4,338 4,340 6,344 6,348 6,352 8,357 8,361 10,366 10,370 12,375 14,379 14,383 16,387 16,392 19,396 21,398 23,402 23,406 25,412 27,416 29,420 31,422 33,426 35,431 38,435 40,437 42,441 44,446 46,448 48,452 50,456 52,458 55,463 59,468 61,470 63,474 65,476 69,480 71,482 74,487 78,490 80,494 82,496 86,500 88,503 93,505 95,510 99,512 101,514 105,518 107,520 112,523 114,525 118,529 122,531 124,533 129,535 133,537 135,540 139,542 143,544 146,546 150,548 154,550 158,552 162,554 165,557 169,557 173,560 177,562 182,564 186,566 188,566 192,568 196,568 201,570 205,572 209,572 213,574 218,574 222,577 226,577 230,579 234,579 239,579 243,581 247,581 251,581 256,581 260,583 264,583 268,583 273,583 277,583 281,583 285,583 289,583 294,583 298,583 302,583 306,583 311,583 315,581 319,581 323,581 328,581 330,579 334,579 338,579 342,577 347,577 351,574 355,574 359,572 364,572 368,570 372,570 376,568 381,566 385,566 387,564 391,562 395,562 400,560 404,557 408,554 410,552 414,550 419,548 423,546 427,544 429,542 433,540 438,537 440,535 444,533 448,531 450,529 456,527 460,525 462,520 466,518 468,516 473,512 475,510 479,508 481,503 485,500 487,498 489,494 494,492 496,487 500,485 502,480 504,478 506,474 511,472 513,468 515,466 517,461 519,456 523,454 525,450 528,446 530,443 532,439 534,435 536,431 538,429 540,424 542,420 542,416 544,412 547,409 549,404 551,400 551,396 553,392 555,387 555,383 557,381 559,377 559,373 561,368 561,364 564,359 564,355 566,350 566,346 566,342 568,338 568,333 568,329 570,325 570,321 570,317 570,311 570,307 570,303 570,299 570,294">
            <text:p/>
          </draw:polygon>
          <draw:polygon draw:style-name="gr3" draw:text-style-name="P3" draw:layer="layout" svg:width="0.571cm" svg:height="0.582cm" svg:x="3.325cm" svg:y="0.166cm" svg:viewBox="0 0 572 583" draw:points="572,290 572,286 572,282 572,277 570,273 570,269 570,264 570,262 570,257 568,253 568,249 568,245 568,240 566,236 566,232 564,228 564,223 562,219 562,214 560,210 560,206 558,201 558,197 556,193 553,189 553,187 551,182 549,178 547,174 544,170 544,164 542,162 540,158 538,154 535,150 533,147 531,143 529,139 527,135 525,133 523,128 519,124 516,122 514,117 512,115 510,110 506,106 504,104 502,100 499,98 495,93 493,91 489,89 487,85 485,83 480,79 478,77 474,74 472,69 468,67 466,65 461,63 459,59 455,57 451,54 449,52 444,50 440,48 438,44 434,42 430,40 425,37 423,35 419,33 415,33 411,31 408,29 404,27 400,25 396,22 392,22 387,20 385,17 381,15 377,15 372,13 368,13 364,11 360,11 356,9 351,9 347,7 343,7 339,5 334,5 330,5 326,3 322,3 317,3 315,3 311,0 307,0 303,0 298,0 294,0 290,0 286,0 281,0 277,0 273,0 269,0 265,0 260,0 256,3 252,3 248,3 243,3 239,5 235,5 231,5 226,7 222,7 218,9 214,9 210,11 205,11 201,13 197,15 193,15 188,17 186,20 182,20 178,22 174,25 169,27 165,27 163,29 159,31 154,33 150,35 146,37 144,40 140,42 135,44 133,46 129,48 125,50 123,52 118,57 114,59 112,61 108,63 106,65 102,69 99,71 95,74 93,79 89,81 87,83 83,87 80,89 78,93 74,96 72,100 70,102 66,106 63,108 61,113 59,117 55,119 53,124 51,126 49,130 47,135 44,137 42,141 40,145 38,150 36,152 34,156 32,160 30,164 27,166 25,172 25,176 23,180 21,184 19,189 19,193 17,195 15,199 15,203 13,208 13,212 11,216 8,221 8,226 8,230 6,234 6,238 4,243 4,247 4,251 4,255 2,259 2,264 2,269 2,273 2,277 2,282 2,286 0,290 0,294 2,299 2,303 2,307 2,311 2,317 2,321 2,325 4,329 4,333 4,338 4,340 6,344 6,348 8,352 8,357 11,361 11,366 13,370 13,375 15,379 15,383 17,387 19,392 19,396 21,398 23,402 25,406 25,412 27,416 30,420 32,422 34,426 36,431 38,435 40,437 42,441 44,446 47,448 49,452 51,456 53,458 57,463 59,468 61,470 63,474 66,476 70,480 72,482 74,487 78,490 80,494 85,496 87,500 89,503 93,505 95,510 99,512 102,514 106,518 108,520 112,523 116,525 118,529 123,531 125,533 129,535 133,537 138,540 140,542 144,544 148,546 150,548 154,550 159,552 163,554 167,557 169,557 174,560 178,562 182,564 186,566 190,566 195,568 197,568 201,570 205,572 210,572 214,574 218,574 222,577 226,577 231,579 235,579 239,579 243,581 248,581 252,581 256,581 260,583 265,583 269,583 273,583 277,583 281,583 286,583 290,583 294,583 298,583 303,583 307,583 311,583 315,581 320,581 324,581 328,581 332,579 337,579 341,579 345,577 349,577 353,574 356,574 360,572 364,572 368,570 372,570 377,568 381,566 385,566 389,564 394,562 396,562 400,560 404,557 408,554 413,552 415,550 419,548 423,546 428,544 430,542 434,540 438,537 442,535 444,533 449,531 453,529 455,527 459,525 461,520 466,518 468,516 472,512 474,510 478,508 480,503 485,500 487,498 491,494 493,492 495,487 499,485 502,480 504,478 508,474 510,472 512,468 514,466 516,461 521,456 523,454 525,450 527,446 529,443 531,439 533,435 535,431 538,429 540,424 542,420 544,416 547,412 547,409 549,404 551,400 553,396 553,392 556,387 558,383 558,381 560,377 560,373 562,368 562,364 564,359 564,355 566,350 566,346 568,342 568,338 568,333 570,329 570,325 570,321 570,317 570,311 570,307 572,303 572,299 572,294">
            <text:p/>
          </draw:polygon>
          <draw:polygon draw:style-name="gr3" draw:text-style-name="P3" draw:layer="layout" svg:width="0.569cm" svg:height="0.582cm" svg:x="1.905cm" svg:y="5.721cm" svg:viewBox="0 0 570 583" draw:points="570,293 570,289 570,285 570,280 570,276 570,272 570,268 570,262 568,258 568,254 568,250 568,245 566,241 566,237 564,233 564,229 564,224 562,220 562,215 559,211 557,206 557,202 555,198 555,194 553,192 551,187 549,183 549,179 547,175 545,170 543,167 540,162 538,158 538,154 536,149 534,147 532,143 530,139 526,137 523,132 521,128 519,126 517,122 515,117 513,114 509,110 507,108 504,104 502,102 498,98 496,95 494,91 490,89 488,85 483,83 481,79 477,76 475,74 471,69 468,67 464,65 462,63 458,58 456,56 452,54 447,52 445,50 441,48 437,46 435,44 430,42 426,39 422,37 420,35 416,33 411,31 407,29 403,27 401,25 396,21 392,21 388,19 384,17 380,17 375,15 373,13 369,13 365,11 361,11 356,9 352,9 348,7 344,7 339,5 335,5 331,5 327,2 322,2 318,2 314,2 310,0 305,0 301,0 297,0 293,0 289,0 284,0 280,0 276,0 272,0 267,0 263,0 259,2 255,2 250,2 246,2 242,5 238,5 234,5 229,7 225,7 221,7 219,9 214,9 210,11 206,11 201,13 197,15 192,15 188,17 184,19 180,19 177,21 173,25 169,27 165,29 161,29 156,31 154,33 150,35 146,37 141,39 139,42 135,44 131,46 129,48 125,50 120,54 118,56 114,58 110,61 108,63 103,67 101,69 97,71 95,74 91,79 89,81 84,85 82,87 80,89 76,93 74,95 72,100 67,102 65,106 63,108 59,112 57,117 55,119 53,124 50,128 48,130 46,135 42,139 40,141 38,145 36,149 34,151 34,156 31,160 29,165 27,170 25,173 23,177 21,181 21,185 19,189 17,194 17,198 14,200 12,204 12,209 10,213 10,218 8,222 8,226 6,231 6,235 4,239 4,243 4,248 2,252 2,256 2,260 2,265 2,270 0,274 0,278 0,282 0,287 0,291 0,295 0,299 0,304 0,308 0,312 2,317 2,322 2,326 2,330 4,334 4,339 4,343 6,347 6,351 6,353 8,358 8,363 10,367 10,371 12,375 12,380 14,384 17,388 17,392 19,397 21,401 23,403 23,407 25,412 27,417 29,421 31,423 34,427 36,432 38,436 40,438 42,442 44,446 46,451 48,453 50,457 53,462 55,464 57,469 61,471 63,475 65,477 67,481 72,485 74,488 76,490 80,494 82,496 86,500 89,502 91,508 95,510 97,512 101,514 106,518 108,520 112,522 114,525 118,529 122,531 125,533 129,535 131,537 135,539 139,541 144,544 146,546 150,548 154,550 158,552 161,554 165,557 169,559 173,559 177,562 182,564 186,566 188,566 192,568 197,570 201,570 206,572 210,572 214,574 219,574 223,576 227,576 231,578 236,578 240,578 244,581 248,581 253,581 255,581 259,583 263,583 267,583 272,583 276,583 280,583 284,583 289,583 293,583 297,583 301,583 305,583 310,583 314,581 318,581 322,581 327,581 331,578 335,578 339,578 344,576 348,576 352,574 356,574 361,572 365,572 369,570 373,570 377,568 382,568 384,566 388,564 392,562 396,562 401,559 405,557 409,554 411,552 416,550 420,548 424,548 426,546 430,544 435,541 439,537 441,535 445,533 449,531 452,529 456,527 458,525 462,520 466,518 468,516 473,514 475,510 479,508 481,504 485,500 488,498 490,494 494,492 496,488 498,485 502,481 504,479 507,475 511,473 513,469 515,466 517,462 519,457 521,455 526,451 528,446 530,444 532,440 534,436 536,434 538,429 540,425 540,421 543,417 545,415 547,409 549,405 551,401 551,397 553,392 555,388 555,386 557,382 559,378 559,373 562,369 562,365 564,360 564,355 566,351 566,347 566,343 568,339 568,334 568,330 568,326 570,322 570,317 570,312 570,308 570,304 570,299 570,295">
            <text:p/>
          </draw:polygon>
          <draw:polygon draw:style-name="gr3" draw:text-style-name="P3" draw:layer="layout" svg:width="0.57cm" svg:height="0.582cm" svg:x="5.924cm" svg:y="5.721cm" svg:viewBox="0 0 571 583" draw:points="571,293 571,289 571,285 571,280 571,276 571,272 571,268 568,262 568,258 568,254 568,250 566,245 566,241 566,237 564,233 564,229 562,224 562,220 560,215 560,211 558,206 558,202 556,198 554,194 554,192 552,187 549,183 547,179 547,175 545,170 543,167 541,162 539,158 537,154 535,149 533,147 530,143 528,139 526,137 524,132 522,128 520,126 518,122 516,117 511,114 509,110 507,108 505,104 501,102 499,98 497,95 492,91 490,89 488,85 484,83 482,79 477,76 475,74 471,69 469,67 465,65 463,63 458,58 454,56 452,54 448,52 444,50 441,48 437,46 433,44 431,42 427,39 422,37 418,35 416,33 412,31 408,29 403,27 399,25 397,21 393,21 389,19 384,17 380,17 376,15 372,13 367,13 365,11 361,11 357,9 353,9 348,7 344,7 340,5 336,5 331,5 327,2 323,2 319,2 314,2 310,0 306,0 302,0 298,0 293,0 289,0 285,0 281,0 276,0 272,0 268,0 264,0 259,2 255,2 251,2 247,2 243,5 238,5 234,5 230,7 226,7 221,7 217,9 213,9 209,11 207,11 202,13 198,15 194,15 190,17 185,19 181,19 177,21 173,25 171,27 165,29 161,29 157,31 153,33 151,35 146,37 142,39 138,42 136,44 131,46 127,48 125,50 121,54 117,56 115,58 110,61 108,63 104,67 102,69 98,71 95,74 91,79 89,81 85,85 83,87 79,89 76,93 74,95 70,100 68,102 66,106 62,108 59,112 57,117 55,119 53,124 51,128 47,130 45,135 43,139 40,141 38,145 36,149 34,151 32,156 30,160 28,165 28,170 26,173 24,177 21,181 19,185 19,189 17,194 15,198 15,200 13,204 13,209 11,213 9,218 9,222 7,226 7,231 7,235 4,239 4,243 4,248 2,252 2,256 2,260 2,265 0,270 0,274 0,278 0,282 0,287 0,291 0,295 0,299 0,304 0,308 0,312 0,317 2,322 2,326 2,330 2,334 4,339 4,343 4,347 7,351 7,353 9,358 9,363 11,367 11,371 13,375 13,380 15,384 15,388 17,392 19,397 21,401 21,403 24,407 26,412 28,417 30,421 30,423 32,427 34,432 36,436 38,438 40,442 43,446 45,451 49,453 51,457 53,462 55,464 57,469 59,471 64,475 66,477 68,481 72,485 74,488 76,490 81,494 83,496 85,500 89,502 91,508 95,510 98,512 102,514 104,518 108,520 110,522 115,525 119,529 121,531 125,533 129,535 131,537 136,539 140,541 142,544 146,546 151,548 155,550 157,552 161,554 165,557 171,559 175,559 179,562 181,564 185,566 190,566 194,568 198,570 202,570 207,572 211,572 215,574 219,574 223,576 226,576 230,578 234,578 238,578 243,581 247,581 251,581 255,581 259,583 264,583 268,583 272,583 276,583 281,583 285,583 289,583 293,583 298,583 302,583 306,583 310,583 314,581 319,581 323,581 327,581 331,578 336,578 340,578 344,576 348,576 353,574 357,574 361,572 365,572 370,570 374,570 376,568 380,568 384,566 389,564 393,562 397,562 401,559 406,557 408,554 412,552 416,550 420,548 422,548 427,546 431,544 435,541 437,537 441,535 446,533 448,531 452,529 456,527 458,525 463,520 465,518 469,516 471,514 475,510 477,508 482,504 484,500 488,498 490,494 494,492 497,488 499,485 503,481 505,479 507,475 509,473 513,469 516,466 518,462 520,457 522,455 524,451 526,446 528,444 530,440 535,436 535,434 537,429 539,425 541,421 543,417 545,415 547,409 549,405 549,401 552,397 554,392 554,388 556,386 558,382 558,378 560,373 560,369 562,365 562,360 564,355 564,351 566,347 566,343 566,339 568,334 568,330 568,326 568,322 571,317 571,312 571,308 571,304 571,299 571,295">
            <text:p/>
          </draw:polygon>
          <draw:polygon draw:style-name="gr3" draw:text-style-name="P3" draw:layer="layout" svg:width="0.569cm" svg:height="0.581cm" svg:x="7.345cm" svg:y="4.271cm" svg:viewBox="0 0 570 582" draw:points="570,290 570,285 570,281 570,277 570,273 570,268 570,263 570,259 570,255 568,251 568,246 568,242 566,238 566,234 566,229 564,227 564,223 561,219 561,214 559,209 559,205 557,201 555,197 555,192 553,188 551,184 551,182 549,178 547,173 544,168 542,164 540,160 540,158 538,153 536,149 534,145 532,143 530,138 528,134 525,132 521,128 519,124 517,122 515,116 513,112 511,110 506,106 504,104 502,99 498,97 496,93 494,91 489,87 487,85 483,80 481,78 479,76 475,71 473,69 468,67 464,65 462,60 458,58 456,56 450,54 446,52 444,48 440,45 436,43 433,41 429,39 425,37 423,35 419,33 414,31 410,29 406,29 404,26 400,23 395,21 391,19 387,19 383,17 378,15 376,15 372,13 368,11 364,11 359,8 355,8 351,6 347,6 342,4 338,4 334,4 330,2 325,2 321,2 317,2 313,0 309,0 304,0 300,0 296,0 292,0 287,0 283,0 279,0 275,0 270,0 266,0 262,0 258,0 254,0 249,2 245,2 241,2 237,4 232,4 228,4 226,6 222,6 218,8 213,8 209,11 205,11 201,13 196,13 192,15 188,17 184,17 182,19 177,21 173,23 169,23 165,26 160,29 158,31 154,33 150,35 146,37 143,39 139,41 135,43 131,45 129,48 124,50 120,52 118,54 114,58 112,60 107,62 103,65 101,69 97,71 95,74 91,78 88,80 86,82 82,87 80,89 76,93 74,95 71,99 67,102 65,106 63,108 61,112 57,114 55,118 52,124 50,126 48,130 46,134 44,136 42,141 40,145 38,147 35,151 33,155 31,160 29,162 27,166 25,171 23,175 23,180 21,184 19,186 16,190 16,195 14,199 12,203 12,207 10,211 10,216 8,221 8,225 6,229 6,234 6,238 4,242 4,244 4,248 2,253 2,257 2,261 2,265 2,271 0,275 0,279 0,283 0,288 0,292 0,296 0,300 0,304 2,309 2,313 2,318 2,322 2,327 4,331 4,335 4,339 6,344 6,348 6,352 8,356 8,361 10,366 10,370 12,374 14,378 14,383 16,387 16,389 19,393 21,397 23,402 23,406 25,410 27,415 29,418 31,422 33,426 35,430 38,432 40,437 42,441 44,445 46,447 48,452 50,457 52,460 55,464 59,466 61,470 63,475 65,477 69,481 71,483 74,487 78,489 80,494 82,496 86,498 88,502 93,504 95,509 99,512 101,514 105,516 107,520 112,522 114,524 118,526 122,528 124,533 129,535 133,537 135,539 139,541 143,543 146,545 150,548 154,550 158,552 162,554 165,554 169,557 173,559 177,561 182,563 186,563 188,565 192,568 196,568 201,570 205,570 209,572 213,574 218,574 222,574 226,576 230,576 234,578 239,578 243,578 247,580 251,580 256,580 260,580 264,580 268,582 273,582 277,582 281,582 285,582 289,582 294,582 298,582 302,582 306,582 311,580 315,580 319,580 323,580 328,578 330,578 334,578 338,576 342,576 347,576 351,574 355,574 359,572 364,572 368,570 372,568 376,568 381,565 385,565 387,563 391,561 395,559 400,559 404,557 408,554 410,552 414,550 419,548 423,545 427,543 429,541 433,539 438,537 440,535 444,533 448,531 450,528 456,526 460,522 462,520 466,518 468,516 473,512 475,509 479,506 481,502 485,500 487,496 489,494 494,492 496,487 500,485 502,481 504,479 506,475 511,472 513,468 515,464 517,462 519,457 523,452 525,449 528,445 530,441 532,439 534,434 536,430 538,426 540,424 542,420 542,415 544,410 547,406 549,404 551,400 551,395 553,391 555,387 555,383 557,378 559,374 559,372 561,368 561,364 564,358 564,354 566,350 566,346 566,341 568,337 568,333 568,329 570,325 570,320 570,316 570,311 570,307 570,302 570,298 570,294">
            <text:p/>
          </draw:polygon>
          <draw:polygon draw:style-name="gr3" draw:text-style-name="P3" draw:layer="layout" svg:width="0.571cm" svg:height="0.581cm" svg:x="3.325cm" svg:y="4.271cm" svg:viewBox="0 0 572 582" draw:points="572,290 572,285 572,281 572,277 570,273 570,268 570,263 570,259 570,255 568,251 568,246 568,242 568,238 566,234 566,229 564,227 564,223 562,219 562,214 560,209 560,205 558,201 558,197 556,192 553,188 553,184 551,182 549,178 547,173 544,168 544,164 542,160 540,158 538,153 535,149 533,145 531,143 529,138 527,134 525,132 523,128 519,124 516,122 514,116 512,112 510,110 506,106 504,104 502,99 499,97 495,93 493,91 489,87 487,85 485,80 480,78 478,76 474,71 472,69 468,67 466,65 461,60 459,58 455,56 451,54 449,52 444,48 440,45 438,43 434,41 430,39 425,37 423,35 419,33 415,31 411,29 408,29 404,26 400,23 396,21 392,19 387,19 385,17 381,15 377,15 372,13 368,11 364,11 360,8 356,8 351,6 347,6 343,4 339,4 334,4 330,2 326,2 322,2 317,2 315,0 311,0 307,0 303,0 298,0 294,0 290,0 286,0 281,0 277,0 273,0 269,0 265,0 260,0 256,0 252,2 248,2 243,2 239,4 235,4 231,4 226,6 222,6 218,8 214,8 210,11 205,11 201,13 197,13 193,15 188,17 186,17 182,19 178,21 174,23 169,23 165,26 163,29 159,31 154,33 150,35 146,37 144,39 140,41 135,43 133,45 129,48 125,50 123,52 118,54 114,58 112,60 108,62 106,65 102,69 99,71 95,74 93,78 89,80 87,82 83,87 80,89 78,93 74,95 72,99 70,102 66,106 63,108 61,112 59,114 55,118 53,124 51,126 49,130 47,134 44,136 42,141 40,145 38,147 36,151 34,155 32,160 30,162 27,166 25,171 25,175 23,180 21,184 19,186 19,190 17,195 15,199 15,203 13,207 13,211 11,216 8,221 8,225 8,229 6,234 6,238 4,242 4,244 4,248 4,253 2,257 2,261 2,265 2,271 2,275 2,279 2,283 0,288 0,292 2,296 2,300 2,304 2,309 2,313 2,318 2,322 4,327 4,331 4,335 4,339 6,344 6,348 8,352 8,356 11,361 11,366 13,370 13,374 15,378 15,383 17,387 19,389 19,393 21,397 23,402 25,406 25,410 27,415 30,418 32,422 34,426 36,430 38,432 40,437 42,441 44,445 47,447 49,452 51,457 53,460 57,464 59,466 61,470 63,475 66,477 70,481 72,483 74,487 78,489 80,494 85,496 87,498 89,502 93,504 95,509 99,512 102,514 106,516 108,520 112,522 116,524 118,526 123,528 125,533 129,535 133,537 138,539 140,541 144,543 148,545 150,548 154,550 159,552 163,554 167,554 169,557 174,559 178,561 182,563 186,563 190,565 195,568 197,568 201,570 205,570 210,572 214,574 218,574 222,574 226,576 231,576 235,578 239,578 243,578 248,580 252,580 256,580 260,580 265,580 269,582 273,582 277,582 281,582 286,582 290,582 294,582 298,582 303,582 307,582 311,580 315,580 320,580 324,580 328,578 332,578 337,578 341,576 345,576 349,576 353,574 356,574 360,572 364,572 368,570 372,568 377,568 381,565 385,565 389,563 394,561 396,559 400,559 404,557 408,554 413,552 415,550 419,548 423,545 428,543 430,541 434,539 438,537 442,535 444,533 449,531 453,528 455,526 459,522 461,520 466,518 468,516 472,512 474,509 478,506 480,502 485,500 487,496 491,494 493,492 495,487 499,485 502,481 504,479 508,475 510,472 512,468 514,464 516,462 521,457 523,452 525,449 527,445 529,441 531,439 533,434 535,430 538,426 540,424 542,420 544,415 547,410 547,406 549,404 551,400 553,395 553,391 556,387 558,383 558,378 560,374 560,372 562,368 562,364 564,358 564,354 566,350 566,346 568,341 568,337 568,333 570,329 570,325 570,320 570,316 570,311 570,307 572,302 572,298 572,294">
            <text:p/>
          </draw:polygon>
          <draw:polygon draw:style-name="gr3" draw:text-style-name="P3" draw:layer="layout" svg:width="0.569cm" svg:height="0.581cm" svg:x="4.625cm" svg:y="0.893cm" svg:viewBox="0 0 570 582" draw:points="570,289 570,285 570,281 570,277 570,272 570,268 570,263 570,259 568,254 568,250 568,246 568,242 566,238 566,233 566,229 564,225 564,221 562,218 562,213 559,209 559,205 557,201 555,196 555,192 553,188 551,184 551,179 549,177 547,173 545,168 542,164 540,159 540,157 538,153 536,149 534,144 532,142 530,138 528,134 523,130 521,128 519,123 517,118 515,116 513,112 509,110 506,105 504,103 502,99 498,97 496,93 494,91 490,86 487,84 483,80 481,78 477,76 475,71 470,68 468,66 464,62 462,60 458,58 456,56 451,54 447,49 445,47 441,45 437,43 435,41 430,39 426,37 422,35 420,32 415,30 411,28 407,26 405,26 401,23 396,21 392,19 388,19 384,17 379,14 377,12 373,12 369,10 365,10 360,8 356,8 352,6 348,6 343,4 339,4 335,4 331,2 326,2 321,2 317,0 313,0 309,0 304,0 300,0 296,0 292,0 287,0 283,0 279,0 275,0 271,0 266,0 262,0 258,0 254,0 249,2 245,2 241,2 237,2 232,4 228,4 224,6 222,6 218,6 213,8 209,8 205,10 201,12 196,12 192,14 188,17 184,17 180,19 177,21 173,21 169,23 165,26 160,28 156,30 154,32 150,35 146,37 141,39 139,41 135,43 131,45 129,47 124,49 120,51 118,54 114,56 112,60 108,62 103,64 101,66 97,71 95,74 91,76 88,80 84,82 82,86 80,88 76,91 74,95 72,97 67,101 65,103 63,108 61,112 57,114 55,118 53,120 50,125 48,130 46,132 44,136 40,140 38,144 36,147 33,151 33,155 31,159 29,161 27,166 25,171 23,175 21,179 21,181 19,186 17,190 17,194 14,198 12,203 12,207 10,211 10,215 8,221 8,225 6,227 6,231 6,235 4,240 4,244 4,248 2,252 2,257 2,261 2,265 2,270 0,274 0,279 0,283 0,287 0,291 0,296 0,300 0,304 2,308 2,313 2,318 2,322 2,326 4,331 4,335 4,339 6,344 6,348 6,353 8,357 8,361 10,366 10,371 12,375 12,379 14,383 17,385 17,390 19,394 21,398 23,402 23,407 25,412 27,414 29,418 31,422 33,427 36,431 38,433 40,437 42,441 44,444 46,448 48,452 50,454 53,458 55,464 57,466 61,470 63,472 65,476 67,481 72,483 74,487 76,489 80,491 82,495 86,498 88,502 93,504 95,506 99,511 101,513 105,515 108,520 112,522 114,524 118,526 122,528 124,530 129,534 133,537 135,539 139,541 144,543 146,545 150,547 154,549 158,551 163,551 165,554 169,557 173,559 177,561 182,561 186,563 188,565 192,567 196,567 201,569 205,569 209,571 213,571 218,574 222,574 226,576 230,576 235,578 239,578 243,578 247,580 251,580 256,580 260,580 264,580 268,580 273,582 277,582 281,582 285,582 290,582 294,582 298,582 302,582 307,580 311,580 315,580 317,580 321,580 326,578 331,578 335,578 339,576 343,576 348,574 352,574 356,574 360,571 365,571 369,569 373,567 377,567 382,565 386,563 388,563 392,561 396,559 401,557 405,557 409,554 411,551 415,549 420,547 424,545 426,543 430,541 435,539 439,537 441,534 445,532 449,530 451,528 456,524 458,522 462,520 466,518 468,513 473,511 475,509 479,504 481,502 485,500 487,495 490,493 494,489 496,487 498,485 502,481 504,476 506,474 511,470 513,468 515,464 517,462 519,456 521,452 526,450 528,446 530,441 532,439 534,435 536,431 538,427 540,425 542,420 542,416 545,412 547,407 549,402 551,400 551,396 553,392 555,388 555,383 557,379 559,375 559,371 562,366 562,364 564,359 564,355 566,351 566,346 566,341 568,337 568,333 568,328 570,324 570,320 570,316 570,310 570,306 570,302 570,298 570,294">
            <text:p/>
          </draw:polygon>
          <draw:polygon draw:style-name="gr4" draw:text-style-name="P4" draw:layer="layout" svg:width="0.57cm" svg:height="0.582cm" svg:x="6.635cm" svg:y="2.943cm" svg:viewBox="0 0 571 583" draw:points="571,293 571,289 571,285 571,280 571,276 569,272 569,268 569,263 569,258 569,254 567,250 567,246 567,241 564,237 564,233 562,229 562,224 562,220 560,215 558,211 558,206 556,202 556,198 554,194 552,192 552,187 550,183 548,179 545,175 545,170 543,167 541,163 539,159 537,155 535,150 533,148 531,144 528,140 526,138 524,134 522,129 520,127 516,123 514,118 512,116 509,111 507,109 503,105 501,101 499,99 495,94 492,92 490,90 486,86 484,84 480,80 478,77 473,75 471,70 467,68 465,66 461,64 459,60 454,57 450,55 448,53 444,51 440,49 437,47 433,43 429,40 427,38 423,35 418,35 414,33 412,31 408,29 404,27 399,25 395,22 391,22 389,19 385,17 380,17 376,15 372,13 368,13 363,11 359,11 355,9 351,9 346,7 342,7 340,5 336,5 332,5 327,3 323,3 319,3 315,3 310,0 306,0 302,0 298,0 294,0 289,0 285,0 281,0 277,0 272,0 268,0 264,0 260,3 255,3 251,3 247,3 243,5 238,5 234,5 230,7 226,7 222,7 217,9 213,9 209,11 205,11 200,13 196,15 192,15 190,17 186,19 181,19 177,22 173,25 169,27 164,27 162,29 158,31 154,33 150,35 147,38 143,40 139,43 135,45 133,47 128,49 124,51 122,53 118,57 116,60 111,62 107,64 105,68 101,70 99,73 95,75 92,80 88,82 86,86 82,88 80,90 78,94 73,97 71,101 69,103 65,107 63,109 61,113 59,118 56,120 52,125 50,127 48,131 46,136 44,138 42,142 40,146 37,150 35,153 33,157 31,161 29,165 27,170 24,173 24,177 22,181 19,185 17,190 17,194 15,196 13,200 13,204 11,209 11,213 9,218 9,222 7,227 7,231 5,235 5,239 5,243 3,248 3,252 3,256 0,260 0,265 0,270 0,274 0,278 0,283 0,287 0,291 0,295 0,299 0,304 0,308 0,312 0,317 0,322 0,326 3,330 3,334 3,339 5,343 5,347 5,349 7,353 7,358 9,363 9,367 11,371 11,376 13,380 13,384 15,388 17,393 17,397 19,399 22,403 24,407 27,413 27,417 29,421 31,423 33,427 35,432 37,436 40,438 42,442 44,446 46,451 48,453 50,457 52,460 56,464 59,469 61,471 63,475 67,477 69,481 71,483 76,488 78,490 80,494 84,496 86,500 88,502 92,505 95,510 99,512 101,514 105,518 109,520 111,523 116,525 118,529 122,531 126,533 128,535 133,537 137,539 139,542 143,544 147,546 152,548 154,550 158,552 162,554 167,557 171,559 173,559 177,562 181,564 186,566 190,566 194,568 198,570 203,570 205,572 209,572 213,574 217,574 222,576 226,576 230,579 234,579 238,579 243,581 247,581 251,581 255,581 260,583 264,583 268,583 272,583 277,583 281,583 285,583 289,583 294,583 298,583 302,583 306,583 310,583 315,581 319,581 323,581 327,581 332,579 336,579 340,579 344,576 349,576 353,574 357,574 361,572 363,572 368,570 372,570 376,568 380,566 385,566 389,564 393,562 397,562 399,559 404,557 408,554 412,552 416,550 418,548 423,546 427,544 431,542 433,539 437,537 442,535 444,533 448,531 452,529 454,527 459,525 461,520 465,518 469,516 471,514 476,510 478,508 482,505 484,500 486,498 490,494 492,492 497,488 499,486 501,481 503,479 507,475 509,473 512,469 514,466 518,462 520,457 522,455 524,451 526,446 528,444 531,440 533,436 535,432 537,429 539,425 541,421 543,417 545,415 545,409 548,405 550,401 552,397 552,393 554,388 556,386 556,382 558,378 560,373 560,369 562,365 562,360 564,356 564,351 564,347 567,343 567,339 567,334 569,330 569,326 569,322 569,317 569,312 571,308 571,304 571,299 571,295">
            <text:p/>
          </draw:polygon>
          <draw:polygon draw:style-name="gr4" draw:text-style-name="P4" draw:layer="layout" svg:width="0.569cm" svg:height="0.581cm" svg:x="3.916cm" svg:y="3.671cm" svg:viewBox="0 0 570 582" draw:points="570,289 570,285 570,281 570,277 570,272 568,268 568,263 568,259 568,254 568,250 566,246 566,242 566,237 564,233 564,229 561,225 561,220 561,218 559,213 557,209 557,205 555,200 555,196 553,192 551,188 551,184 549,179 547,177 544,173 542,168 542,163 540,159 538,157 536,153 534,149 532,144 530,142 528,138 525,134 523,130 521,127 519,123 515,120 513,116 511,112 509,110 506,105 502,103 500,99 498,97 494,93 492,90 489,86 485,84 483,80 479,78 477,76 473,70 470,68 465,66 463,62 459,60 457,58 452,56 448,54 446,49 442,47 438,45 436,43 431,41 427,39 425,37 421,34 416,32 412,30 408,28 406,28 402,26 397,23 393,21 389,19 385,19 383,17 378,14 374,14 370,12 366,10 361,10 357,8 353,8 349,6 345,6 340,4 336,4 332,4 330,2 325,2 321,2 317,0 313,0 309,0 304,0 300,0 296,0 292,0 287,0 283,0 279,0 275,0 270,0 266,0 262,0 258,0 254,0 249,2 245,2 241,2 237,2 232,4 228,4 224,6 220,6 215,8 211,8 207,10 203,10 198,12 194,12 190,14 188,17 184,17 179,19 175,21 171,23 167,23 162,26 160,28 156,30 152,32 148,34 146,37 141,39 137,41 133,43 131,45 127,47 122,49 120,51 116,54 112,56 110,60 105,62 103,64 99,66 97,70 93,74 91,76 86,80 84,82 80,86 78,88 76,93 71,95 69,97 67,101 63,105 61,107 59,112 57,114 52,118 50,120 48,125 46,130 44,132 42,136 40,140 38,144 35,147 33,151 31,155 29,159 27,161 25,166 23,171 23,175 21,179 19,184 16,186 16,190 14,194 12,198 12,203 10,207 10,211 8,215 8,220 6,225 6,229 4,233 4,235 4,240 2,244 2,248 2,252 0,256 0,261 0,265 0,270 0,274 0,279 0,283 0,287 0,291 0,296 0,300 0,304 0,308 0,313 0,318 0,322 2,326 2,330 2,335 4,339 4,343 4,347 6,352 6,356 8,360 8,365 10,370 10,374 12,378 12,382 14,384 16,389 16,393 19,397 21,401 23,406 25,410 25,413 27,417 29,421 31,426 33,430 35,432 38,436 40,440 42,443 44,447 46,451 48,455 50,457 55,463 57,465 59,469 61,474 65,476 67,480 69,483 71,487 76,489 78,493 82,495 84,497 86,502 91,504 93,506 97,511 99,513 103,515 105,520 110,522 114,524 116,526 120,528 124,532 127,534 131,537 135,539 137,541 141,543 146,545 150,547 152,549 156,551 160,553 165,553 167,557 171,559 175,561 179,563 184,563 188,565 192,567 196,567 198,569 203,569 207,571 211,571 215,574 220,574 224,576 228,576 232,578 237,578 241,578 245,580 249,580 254,580 258,580 262,580 266,582 270,582 275,582 279,582 283,582 287,582 292,582 296,582 300,582 304,580 309,580 313,580 317,580 321,580 325,578 330,578 334,578 338,576 342,576 347,576 351,574 355,574 357,571 361,571 366,569 370,567 374,567 378,565 383,563 387,563 391,561 393,559 397,557 402,557 406,553 410,551 414,549 416,547 421,545 425,543 429,541 431,539 436,537 440,534 442,532 446,530 450,528 452,524 457,522 459,520 463,517 465,513 470,511 475,509 477,506 479,502 483,500 485,495 489,493 492,491 494,487 498,485 500,480 502,478 506,474 509,469 511,467 513,463 517,460 519,455 521,451 523,449 525,445 528,440 530,438 532,434 534,430 536,426 538,423 540,419 542,415 544,410 544,406 547,403 549,399 551,395 551,391 553,386 555,382 555,378 557,374 559,370 559,367 561,363 561,358 561,354 564,349 564,345 566,341 566,337 566,333 568,328 568,324 568,320 568,316 568,310 570,306 570,302 570,298 570,293">
            <text:p/>
          </draw:polygon>
          <draw:polygon draw:style-name="gr3" draw:text-style-name="P3" draw:layer="layout" svg:width="0.569cm" svg:height="0.584cm" svg:x="4.625cm" svg:y="4.995cm" svg:viewBox="0 0 570 585" draw:points="570,292 570,288 570,283 570,279 570,275 570,271 570,265 570,261 568,257 568,253 568,249 568,244 566,240 566,236 566,232 564,227 564,223 562,219 562,214 559,209 559,207 557,203 555,199 555,195 553,190 551,186 551,182 549,178 547,176 545,171 542,166 540,162 540,158 538,156 536,151 534,147 532,143 530,141 528,136 523,132 521,130 519,126 517,122 515,119 513,114 509,110 506,108 504,104 502,102 498,97 496,95 494,91 490,89 487,87 483,83 481,80 477,76 475,74 470,71 468,67 464,65 462,62 458,60 456,58 451,54 447,52 445,50 441,48 437,46 435,43 430,41 426,39 422,37 420,35 415,33 411,31 407,29 405,27 401,27 396,23 392,21 388,19 384,19 379,17 377,15 373,15 369,13 365,11 360,11 356,9 352,9 348,9 343,6 339,6 335,4 331,4 326,4 321,2 317,2 313,2 309,2 304,2 300,2 296,0 292,0 287,0 283,0 279,0 275,0 271,0 266,2 262,2 258,2 254,2 249,2 245,4 241,4 237,4 232,6 228,6 224,6 222,9 218,9 213,11 209,11 205,13 201,13 196,15 192,17 188,17 184,19 180,21 177,21 173,23 169,27 165,29 160,31 156,33 154,35 150,35 146,37 141,39 139,41 135,43 131,48 129,50 124,52 120,54 118,56 114,58 112,60 108,65 103,67 101,69 97,74 95,76 91,78 88,83 84,85 82,87 80,91 76,93 74,97 72,99 67,104 65,106 63,110 61,112 57,116 55,122 53,124 50,128 48,130 46,134 44,139 40,143 38,145 36,149 33,153 33,158 31,160 29,164 27,168 25,173 23,178 21,180 21,184 19,188 17,192 17,197 14,201 12,205 12,209 10,214 10,216 8,221 8,225 6,229 6,234 6,238 4,242 4,246 4,251 2,255 2,259 2,263 2,269 2,273 0,277 0,281 0,286 0,290 0,294 0,298 0,302 0,307 2,311 2,316 2,320 2,325 2,329 4,333 4,337 4,342 6,346 6,350 6,354 8,358 8,364 10,368 10,373 12,377 12,380 14,384 17,388 17,392 19,396 21,401 23,405 23,409 25,412 27,417 29,421 31,425 33,429 36,431 38,436 40,440 42,444 44,446 46,450 48,455 50,457 53,462 55,464 57,468 61,473 63,475 65,479 67,481 72,485 74,487 76,492 80,494 82,498 86,500 88,502 93,506 95,510 99,514 101,516 105,518 108,520 112,524 114,526 118,529 122,531 124,533 129,535 133,537 135,541 139,543 144,546 146,548 150,550 154,550 158,552 163,554 165,557 169,559 173,561 177,561 182,563 186,566 188,568 192,568 196,570 201,572 205,572 209,574 213,574 218,576 222,576 226,578 230,578 235,578 239,580 243,580 247,580 251,582 256,582 260,582 264,582 268,582 273,582 277,582 281,585 285,585 290,585 294,582 298,582 302,582 307,582 311,582 315,582 317,582 321,580 326,580 331,580 335,578 339,578 343,578 348,576 352,576 356,574 360,574 365,572 369,572 373,570 377,570 382,568 386,566 388,563 392,563 396,561 401,559 405,557 409,557 411,554 415,552 420,550 424,548 426,546 430,543 435,541 439,539 441,537 445,535 449,531 451,529 456,526 458,524 462,522 466,518 468,516 473,514 475,512 479,506 481,504 485,502 487,498 490,496 494,492 496,489 498,485 502,483 504,479 506,477 511,473 513,470 515,466 517,462 519,460 521,455 526,450 528,448 530,444 532,440 534,438 536,433 538,429 540,425 542,423 542,419 545,414 547,409 549,405 551,401 551,399 553,394 555,390 555,386 557,382 559,377 559,373 562,368 562,364 564,358 564,354 566,350 566,348 566,344 568,339 568,335 568,331 570,327 570,322 570,318 570,313 570,309 570,305 570,300 570,296">
            <text:p/>
          </draw:polygon>
          <draw:polygon draw:style-name="gr4" draw:text-style-name="P4" draw:layer="layout" svg:width="0.569cm" svg:height="0.582cm" svg:x="2.616cm" svg:y="2.943cm" svg:viewBox="0 0 570 583" draw:points="570,293 570,289 570,285 570,280 570,276 570,272 570,268 568,263 568,258 568,254 568,250 566,246 566,241 566,237 564,233 564,229 562,224 562,220 560,215 560,211 558,206 558,202 555,198 553,194 553,192 551,187 549,183 547,179 547,175 545,170 543,167 541,163 539,159 536,155 534,150 532,148 530,144 528,140 526,138 524,134 522,129 519,127 517,123 513,118 511,116 509,111 507,109 505,105 500,101 498,99 496,94 492,92 490,90 486,86 483,84 481,80 477,77 475,75 471,70 469,68 464,66 460,64 458,60 454,57 452,55 447,53 443,51 441,49 437,47 433,43 431,40 426,38 422,35 418,35 416,33 412,31 407,29 403,27 399,25 395,22 392,22 388,19 384,17 380,17 376,15 371,13 367,13 363,11 359,11 356,9 352,9 348,7 344,7 340,5 335,5 331,5 327,3 323,3 318,3 314,3 310,0 306,0 301,0 297,0 293,0 289,0 285,0 280,0 276,0 272,0 268,0 263,0 259,3 255,3 251,3 246,3 242,5 238,5 234,5 229,7 225,7 221,7 217,9 213,9 208,11 204,11 200,13 198,15 193,15 189,17 185,19 181,19 177,22 172,25 170,27 166,27 162,29 158,31 153,33 151,35 147,38 143,40 138,43 136,45 132,47 128,49 126,51 122,53 117,57 115,60 111,62 109,64 105,68 100,70 98,73 94,75 92,80 90,82 86,86 83,88 79,90 77,94 75,97 71,101 69,103 66,107 61,109 59,113 57,118 55,120 53,125 49,127 46,131 44,136 42,138 40,142 38,146 36,150 34,153 32,157 30,161 27,165 27,170 25,173 23,177 21,181 19,185 19,190 17,194 15,196 15,200 13,204 10,209 10,213 8,218 8,222 6,227 6,231 6,235 4,239 4,243 2,248 2,252 2,256 2,260 0,265 0,270 0,274 0,278 0,283 0,287 0,291 0,295 0,299 0,304 0,308 0,312 0,317 0,322 2,326 2,330 2,334 2,339 4,343 4,347 6,349 6,353 6,358 8,363 8,367 10,371 10,376 13,380 15,384 15,388 17,393 19,397 19,399 21,403 23,407 25,413 27,417 27,421 30,423 32,427 34,432 36,436 38,438 40,442 42,446 44,451 46,453 51,457 53,460 55,464 57,469 59,471 64,475 66,477 69,481 71,483 75,488 77,490 79,494 83,496 86,500 90,502 92,505 96,510 98,512 102,514 105,518 109,520 111,523 115,525 119,529 122,531 126,533 128,535 132,537 136,539 141,542 143,544 147,546 151,548 155,550 158,552 162,554 166,557 170,559 174,559 177,562 181,564 185,566 189,566 193,568 198,570 202,570 206,572 210,572 215,574 217,574 221,576 225,576 229,579 234,579 238,579 242,581 246,581 251,581 255,581 259,583 263,583 268,583 272,583 276,583 280,583 285,583 289,583 293,583 297,583 301,583 306,583 310,583 314,581 318,581 323,581 327,581 331,579 335,579 340,579 344,576 348,576 352,574 356,574 361,572 365,572 369,570 371,570 376,568 380,566 384,566 388,564 392,562 397,562 401,559 403,557 407,554 412,552 416,550 420,548 422,546 426,544 431,542 435,539 437,537 441,535 445,533 447,531 452,529 454,527 458,525 462,520 464,518 469,516 471,514 475,510 477,508 481,505 483,500 488,498 490,494 492,492 496,488 498,486 500,481 505,479 507,475 509,473 511,469 515,466 517,462 519,457 522,455 524,451 526,446 528,444 530,440 532,436 534,432 536,429 539,425 541,421 543,417 545,415 547,409 547,405 549,401 551,397 553,393 553,388 555,386 558,382 558,378 560,373 560,369 562,365 562,360 564,356 564,351 566,347 566,343 566,339 568,334 568,330 568,326 568,322 570,317 570,312 570,308 570,304 570,299 570,295">
            <text:p/>
          </draw:polygon>
          <draw:polygon draw:style-name="gr4" draw:text-style-name="P4" draw:layer="layout" svg:width="0.569cm" svg:height="0.582cm" svg:x="5.336cm" svg:y="2.217cm" svg:viewBox="0 0 570 583" draw:points="570,293 570,289 570,284 570,280 570,276 570,272 570,268 568,262 568,258 568,254 568,250 566,245 566,241 566,237 564,233 564,228 562,224 562,220 560,215 560,211 557,206 557,204 555,200 553,196 553,191 551,187 549,183 547,178 547,174 545,171 543,166 541,162 538,158 536,153 534,151 532,147 530,143 528,141 526,137 524,132 521,130 519,126 517,122 515,119 511,114 509,110 507,108 505,104 500,102 498,97 496,95 492,91 490,89 486,85 483,83 481,81 477,76 475,74 471,71 469,67 464,65 460,63 458,60 454,56 452,54 447,52 443,50 441,48 437,46 433,44 430,41 426,39 422,37 418,35 416,33 411,31 407,29 403,27 399,27 397,23 392,21 388,19 384,19 380,17 375,15 371,15 367,13 363,11 361,11 356,9 352,9 348,7 344,7 339,7 335,4 331,4 327,4 323,2 318,2 314,2 310,2 306,2 301,0 297,0 293,0 289,0 284,0 280,0 276,0 272,0 267,2 263,2 259,2 255,2 251,2 246,4 242,4 238,4 234,7 229,7 225,7 221,9 217,9 212,11 208,11 204,13 202,13 198,15 193,17 189,17 184,19 180,21 175,21 171,23 169,27 165,29 161,31 156,33 152,33 150,35 146,37 142,39 137,41 135,44 131,46 127,50 125,52 120,54 116,56 114,58 110,60 108,65 104,67 101,69 97,71 95,76 91,78 89,81 84,85 82,87 78,91 76,93 74,97 70,100 68,104 65,106 61,110 59,112 57,116 55,122 53,124 48,128 46,130 44,134 42,139 40,143 38,145 36,149 34,153 32,156 29,160 27,164 27,168 25,174 23,178 21,180 19,185 19,189 17,194 15,198 15,202 12,206 10,211 10,213 8,218 8,222 6,226 6,231 6,235 4,239 4,243 4,247 2,252 2,256 2,260 2,264 0,270 0,274 0,278 0,282 0,287 0,291 0,295 0,299 0,304 0,308 0,312 0,317 2,321 2,326 2,330 2,334 4,338 4,343 4,347 6,351 6,355 6,360 8,365 8,369 10,373 12,375 12,380 15,384 15,388 17,392 19,397 19,401 21,405 23,407 25,412 27,417 29,421 29,425 32,427 34,431 36,436 38,440 40,442 42,446 44,450 46,455 51,457 53,462 55,464 57,468 59,473 63,475 65,479 68,481 70,485 74,487 76,492 80,494 82,498 84,500 89,502 91,506 95,510 97,512 101,516 104,518 108,520 110,524 114,527 118,529 120,531 125,533 129,535 131,537 135,539 139,543 142,546 146,548 150,548 154,550 156,552 161,554 165,557 169,559 173,561 175,561 180,564 184,566 189,568 193,568 198,570 202,570 206,572 210,574 215,574 217,576 221,576 225,578 229,578 234,578 238,580 242,580 246,580 251,580 255,583 259,583 263,583 267,583 272,583 276,583 280,583 284,583 289,583 293,583 297,583 301,583 306,583 310,583 314,583 318,583 323,580 327,580 331,580 335,578 339,578 344,578 348,576 352,576 356,574 361,574 365,572 369,572 373,570 375,568 380,568 384,566 388,564 392,564 397,561 401,559 403,557 407,554 411,554 416,552 420,550 422,548 426,546 430,543 435,541 437,539 441,537 445,535 447,531 452,529 456,527 458,524 462,522 464,518 469,516 471,514 475,512 477,506 481,504 483,500 488,498 490,496 492,492 496,490 498,485 500,483 505,479 507,477 509,473 511,471 515,466 517,462 519,460 521,455 524,450 526,448 528,444 530,440 532,438 534,434 536,429 538,425 541,421 543,419 545,414 547,409 549,405 549,401 551,397 553,394 553,390 555,386 557,382 557,377 560,373 560,369 562,365 562,360 564,355 564,351 566,347 566,343 566,341 568,336 568,332 568,328 568,324 570,319 570,315 570,310 570,306 570,301 570,297">
            <text:p/>
          </draw:polygon>
        </draw:g>
        <draw:g>
          <draw:g>
            <draw:line draw:style-name="gr5" draw:text-style-name="P5" draw:layer="layout" svg:x1="11.255cm" svg:y1="0.543cm" svg:x2="15.332cm" svg:y2="0.543cm">
              <text:p/>
            </draw:line>
            <draw:line draw:style-name="gr5" draw:text-style-name="P5" draw:layer="layout" svg:x1="9.814cm" svg:y1="1.985cm" svg:x2="11.256cm" svg:y2="0.543cm">
              <text:p/>
            </draw:line>
            <draw:line draw:style-name="gr5" draw:text-style-name="P5" draw:layer="layout" svg:x1="13.891cm" svg:y1="1.985cm" svg:x2="15.333cm" svg:y2="0.543cm">
              <text:p/>
            </draw:line>
            <draw:line draw:style-name="gr5" draw:text-style-name="P5" draw:layer="layout" svg:x1="9.814cm" svg:y1="1.984cm" svg:x2="13.891cm" svg:y2="1.984cm">
              <text:p/>
            </draw:line>
            <draw:line draw:style-name="gr6" draw:text-style-name="P2" draw:layer="layout" svg:x1="9.814cm" svg:y1="1.984cm" svg:x2="9.814cm" svg:y2="6.061cm">
              <text:p/>
            </draw:line>
            <draw:line draw:style-name="gr6" draw:text-style-name="P2" draw:layer="layout" svg:x1="13.891cm" svg:y1="6.061cm" svg:x2="13.891cm" svg:y2="1.984cm">
              <text:p/>
            </draw:line>
            <draw:line draw:style-name="gr5" draw:text-style-name="P5" draw:layer="layout" svg:x1="13.891cm" svg:y1="6.061cm" svg:x2="9.814cm" svg:y2="6.061cm">
              <text:p/>
            </draw:line>
            <draw:line draw:style-name="gr6" draw:text-style-name="P2" draw:layer="layout" svg:x1="15.332cm" svg:y1="4.62cm" svg:x2="15.332cm" svg:y2="0.543cm">
              <text:p/>
            </draw:line>
            <draw:line draw:style-name="gr5" draw:text-style-name="P5" draw:layer="layout" svg:x1="9.814cm" svg:y1="6.062cm" svg:x2="11.256cm" svg:y2="4.62cm">
              <text:p/>
            </draw:line>
            <draw:line draw:style-name="gr5" draw:text-style-name="P5" draw:layer="layout" svg:x1="13.891cm" svg:y1="6.062cm" svg:x2="15.333cm" svg:y2="4.62cm">
              <text:p/>
            </draw:line>
            <draw:line draw:style-name="gr5" draw:text-style-name="P5" draw:layer="layout" svg:x1="11.255cm" svg:y1="4.62cm" svg:x2="15.332cm" svg:y2="4.62cm">
              <text:p/>
            </draw:line>
            <draw:line draw:style-name="gr7" draw:text-style-name="P6" draw:layer="layout" svg:x1="11.255cm" svg:y1="0.543cm" svg:x2="13.891cm" svg:y2="1.985cm">
              <text:p/>
            </draw:line>
            <draw:line draw:style-name="gr7" draw:text-style-name="P6" draw:layer="layout" svg:x1="11.255cm" svg:y1="4.62cm" svg:x2="13.891cm" svg:y2="6.062cm">
              <text:p/>
            </draw:line>
            <draw:line draw:style-name="gr8" draw:text-style-name="P5" draw:layer="layout" svg:x1="11.853cm" svg:y1="1.985cm" svg:x2="13.295cm" svg:y2="0.543cm">
              <text:p/>
            </draw:line>
            <draw:line draw:style-name="gr8" draw:text-style-name="P5" draw:layer="layout" svg:x1="10.535cm" svg:y1="1.263cm" svg:x2="14.612cm" svg:y2="1.263cm">
              <text:p/>
            </draw:line>
            <draw:line draw:style-name="gr8" draw:text-style-name="P5" draw:layer="layout" svg:x1="11.98cm" svg:y1="2.977cm" svg:x2="13.815cm" svg:y2="2.977cm">
              <text:p/>
            </draw:line>
            <draw:line draw:style-name="gr8" draw:text-style-name="P5" draw:layer="layout" svg:x1="11.331cm" svg:y1="3.626cm" svg:x2="11.98cm" svg:y2="2.977cm">
              <text:p/>
            </draw:line>
            <draw:line draw:style-name="gr8" draw:text-style-name="P5" draw:layer="layout" svg:x1="13.166cm" svg:y1="3.626cm" svg:x2="13.815cm" svg:y2="2.977cm">
              <text:p/>
            </draw:line>
            <draw:line draw:style-name="gr8" draw:text-style-name="P5" draw:layer="layout" svg:x1="11.331cm" svg:y1="3.626cm" svg:x2="13.165cm" svg:y2="3.626cm">
              <text:p/>
            </draw:line>
            <draw:line draw:style-name="gr6" draw:text-style-name="P2" draw:layer="layout" svg:x1="11.255cm" svg:y1="4.62cm" svg:x2="11.255cm" svg:y2="0.543cm">
              <text:p/>
            </draw:line>
            <draw:line draw:style-name="gr7" draw:text-style-name="P6" draw:layer="layout" svg:x1="10.535cm" svg:y1="1.263cm" svg:x2="11.853cm" svg:y2="1.984cm">
              <text:p/>
            </draw:line>
            <draw:line draw:style-name="gr7" draw:text-style-name="P6" draw:layer="layout" svg:x1="13.294cm" svg:y1="0.543cm" svg:x2="14.612cm" svg:y2="1.264cm">
              <text:p/>
            </draw:line>
            <draw:line draw:style-name="gr7" draw:text-style-name="P6" draw:layer="layout" svg:x1="10.535cm" svg:y1="5.34cm" svg:x2="11.853cm" svg:y2="6.061cm">
              <text:p/>
            </draw:line>
            <draw:line draw:style-name="gr7" draw:text-style-name="P6" draw:layer="layout" svg:x1="13.294cm" svg:y1="4.62cm" svg:x2="14.612cm" svg:y2="5.341cm">
              <text:p/>
            </draw:line>
            <draw:line draw:style-name="gr8" draw:text-style-name="P5" draw:layer="layout" svg:x1="12.574cm" svg:y1="5.34cm" svg:x2="11.853cm" svg:y2="6.061cm">
              <text:p/>
            </draw:line>
            <draw:line draw:style-name="gr8" draw:text-style-name="P5" draw:layer="layout" svg:x1="12.573cm" svg:y1="5.341cm" svg:x2="13.294cm" svg:y2="4.62cm">
              <text:p/>
            </draw:line>
            <draw:line draw:style-name="gr8" draw:text-style-name="P5" draw:layer="layout" svg:x1="10.535cm" svg:y1="5.34cm" svg:x2="14.612cm" svg:y2="5.34cm">
              <text:p/>
            </draw:line>
            <draw:polygon draw:style-name="gr9" draw:text-style-name="P7" draw:layer="layout" svg:width="0.577cm" svg:height="0.577cm" svg:x="9.525cm" svg:y="1.695cm" svg:viewBox="0 0 578 578" draw:points="578,289 578,287 578,286 578,284 578,283 578,282 578,280 578,279 578,278 578,276 578,275 578,273 577,272 577,271 577,269 577,268 577,266 577,265 577,264 577,262 577,261 577,259 577,258 577,257 576,255 576,254 576,252 576,251 575,249 575,248 575,247 575,246 574,244 574,243 574,241 574,240 574,239 574,238 573,236 573,235 572,234 572,232 572,231 572,229 572,228 571,227 571,225 571,224 571,222 571,221 570,220 570,218 569,217 569,216 568,214 568,213 568,212 568,211 567,209 566,208 566,206 566,205 566,204 565,202 565,201 564,199 564,198 564,196 563,196 562,194 562,193 561,192 561,190 561,189 560,188 559,186 559,186 559,184 558,183 557,181 557,180 556,178 556,177 555,176 555,175 554,174 554,172 553,171 552,169 552,169 552,167 551,166 550,164 549,163 549,162 548,161 547,160 547,158 547,157 546,156 545,155 544,153 544,152 543,151 542,150 542,148 541,147 541,146 540,145 539,144 538,142 538,141 537,140 536,139 536,137 535,136 534,135 534,134 533,133 532,132 531,130 530,130 529,128 529,127 528,126 527,125 526,123 526,123 525,121 524,121 523,119 522,118 522,117 521,116 519,114 519,114 518,112 517,111 517,110 515,109 514,108 514,106 513,106 512,104 511,104 511,103 509,102 508,100 508,100 507,98 506,98 505,96 504,96 503,94 502,93 501,92 500,91 499,90 498,89 497,88 496,87 495,86 494,85 493,84 492,83 492,82 490,81 489,80 488,79 487,78 486,77 485,76 484,75 483,74 482,74 481,73 480,72 479,71 478,70 477,69 476,68 475,67 474,66 473,66 471,65 471,63 469,63 468,62 467,61 466,60 465,59 464,58 463,58 462,57 460,56 459,55 458,54 457,54 456,53 454,52 454,51 452,50 451,49 450,49 449,48 447,47 447,46 445,46 444,45 443,44 442,43 440,43 439,42 438,41 437,40 435,40 435,39 433,38 432,38 430,37 430,36 428,36 427,35 426,34 425,33 424,33 422,33 421,32 420,31 419,31 417,30 416,29 415,28 414,28 412,28 411,27 410,26 408,26 407,25 406,24 405,24 403,24 402,23 400,22 399,21 398,21 397,21 396,20 394,19 393,19 392,19 390,18 390,18 388,17 387,16 385,16 384,16 382,15 381,15 380,15 378,14 378,14 376,13 375,13 373,13 372,12 370,12 369,11 368,11 366,10 365,10 364,10 362,10 361,9 360,9 359,8 357,8 356,8 355,8 353,7 352,7 350,6 349,6 348,6 346,6 345,6 343,5 342,5 340,5 339,4 338,4 337,4 335,3 334,3 332,3 331,3 330,3 328,3 327,2 325,2 324,2 322,2 322,2 320,1 319,1 318,1 316,1 315,1 313,1 312,1 310,1 309,1 308,1 307,1 305,0 304,0 302,0 301,0 300,0 298,0 297,0 295,0 294,0 292,0 291,0 290,0 288,0 287,0 285,0 284,0 283,0 281,0 280,0 278,0 277,0 276,0 274,0 273,1 272,1 270,1 269,1 267,1 266,1 265,1 263,1 262,1 260,1 259,1 258,1 256,2 255,2 253,2 252,2 250,3 249,3 248,3 247,3 245,3 244,3 242,3 241,4 239,4 238,4 237,5 235,5 234,5 232,6 231,6 230,6 228,6 227,6 225,7 224,7 223,8 221,8 220,8 219,8 218,9 217,9 215,10 214,10 212,10 211,10 209,11 208,11 207,12 205,12 204,13 203,13 202,13 200,14 199,14 197,15 196,15 195,15 193,16 192,16 191,16 190,17 189,18 187,18 186,19 184,19 183,20 182,20 180,21 179,21 178,22 177,22 175,23 174,24 172,24 172,25 170,25 169,26 167,26 166,27 165,28 164,28 163,28 161,29 160,30 159,31 158,31 157,32 155,33 154,33 153,34 152,35 150,36 149,36 148,37 147,38 145,38 144,39 143,40 142,40 140,41 140,42 138,43 137,43 135,44 135,44 133,45 132,46 131,46 130,47 129,48 128,49 127,49 125,51 124,51 123,52 122,53 121,54 119,54 119,56 117,56 116,57 115,58 114,58 113,60 112,61 110,61 110,62 108,63 107,64 106,65 105,66 104,67 103,68 102,68 101,69 100,70 99,71 98,72 97,73 96,74 94,74 94,76 93,76 92,77 91,79 89,79 89,81 87,81 87,82 85,84 85,84 84,86 82,86 82,87 80,88 80,89 79,91 77,91 77,93 76,93 75,95 74,96 73,97 72,98 71,99 71,100 69,101 69,102 68,103 67,104 66,105 65,106 64,107 63,108 62,109 62,111 61,111 59,113 59,114 58,115 57,116 57,117 55,118 55,119 54,121 53,122 52,123 52,124 50,125 50,126 49,128 48,128 47,130 47,131 46,132 45,133 45,134 44,136 44,136 42,138 41,139 41,140 40,141 39,143 39,144 38,145 37,146 37,148 36,148 35,150 35,151 34,153 34,154 33,155 32,156 32,158 31,159 30,160 29,161 29,162 28,164 28,165 27,166 27,167 26,169 25,170 25,171 25,173 24,174 23,175 22,176 22,178 22,179 21,181 20,181 20,183 20,184 19,186 18,187 18,188 17,190 17,191 17,192 16,193 15,194 15,196 15,197 14,199 14,200 14,201 13,203 13,204 12,205 12,206 11,208 11,209 11,211 10,212 10,213 9,215 9,216 9,218 9,219 8,220 8,222 8,223 7,224 7,225 7,227 7,228 6,229 6,231 6,232 5,234 5,235 4,236 4,238 4,239 4,241 4,242 4,243 3,245 3,246 3,248 3,249 2,250 2,252 2,253 2,254 2,256 2,257 2,259 2,260 1,261 1,263 1,264 1,266 1,267 1,269 0,270 0,271 0,273 0,274 0,276 0,277 0,278 0,279 0,281 0,282 0,284 0,285 0,287 0,288 0,289 0,291 0,292 0,294 0,295 0,296 0,298 0,299 0,301 0,302 0,303 0,305 0,306 0,308 1,309 1,310 1,312 1,313 1,314 1,316 2,317 2,319 2,320 2,321 2,323 2,324 2,326 2,327 2,328 3,329 3,331 3,332 4,333 4,335 4,336 4,337 4,339 4,340 5,342 5,343 5,344 6,346 6,347 7,349 7,350 7,351 7,353 7,354 8,356 8,357 9,359 9,360 9,361 9,362 10,363 10,365 11,366 11,367 11,369 11,370 12,372 13,373 13,374 14,376 14,377 14,379 15,379 15,381 15,382 16,384 16,385 17,386 17,388 17,389 18,390 19,391 19,393 20,394 20,396 21,397 21,398 22,399 22,400 23,402 23,403 24,404 25,406 25,407 26,408 26,409 27,411 27,412 28,414 29,414 29,416 30,417 31,419 31,420 32,421 32,422 33,423 34,425 34,425 35,427 36,428 37,429 37,430 38,432 39,433 39,434 40,435 41,437 41,438 42,439 43,440 44,441 44,443 45,444 45,445 46,446 47,447 48,449 49,450 50,451 50,452 51,453 52,454 52,455 53,457 55,457 55,459 56,459 57,461 57,462 59,463 59,465 60,465 61,467 62,468 63,469 64,470 64,471 66,473 67,473 67,475 68,475 69,477 70,477 71,479 72,480 73,481 73,482 75,483 75,484 76,485 77,486 78,487 79,488 80,489 81,490 82,491 83,492 84,493 85,494 86,495 87,496 88,497 89,498 90,499 91,500 92,501 93,502 94,503 95,504 97,505 97,505 99,507 99,507 101,508 101,510 103,510 103,511 105,512 105,513 107,513 108,514 109,515 110,516 111,517 112,518 113,518 115,520 116,521 117,521 118,522 119,523 120,524 122,525 122,525 124,526 125,527 126,528 127,528 129,529 129,530 131,531 132,532 133,533 134,533 135,534 136,535 137,535 139,536 140,537 141,537 142,538 144,539 145,540 146,540 147,541 149,542 149,542 151,543 152,543 154,544 154,545 156,546 157,546 159,547 159,548 161,548 162,548 163,549 165,550 165,551 167,551 168,552 170,552 171,553 172,553 173,554 175,555 176,555 177,555 179,556 180,557 181,558 182,558 184,558 185,559 187,559 188,560 189,560 191,561 191,561 193,562 194,563 195,563 197,563 198,563 200,564 201,565 202,565 203,565 205,566 206,566 207,567 209,567 210,567 212,567 213,568 214,568 216,569 217,569 219,570 220,570 221,570 222,570 223,571 225,571 226,572 227,572 229,572 230,572 232,572 233,573 235,573 236,573 237,573 239,573 240,573 242,574 243,574 244,574 246,575 247,575 249,575 250,576 251,576 253,576 254,576 255,576 257,576 258,576 260,576 261,576 262,577 264,577 265,577 267,577 268,577 269,577 271,578 272,578 274,578 275,578 277,578 278,578 279,578 280,578 282,578 283,578 285,578 286,578 288,578 289,578 290,578 292,578 293,578 295,578 296,578 297,578 299,578 300,578 302,578 303,578 304,578 306,578 307,578 308,577 310,577 311,577 313,577 314,577 315,577 317,577 318,576 320,576 321,576 322,576 324,576 325,576 326,576 327,576 329,575 330,575 332,575 333,575 334,574 336,574 337,574 338,573 340,573 341,573 343,573 344,573 345,572 347,572 348,572 350,572 351,572 352,571 354,571 355,570 357,570 358,570 360,570 361,569 362,569 363,568 364,568 366,567 367,567 368,567 370,567 371,566 373,566 374,565 375,565 377,565 378,564 379,564 380,563 382,563 383,563 385,562 386,561 387,561 389,560 390,560 391,560 392,559 394,558 395,558 396,558 398,557 399,556 400,555 401,555 403,555 404,554 405,553 407,553 408,553 409,552 410,551 412,551 413,550 414,549 415,549 417,548 418,548 420,547 420,546 422,546 423,545 424,544 426,543 426,543 428,542 429,542 430,541 431,540 433,540 434,539 435,538 436,537 438,537 439,536 440,535 441,535 442,534 443,533 445,533 446,532 447,531 448,530 450,530 450,529 452,528 453,527 454,526 455,525 457,525 457,524 459,523 460,522 461,521 462,521 463,520 464,519 466,518 466,517 468,516 469,516 470,514 471,513 472,513 474,512 474,511 476,510 476,510 478,509 478,507 480,507 481,506 482,505 483,504 484,503 484,502 486,501 487,500 487,499 489,498 489,497 491,496 492,495 493,494 494,493 494,492 496,491 496,491 498,489 499,488 499,487 501,486 501,485 503,484 504,483 504,482 506,481 506,480 507,479 508,478 509,477 510,476 511,475 512,474 513,473 513,472 514,470 515,470 516,468 517,467 517,466 519,465 519,464 520,462 521,461 522,460 523,459 524,458 524,457 525,455 526,455 526,453 528,452 529,451 529,450 530,449 531,448 531,446 532,445 533,444 534,443 534,441 535,441 536,439 537,438 538,437 538,436 539,434 540,433 541,432 541,431 542,429 542,428 543,427 543,426 544,425 544,423 545,423 546,421 547,420 547,419 548,417 549,416 549,415 550,414 550,412 551,411 552,410 552,409 553,407 554,406 554,404 554,403 555,402 556,401 556,399 556,398 557,397 558,396 558,395 559,393 559,392 560,391 560,389 561,388 561,386 561,385 562,384 563,383 563,381 564,380 564,379 564,377 565,376 565,374 566,373 566,372 566,370 567,369 567,368 568,367 568,366 568,364 568,363 569,361 569,360 570,359 570,357 571,356 571,354 571,353 571,351 572,350 572,349 572,348 572,347 572,345 573,344 573,342 573,341 574,339 574,338 574,337 574,336 574,334 574,333 575,331 575,330 575,329 575,327 576,326 576,324 576,323 576,321 577,320 577,319 577,317 577,316 577,314 577,313 577,312 577,310 577,309 577,308 577,306 578,305 578,303 578,302 578,301 578,299 578,298 578,296 578,295 578,294 578,292 578,291">
              <text:p/>
            </draw:polygon>
            <draw:polygon draw:style-name="gr9" draw:text-style-name="P7" draw:layer="layout" svg:width="0.577cm" svg:height="0.577cm" svg:x="13.602cm" svg:y="1.695cm" svg:viewBox="0 0 578 578" draw:points="578,289 578,287 578,286 578,284 578,283 578,282 578,280 578,279 578,278 578,276 578,275 578,273 577,272 577,271 577,269 577,268 577,266 577,265 577,264 577,262 577,261 577,259 577,258 577,257 576,255 576,254 576,252 576,251 575,249 575,248 575,247 575,246 574,244 574,243 574,241 574,240 574,239 574,238 573,236 573,235 572,234 572,232 572,231 572,229 572,228 571,227 571,225 571,224 571,222 571,221 570,220 570,218 569,217 569,216 568,214 568,213 568,212 568,211 567,209 566,208 566,206 566,205 566,204 565,202 565,201 564,199 563,198 563,196 563,196 562,194 562,193 561,192 561,190 561,189 560,188 559,186 559,186 559,184 558,183 557,181 557,180 556,178 556,177 555,176 555,175 554,174 554,172 553,171 552,169 551,169 551,167 551,166 550,164 549,163 549,162 548,161 547,160 547,158 547,157 546,156 545,155 544,153 544,152 543,151 542,150 542,148 541,147 541,146 540,145 539,144 538,142 538,141 537,140 536,139 536,137 535,136 534,135 533,134 533,133 532,132 531,130 530,130 529,128 529,127 528,126 527,125 526,123 526,123 525,121 524,121 523,119 522,118 521,117 521,116 519,114 519,114 518,112 517,111 517,110 515,109 514,108 514,106 513,106 512,104 511,104 511,103 509,102 508,100 508,100 507,98 506,98 505,96 504,96 503,94 502,93 501,92 500,91 499,90 498,89 497,88 496,87 495,86 494,85 493,84 492,83 491,82 490,81 489,80 488,79 487,78 486,77 485,76 484,75 483,74 482,74 481,73 480,72 479,71 478,70 477,69 476,68 475,67 473,66 473,66 471,65 471,63 469,63 468,62 467,61 466,60 465,59 464,58 463,58 461,57 460,56 459,55 458,54 457,54 456,53 454,52 454,51 453,50 451,49 451,49 449,48 448,47 447,46 446,46 444,45 443,44 442,43 441,43 439,42 439,41 437,40 436,40 435,39 434,38 432,38 431,37 430,36 429,36 427,35 426,34 425,33 424,33 423,33 421,32 420,31 419,31 417,30 416,29 415,28 414,28 412,28 411,27 410,26 408,26 407,25 406,24 405,24 403,24 402,23 400,22 399,21 398,21 397,21 396,20 394,19 393,19 392,19 390,18 389,18 388,17 387,16 385,16 384,16 382,15 381,15 380,15 378,14 377,14 376,13 375,13 373,13 372,12 370,12 369,11 368,11 366,10 365,10 364,10 362,10 361,9 360,9 359,8 357,8 356,8 355,8 353,7 352,7 350,6 349,6 347,6 346,6 345,6 343,5 342,5 340,5 339,4 338,4 336,4 335,3 334,3 332,3 331,3 329,3 328,3 327,2 325,2 324,2 322,2 322,2 320,1 319,1 317,1 316,1 315,1 313,1 312,1 310,1 309,1 308,1 306,1 305,0 304,0 302,0 301,0 299,0 298,0 297,0 295,0 294,0 292,0 291,0 290,0 288,0 287,0 285,0 284,0 283,0 281,0 280,0 278,0 277,0 276,0 274,0 273,1 272,1 270,1 269,1 267,1 266,1 264,1 263,1 262,1 260,1 259,1 257,1 256,2 255,2 253,2 252,2 250,3 249,3 248,3 246,3 245,3 244,3 242,3 241,4 239,4 238,4 237,5 235,5 234,5 232,6 231,6 230,6 228,6 227,6 225,7 224,7 222,8 221,8 220,8 219,8 218,9 216,9 215,10 214,10 212,10 211,10 209,11 208,11 207,12 205,12 204,13 203,13 202,13 200,14 199,14 197,15 196,15 195,15 193,16 192,16 191,16 190,17 189,18 187,18 186,19 184,19 183,20 182,20 181,21 179,21 178,22 177,22 175,23 174,24 172,24 172,25 170,25 169,26 167,26 166,27 165,28 164,28 162,28 161,29 160,30 159,31 158,31 156,32 155,33 154,33 153,34 152,35 150,36 149,36 148,37 147,38 145,38 144,39 143,40 142,40 140,41 140,42 138,43 137,43 135,44 135,44 133,45 132,46 131,46 130,47 129,48 128,49 126,49 125,51 124,51 123,52 122,53 121,54 119,54 119,56 117,56 116,57 115,58 114,58 113,60 112,61 110,61 110,62 108,63 107,64 106,65 105,66 104,67 103,68 102,68 101,69 100,70 99,71 98,72 96,73 96,74 94,74 94,76 93,76 92,77 91,79 89,79 89,81 87,81 87,82 85,84 84,84 84,86 82,86 82,87 80,88 80,89 79,91 77,91 77,93 76,93 75,95 74,96 73,97 72,98 71,99 71,100 69,101 69,102 68,103 66,104 66,105 65,106 64,107 63,108 62,109 62,111 61,111 59,113 59,114 58,115 57,116 57,117 55,118 54,119 54,121 53,122 52,123 52,124 50,125 50,126 49,128 48,128 47,130 47,131 46,132 45,133 45,134 44,136 43,136 42,138 41,139 41,140 40,141 39,143 39,144 38,145 37,146 36,148 36,148 35,150 35,151 34,153 34,154 33,155 32,156 32,158 31,159 30,160 29,161 29,162 28,164 28,165 27,166 27,167 26,169 25,170 24,171 24,173 24,174 23,175 22,176 22,178 22,179 21,181 20,181 20,183 20,184 19,186 18,187 18,188 17,190 17,191 17,192 16,193 15,194 15,196 15,197 14,199 14,200 13,201 13,203 13,204 12,205 12,206 11,208 11,209 11,211 11,212 10,213 9,215 9,216 9,218 9,219 8,220 8,222 8,223 7,224 7,225 6,227 6,228 6,229 6,231 6,232 5,234 5,235 4,236 4,238 4,239 4,241 4,242 4,243 3,245 3,246 3,248 3,249 2,250 2,252 2,253 2,254 1,256 1,257 1,259 1,260 1,261 1,263 1,264 1,266 1,267 1,269 1,270 0,271 0,273 0,274 0,276 0,277 0,278 0,279 0,281 0,282 0,284 0,285 0,287 0,288 0,289 0,291 0,292 0,294 0,295 0,296 0,298 0,299 0,301 0,302 0,303 0,305 0,306 0,308 1,309 1,310 1,312 1,313 1,314 1,316 1,317 1,319 1,320 1,321 1,323 2,324 2,326 2,327 2,328 3,329 3,331 3,332 4,333 4,335 4,336 4,337 4,339 4,340 5,342 5,343 5,344 6,346 6,347 6,349 6,350 6,351 7,353 7,354 8,356 8,357 9,359 9,360 9,361 9,362 10,363 10,365 11,366 11,367 11,369 11,370 12,372 13,373 13,374 13,376 13,377 14,379 15,379 15,381 15,382 16,384 16,385 17,386 17,388 17,389 18,390 19,391 19,393 20,394 20,396 21,397 21,398 22,399 22,400 23,402 23,403 24,404 24,406 25,407 26,408 26,409 27,411 27,412 28,414 29,414 29,416 30,417 31,419 31,420 32,421 32,422 33,423 34,425 34,425 35,427 36,428 36,429 37,430 38,432 39,433 39,434 40,435 41,437 41,438 42,439 43,440 43,441 44,443 45,444 45,445 46,446 47,447 48,449 49,450 50,451 50,452 51,453 52,454 52,455 54,457 54,457 55,459 56,459 57,461 57,462 59,463 59,465 60,465 61,467 62,468 63,469 64,470 64,471 66,473 66,473 67,475 68,475 69,477 70,477 71,479 72,480 73,481 73,482 75,483 75,484 76,485 77,486 78,487 79,488 80,489 81,490 82,491 83,492 84,493 85,494 86,495 87,496 88,497 89,498 90,499 91,500 92,501 93,502 94,503 95,504 96,505 97,505 99,507 99,507 101,508 101,510 103,510 103,511 105,512 105,513 107,513 108,514 109,515 110,516 111,517 112,518 113,518 114,520 116,521 117,521 118,522 119,523 120,524 122,525 122,525 124,526 125,527 126,528 127,528 129,529 129,530 131,531 132,532 132,533 134,533 135,534 136,535 137,535 139,536 140,537 141,537 142,538 144,539 144,540 146,540 147,541 149,542 149,542 151,543 152,543 154,544 154,545 156,546 157,546 159,547 159,548 161,548 162,548 163,549 165,550 165,551 167,551 168,552 170,552 171,553 172,553 173,554 174,555 176,555 177,555 179,556 180,557 181,558 182,558 184,558 185,559 186,559 188,560 189,560 191,561 191,561 192,562 194,563 195,563 197,563 198,563 200,564 201,565 202,565 203,565 204,566 206,566 207,567 209,567 210,567 212,567 213,568 214,568 216,569 217,569 219,570 220,570 221,570 222,570 223,571 225,571 226,572 227,572 229,572 230,572 232,572 233,573 234,573 236,573 237,573 239,573 240,573 242,574 243,574 244,574 246,575 247,575 249,575 250,576 251,576 252,576 254,576 255,576 257,576 258,576 260,576 261,576 262,577 264,577 265,577 267,577 268,577 269,577 271,578 272,578 274,578 275,578 276,578 278,578 279,578 280,578 282,578 283,578 285,578 286,578 287,578 289,578 290,578 292,578 293,578 294,578 296,578 297,578 299,578 300,578 302,578 303,578 304,578 306,578 307,578 308,577 310,577 311,577 313,577 314,577 315,577 317,577 318,576 320,576 321,576 322,576 324,576 325,576 326,576 327,576 329,575 330,575 332,575 333,575 334,574 336,574 337,574 338,573 340,573 341,573 343,573 344,573 345,572 347,572 348,572 350,572 351,572 352,571 354,571 355,570 357,570 358,570 359,570 361,569 362,569 363,568 364,568 366,567 367,567 368,567 370,567 371,566 373,566 374,565 375,565 377,565 378,564 379,564 380,563 382,563 383,563 385,562 386,561 387,561 389,560 390,560 391,560 392,559 394,558 395,558 396,558 398,557 399,556 400,555 401,555 403,555 404,554 405,553 407,553 407,553 409,552 410,551 412,551 413,550 414,549 415,549 417,548 418,548 419,547 420,546 422,546 423,545 425,544 426,543 427,543 428,542 429,542 431,541 431,540 433,540 434,539 435,538 436,537 438,537 439,536 440,535 441,535 443,534 443,533 445,533 446,532 447,531 448,530 450,530 451,529 452,528 453,527 454,526 455,525 457,525 457,524 459,523 460,522 461,521 462,521 463,520 464,519 466,518 466,517 468,516 469,516 470,514 471,513 472,513 473,512 474,511 476,510 476,510 478,509 478,507 480,507 481,506 482,505 483,504 484,503 484,502 486,501 487,500 487,499 489,498 489,497 491,496 491,495 493,494 494,493 494,492 496,491 496,491 498,489 499,488 499,487 501,486 501,485 503,484 503,483 504,482 506,481 506,480 507,479 508,478 509,477 510,476 511,475 512,474 513,473 513,472 514,470 515,470 516,468 517,467 517,466 519,465 519,464 520,462 521,461 521,460 523,459 524,458 524,457 525,455 526,455 526,453 528,452 529,451 529,450 530,449 531,448 531,446 532,445 533,444 533,443 534,441 535,441 536,439 537,438 538,437 538,436 539,434 540,433 541,432 541,431 542,429 542,428 543,427 543,426 544,425 544,423 545,423 546,421 547,420 547,419 548,417 549,416 549,415 550,414 550,412 551,411 551,410 552,409 553,407 554,406 554,404 554,403 555,402 556,401 556,399 556,398 557,397 558,396 558,395 559,393 559,392 560,391 560,389 561,388 561,386 561,385 562,384 563,383 563,381 563,380 564,379 564,377 565,376 565,374 566,373 566,372 566,370 567,369 567,368 568,367 568,366 568,364 568,363 569,361 569,360 570,359 570,357 571,356 571,354 571,353 571,351 572,350 572,349 572,348 572,347 572,345 573,344 573,342 573,341 574,339 574,338 574,337 574,336 574,334 574,333 575,331 575,330 575,329 575,327 576,326 576,324 576,323 576,321 577,320 577,319 577,317 577,316 577,314 577,313 577,312 577,310 577,309 577,308 577,306 578,305 578,303 578,302 578,301 578,299 578,298 578,296 578,295 578,294 578,292 578,291">
              <text:p/>
            </draw:polygon>
            <draw:polygon draw:style-name="gr9" draw:text-style-name="P7" draw:layer="layout" svg:width="0.577cm" svg:height="0.577cm" svg:x="15.043cm" svg:y="0.254cm" svg:viewBox="0 0 578 578" draw:points="578,289 578,288 578,286 578,285 578,283 578,282 578,280 578,279 578,278 578,277 578,275 578,274 578,272 577,271 577,270 577,268 577,267 577,265 577,264 577,262 577,261 577,260 577,258 577,257 577,255 576,254 576,253 576,251 576,250 575,249 575,247 575,246 574,244 574,243 574,242 574,240 574,239 574,237 573,236 573,235 573,233 572,232 572,231 572,230 572,228 572,227 571,225 571,224 571,223 571,221 570,220 570,219 569,217 569,216 568,214 568,213 568,212 568,210 567,209 567,208 566,207 566,205 566,204 565,202 565,201 564,200 563,198 563,197 563,195 563,195 562,193 561,192 561,191 561,189 560,188 559,187 559,185 559,184 558,183 558,182 557,180 556,179 556,177 555,176 555,175 554,174 554,172 553,171 552,169 552,168 551,167 551,166 550,164 549,163 549,162 548,161 548,160 547,158 547,157 546,156 545,155 544,153 544,152 543,151 542,150 542,148 541,147 541,146 540,145 539,144 538,142 538,141 537,140 536,139 536,137 535,136 534,135 533,134 533,133 532,132 531,130 531,130 530,128 529,127 528,126 527,125 526,123 526,123 525,121 524,120 523,119 522,118 521,116 521,116 520,114 519,114 518,112 517,111 517,110 515,109 514,108 514,106 513,106 512,104 511,104 511,103 510,102 508,100 508,100 507,98 506,98 505,96 504,96 503,94 502,93 501,92 500,91 499,90 499,89 497,88 496,87 495,86 494,85 494,84 492,83 491,82 490,81 489,80 488,79 487,78 486,77 485,76 484,75 483,74 483,73 481,73 481,72 479,71 478,70 477,69 476,68 475,67 473,66 473,66 471,64 471,63 469,63 469,62 467,61 466,60 465,59 464,58 463,58 461,56 461,56 459,55 458,54 457,54 456,53 454,51 454,51 453,50 451,49 451,49 449,48 448,47 447,46 446,46 444,44 443,44 442,43 441,43 440,42 439,41 437,40 436,40 435,39 434,38 432,38 431,37 430,36 429,36 427,35 427,34 425,33 424,33 423,32 421,32 421,31 419,31 418,30 416,29 416,28 414,28 413,27 411,27 410,26 409,26 408,25 406,24 405,24 404,24 402,23 401,22 400,21 399,21 397,21 396,20 395,19 393,19 392,19 391,18 390,17 388,17 387,16 386,16 384,16 383,15 381,15 381,15 379,14 378,14 376,13 375,13 374,13 372,12 371,12 369,11 368,10 367,10 365,10 365,10 363,9 362,9 360,8 359,8 358,8 356,8 355,7 353,7 352,7 351,6 349,6 348,5 346,5 345,5 344,5 342,5 341,4 339,4 338,4 337,3 335,3 335,3 333,3 332,3 330,3 329,3 328,2 326,2 325,2 323,2 322,1 321,1 319,1 318,1 316,1 315,1 314,1 312,1 311,1 309,1 308,1 307,0 305,0 304,0 303,0 301,0 300,0 298,0 297,0 296,0 294,0 293,0 291,0 290,0 288,0 287,0 286,0 284,0 283,0 281,0 280,0 279,0 278,0 276,0 275,0 273,0 272,0 270,1 269,1 268,1 266,1 265,1 263,1 262,1 261,1 259,1 258,1 256,1 255,2 254,2 252,2 251,2 249,3 248,3 247,3 245,3 244,3 243,3 241,3 240,4 238,4 237,5 236,5 234,5 233,5 231,5 230,5 228,6 227,6 226,7 225,7 224,8 222,8 221,8 220,8 218,9 217,9 215,10 214,10 213,10 211,10 210,11 208,11 207,12 206,12 205,13 203,13 202,13 201,14 199,14 198,15 196,15 195,15 194,16 192,16 191,16 190,17 189,18 188,18 186,19 185,19 183,19 183,20 181,21 180,21 178,21 177,22 176,23 174,24 173,24 172,24 171,25 169,26 168,26 167,27 166,28 164,28 163,28 161,29 160,30 160,31 158,31 157,32 155,33 155,33 153,34 152,35 150,35 150,36 148,36 147,37 146,38 145,38 143,39 142,40 141,40 140,41 138,42 137,43 136,44 135,44 134,45 132,46 131,46 130,47 129,48 128,49 126,49 126,50 124,51 123,52 122,53 121,54 119,54 119,55 117,56 117,57 115,58 114,58 113,59 112,61 111,61 110,62 108,63 107,64 106,65 105,66 104,66 103,68 102,68 101,69 100,70 99,71 98,72 97,73 96,74 95,74 94,76 93,76 92,77 91,79 89,79 89,80 87,81 87,82 86,84 84,84 84,85 82,86 82,87 81,88 80,89 79,91 77,91 77,92 76,93 75,94 74,96 73,96 72,98 71,98 71,100 69,100 69,102 68,103 67,104 66,105 65,106 64,107 64,108 62,109 62,110 61,111 60,113 59,114 58,115 57,116 57,117 56,118 54,119 54,121 53,121 52,123 52,124 51,125 50,126 49,128 48,128 47,130 47,131 46,132 45,133 45,134 44,135 44,136 43,138 42,139 41,140 41,141 40,143 39,144 39,145 38,146 37,148 36,148 36,150 35,151 34,153 34,153 33,155 32,156 32,158 31,158 30,160 29,161 29,162 29,164 28,164 27,166 27,167 26,169 25,170 25,171 24,172 24,174 23,175 22,177 22,178 22,180 21,180 20,182 20,183 20,184 19,186 18,187 18,189 17,189 17,191 17,192 16,193 15,195 15,196 15,198 14,199 14,200 14,201 14,202 13,204 12,205 12,207 11,208 11,210 11,211 11,212 10,214 10,215 9,217 9,218 9,219 9,220 8,221 8,223 7,224 7,225 6,227 6,228 6,230 6,231 6,232 5,234 5,235 5,237 4,238 4,240 4,241 4,242 4,244 4,245 3,247 3,248 3,249 2,250 2,252 2,253 2,255 2,256 2,258 2,259 2,260 2,262 1,263 1,265 1,266 1,267 1,269 1,270 1,272 0,273 0,274 0,275 0,277 0,278 0,279 0,280 0,282 0,283 0,285 0,286 0,288 0,289 0,290 0,292 0,293 0,295 0,296 0,297 0,299 0,300 0,302 0,303 0,304 0,306 1,307 1,308 1,310 1,311 1,313 1,314 2,315 2,317 2,318 2,320 2,321 2,322 2,324 2,325 2,327 3,328 3,330 3,331 3,332 4,334 4,335 4,337 4,338 4,339 4,340 5,342 5,343 6,345 6,346 6,348 6,349 6,350 7,352 7,353 7,355 8,356 8,357 9,359 9,360 9,361 9,362 10,364 10,365 11,366 11,368 11,369 12,371 12,372 13,373 13,375 14,376 14,377 14,378 15,380 15,381 15,382 16,384 16,385 17,387 17,388 17,389 18,390 19,392 20,393 20,394 20,396 21,397 21,398 22,399 22,401 23,402 24,403 24,405 24,406 25,407 26,408 27,410 27,411 27,413 28,413 29,415 29,416 30,417 31,419 32,420 32,421 32,422 33,424 34,425 34,426 35,427 36,428 36,430 37,431 38,432 39,433 39,434 40,435 41,437 41,438 42,439 43,440 44,442 44,443 45,444 45,445 47,447 47,447 48,449 49,450 50,451 50,452 51,454 52,454 53,456 54,456 54,458 55,459 56,460 57,461 58,462 59,463 59,465 60,465 61,467 62,468 63,469 64,470 64,471 66,473 66,473 67,475 69,475 69,477 70,477 71,479 72,480 73,481 73,482 75,483 75,484 76,485 77,486 78,487 80,488 80,489 81,490 82,491 83,492 84,493 85,494 86,495 87,496 88,497 89,498 90,499 92,500 92,500 93,502 94,503 95,503 96,505 97,505 99,506 99,507 101,508 101,509 103,510 104,511 105,512 106,513 107,513 108,514 109,515 110,516 111,517 112,518 114,518 114,519 116,521 117,521 118,522 119,523 120,523 122,525 122,525 124,526 125,527 126,528 127,528 129,529 129,530 131,531 132,532 132,533 134,533 136,534 136,535 138,535 139,536 141,537 141,537 143,538 144,539 145,540 146,540 148,541 149,542 150,542 151,543 153,543 154,544 155,545 156,546 158,546 159,547 160,547 161,548 162,548 164,549 165,550 166,551 167,551 168,552 170,552 171,553 173,553 174,554 175,555 176,555 178,555 179,556 180,557 182,557 183,558 184,558 185,559 187,559 188,560 190,560 191,560 192,561 193,562 194,562 196,563 197,563 198,563 200,564 201,565 203,565 204,565 206,565 206,566 208,566 209,567 210,567 212,567 213,568 215,568 216,569 218,569 219,570 220,570 221,570 223,570 224,571 226,571 227,571 228,572 229,572 231,572 232,572 233,573 235,573 236,573 238,573 239,573 240,573 242,574 243,574 245,574 246,575 248,575 249,575 250,575 251,576 253,576 254,576 256,576 257,576 258,576 260,576 261,576 263,576 264,577 266,577 267,577 268,577 270,577 271,577 273,578 274,578 275,578 277,578 278,578 279,578 281,578 282,578 284,578 285,578 286,578 288,578 289,578 291,578 292,578 293,578 295,578 296,578 298,578 299,578 300,578 302,578 303,578 305,578 306,578 308,577 309,577 310,577 311,577 313,577 314,577 316,577 317,576 318,576 320,576 321,576 323,576 324,576 326,576 327,576 328,576 330,575 331,575 333,575 334,574 335,574 337,574 337,573 339,573 340,573 341,573 343,573 344,573 346,572 347,572 349,572 350,572 351,572 353,571 354,571 356,570 357,570 358,570 360,570 361,569 363,569 364,568 365,568 366,567 367,567 369,567 370,567 371,566 373,565 374,565 376,565 377,565 379,564 380,563 381,563 382,563 383,563 385,562 386,561 388,561 389,560 391,560 392,559 393,559 394,558 395,558 397,558 398,557 399,556 401,555 401,555 403,555 404,554 406,553 407,553 409,553 409,552 411,551 412,551 413,550 415,549 416,548 417,548 418,548 420,547 421,546 422,546 423,545 425,544 426,543 427,543 428,542 429,542 431,541 431,540 433,540 434,539 436,538 436,537 438,537 439,536 441,535 441,535 443,534 444,533 445,533 446,532 448,531 448,530 450,530 451,528 452,528 453,527 454,526 455,525 457,525 457,524 459,523 460,522 461,521 462,521 464,520 464,518 466,518 466,517 468,516 469,516 470,514 471,513 472,513 473,512 474,511 476,510 476,510 478,508 478,507 480,507 481,505 482,505 483,504 484,503 484,502 486,501 487,500 488,499 489,498 490,497 491,496 491,495 493,494 494,493 495,492 496,491 496,490 498,489 499,488 500,487 501,486 501,485 503,484 503,483 504,482 506,481 506,480 507,479 508,478 509,477 510,476 511,475 512,474 513,473 513,471 514,470 515,469 516,468 517,467 518,466 519,465 519,463 520,463 521,461 522,461 523,459 524,458 524,457 525,456 526,455 527,454 528,452 529,452 529,450 530,449 531,448 531,447 532,445 533,445 534,443 535,442 536,440 536,440 537,438 538,437 538,436 539,435 540,433 541,432 541,431 542,430 542,428 543,427 544,426 544,425 545,424 545,422 546,422 547,420 547,419 548,417 549,416 549,415 550,414 551,413 551,411 551,410 552,409 553,408 554,406 554,405 554,403 555,402 556,401 556,400 556,398 557,397 558,396 559,394 559,393 559,392 560,391 561,390 561,388 561,387 562,385 562,384 563,382 563,382 563,380 564,379 564,378 565,376 566,375 566,373 566,372 566,371 567,369 567,368 568,367 568,366 568,364 569,363 569,362 570,360 570,359 571,357 571,356 571,355 571,353 571,352 572,350 572,349 572,348 572,346 572,345 573,343 573,343 574,341 574,340 574,338 574,337 574,336 574,334 575,333 575,332 575,330 575,329 576,327 576,326 576,325 576,323 577,322 577,320 577,319 577,318 577,316 577,315 577,313 577,312 577,310 577,309 577,308 578,307 578,305 578,304 578,302 578,301 578,300 578,298 578,297 578,295 578,294 578,292 578,291 578,290">
              <text:p/>
            </draw:polygon>
            <draw:polygon draw:style-name="gr9" draw:text-style-name="P7" draw:layer="layout" svg:width="0.577cm" svg:height="0.577cm" svg:x="10.966cm" svg:y="0.254cm" svg:viewBox="0 0 578 578" draw:points="578,289 578,288 578,286 578,285 578,283 578,282 578,280 578,279 578,278 578,277 578,275 578,274 578,272 577,271 577,270 577,268 577,267 577,265 577,264 577,262 577,261 577,260 577,258 577,257 577,255 576,254 576,253 576,251 576,250 575,249 575,247 575,246 575,244 575,243 575,242 574,240 574,239 574,237 573,236 573,235 573,233 572,232 572,231 572,230 572,228 572,227 571,225 571,224 571,223 571,221 570,220 570,219 569,217 569,216 568,214 568,213 568,212 568,210 567,209 567,208 566,207 566,205 566,204 565,202 565,201 564,200 564,198 564,197 563,195 563,195 562,193 561,192 561,191 561,189 560,188 559,187 559,185 559,184 558,183 558,182 557,180 556,179 556,177 555,176 555,175 554,174 554,172 553,171 552,169 552,168 552,167 551,166 550,164 549,163 549,162 548,161 548,160 547,158 547,157 546,156 545,155 544,153 544,152 543,151 542,150 542,148 541,147 541,146 540,145 539,144 538,142 538,141 537,140 536,139 536,137 535,136 534,135 534,134 533,133 532,132 531,130 531,130 530,128 529,127 528,126 527,125 526,123 526,123 525,121 524,120 523,119 522,118 522,116 521,116 520,114 519,114 518,112 517,111 517,110 515,109 514,108 514,106 513,106 512,104 511,104 511,103 510,102 508,100 508,100 507,98 506,98 505,96 504,96 503,94 502,93 501,92 500,91 499,90 499,89 497,88 496,87 495,86 494,85 494,84 492,83 492,82 490,81 489,80 488,79 487,78 486,77 485,76 484,75 483,74 483,73 481,73 481,72 479,71 478,70 477,69 476,68 475,67 474,66 473,66 471,64 471,63 469,63 469,62 467,61 466,60 465,59 464,58 463,58 462,56 461,56 459,55 458,54 457,54 456,53 454,51 454,51 453,50 451,49 451,49 449,48 448,47 447,46 446,46 444,44 444,44 442,43 441,43 440,42 439,41 437,40 436,40 435,39 434,38 432,38 432,37 430,36 429,36 427,35 427,34 425,33 424,33 423,32 421,32 421,31 419,31 418,30 416,29 416,28 414,28 413,27 411,27 410,26 409,26 408,25 406,24 405,24 404,24 402,23 401,22 400,21 399,21 397,21 396,20 395,19 393,19 392,19 391,18 390,17 388,17 387,16 386,16 384,16 383,15 381,15 381,15 379,14 378,14 376,13 375,13 374,13 372,12 371,12 369,11 368,10 367,10 366,10 365,10 363,9 362,9 361,8 359,8 358,8 356,8 355,7 354,7 352,7 351,6 349,6 348,5 346,5 345,5 344,5 342,5 341,4 339,4 338,4 337,3 335,3 335,3 333,3 332,3 331,3 329,3 328,2 326,2 325,2 324,2 322,1 321,1 319,1 318,1 316,1 315,1 314,1 312,1 311,1 309,1 308,1 307,0 305,0 304,0 303,0 301,0 300,0 298,0 297,0 296,0 294,0 293,0 291,0 290,0 289,0 287,0 286,0 284,0 283,0 282,0 280,0 279,0 278,0 276,0 275,0 273,0 272,0 271,1 269,1 268,1 266,1 265,1 263,1 262,1 261,1 259,1 258,1 256,1 255,2 254,2 252,2 251,2 249,3 248,3 247,3 245,3 244,3 243,3 241,3 240,4 238,4 237,5 236,5 234,5 233,5 231,5 230,5 229,6 227,6 226,7 225,7 224,8 222,8 221,8 220,8 218,9 217,9 215,10 214,10 213,10 211,10 210,11 208,11 207,12 206,12 205,13 203,13 202,13 201,14 199,14 198,15 196,15 195,15 194,16 192,16 191,16 190,17 189,18 188,18 186,19 185,19 183,19 183,20 181,21 180,21 178,21 177,22 176,23 174,24 173,24 172,24 171,25 169,26 167,26 167,27 165,28 164,28 163,28 161,29 160,30 159,31 158,31 157,32 155,33 154,33 153,34 152,35 150,35 149,36 148,36 147,37 145,38 145,38 143,39 142,40 140,40 140,41 138,42 137,43 136,44 135,44 133,45 133,46 131,46 130,47 129,48 128,49 127,49 126,50 124,51 123,52 122,53 121,54 119,54 119,55 117,56 117,57 115,58 114,58 113,59 112,61 111,61 110,62 108,63 107,64 106,65 105,66 104,66 103,68 102,68 101,69 100,70 99,71 98,72 97,73 96,74 95,74 94,76 93,76 92,77 91,79 89,79 89,80 87,81 87,82 86,84 85,84 84,85 82,86 82,87 81,88 80,89 79,91 77,91 77,92 76,93 75,94 74,96 73,96 72,98 71,98 71,100 69,100 69,102 68,103 67,104 66,105 65,106 64,107 64,108 62,109 62,110 61,111 60,113 59,114 58,115 57,116 57,117 56,118 55,119 54,121 53,121 52,123 52,124 51,125 50,126 49,128 48,128 47,130 47,131 46,132 45,133 45,134 44,135 44,136 43,138 42,139 41,140 41,141 40,143 39,144 39,145 38,146 37,148 37,148 36,150 35,151 34,153 34,153 33,155 32,156 32,158 31,158 30,160 29,161 29,162 29,164 28,164 27,166 27,167 26,169 25,170 25,171 25,172 24,174 23,175 22,177 22,178 22,180 21,180 20,182 20,183 20,184 19,186 18,187 18,189 17,189 17,191 17,192 16,193 15,195 15,196 15,198 14,199 14,200 14,201 14,202 13,204 12,205 12,207 11,208 11,210 11,211 11,212 10,214 10,215 9,217 9,218 9,219 9,220 8,221 8,223 7,224 7,225 7,227 7,228 7,230 6,231 6,232 5,234 5,235 5,237 4,238 4,240 4,241 4,242 4,244 4,245 3,247 3,248 3,249 2,250 2,252 2,253 2,255 2,256 2,258 2,259 2,260 2,262 1,263 1,265 1,266 1,267 1,269 1,270 1,272 0,273 0,274 0,275 0,277 0,278 0,279 0,280 0,282 0,283 0,285 0,286 0,288 0,289 0,290 0,292 0,293 0,295 0,296 0,297 0,299 0,300 0,302 0,303 0,304 0,306 1,307 1,308 1,310 1,311 1,313 1,314 2,315 2,317 2,318 2,320 2,321 2,322 2,324 2,325 2,327 3,328 3,330 3,331 3,332 4,334 4,335 4,337 4,338 4,339 4,340 5,342 5,343 6,345 6,346 6,348 7,349 7,350 7,352 7,353 7,355 8,356 8,357 9,359 9,360 9,361 9,362 10,364 10,365 11,366 11,368 11,369 12,371 12,372 13,373 13,375 14,376 14,377 14,378 15,380 15,381 15,382 16,384 16,385 17,387 17,388 17,389 18,390 19,392 20,393 20,394 20,396 21,397 21,398 22,399 22,401 23,402 24,403 24,405 25,406 25,407 26,408 27,410 27,411 27,413 28,413 29,415 29,416 30,417 31,419 32,420 32,421 32,422 33,424 34,425 34,426 35,427 36,428 37,430 37,431 38,432 39,433 39,434 40,435 41,437 41,438 42,439 43,440 44,442 44,443 45,444 45,445 47,447 47,447 48,449 49,450 50,451 50,452 51,454 52,454 53,456 54,456 55,458 55,459 56,460 57,461 58,462 59,463 59,465 60,465 61,467 62,468 63,469 64,470 64,471 66,473 67,473 67,475 69,475 69,477 70,477 71,479 72,480 73,481 73,482 75,483 75,484 76,485 77,486 78,487 80,488 80,489 81,490 82,491 83,492 84,493 85,494 86,495 87,496 88,497 89,498 90,499 92,500 92,500 93,502 94,503 95,503 97,505 97,505 99,506 99,507 101,508 101,509 103,510 103,511 105,512 106,513 107,513 108,514 109,515 110,516 111,517 112,518 114,518 115,519 116,521 117,521 118,522 119,523 120,523 122,525 122,525 124,526 125,527 126,528 127,528 129,529 129,530 131,531 132,532 133,533 134,533 135,534 136,535 137,535 139,536 140,537 141,537 142,538 144,539 145,540 146,540 147,541 149,542 149,542 151,543 152,543 154,544 155,545 156,546 157,546 159,547 160,547 161,548 162,548 163,549 165,550 166,551 167,551 169,552 170,552 171,553 173,553 174,554 175,555 176,555 178,555 179,556 181,557 182,557 183,558 184,558 185,559 187,559 188,560 190,560 191,560 192,561 193,562 194,562 196,563 197,563 199,563 200,564 201,565 203,565 204,565 206,565 206,566 208,566 209,567 211,567 212,567 213,568 215,568 216,569 218,569 219,570 220,570 221,570 223,570 224,571 226,571 227,571 228,572 229,572 231,572 232,572 233,573 235,573 236,573 238,573 239,573 241,573 242,574 243,574 245,574 246,575 248,575 249,575 250,575 251,576 253,576 254,576 256,576 257,576 259,576 260,576 261,576 263,576 264,577 266,577 267,577 268,577 270,577 271,577 273,578 274,578 275,578 277,578 278,578 279,578 281,578 282,578 284,578 285,578 286,578 288,578 289,578 291,578 292,578 293,578 295,578 296,578 298,578 299,578 301,578 302,578 303,578 305,578 306,578 308,577 309,577 310,577 312,577 313,577 314,577 316,577 317,576 319,576 320,576 321,576 323,576 324,576 326,576 327,576 328,576 330,575 331,575 333,575 334,574 335,574 336,574 337,573 339,573 340,573 342,573 343,573 344,573 346,572 347,572 349,572 350,572 351,572 353,571 354,571 356,570 357,570 358,570 360,570 361,569 363,569 364,568 366,568 366,567 367,567 369,567 370,567 372,566 373,565 374,565 376,565 377,565 379,564 380,563 381,563 382,563 384,563 385,562 386,561 388,561 389,560 391,560 392,559 393,559 394,558 396,558 397,558 398,557 399,556 401,555 402,555 403,555 404,554 406,553 407,553 409,553 409,552 411,551 412,551 414,550 415,549 416,548 417,548 418,548 420,547 421,546 422,546 423,545 425,544 426,543 427,543 428,542 429,542 431,541 432,540 433,540 434,539 436,538 436,537 438,537 439,536 440,535 441,535 443,534 444,533 445,533 446,532 448,531 448,530 450,530 451,528 452,528 453,527 454,526 455,525 457,525 457,524 459,523 460,522 461,521 462,521 464,520 464,518 466,518 466,517 468,516 469,516 470,514 471,513 472,513 474,512 474,511 476,510 476,510 478,508 478,507 480,507 481,505 482,505 483,504 484,503 484,502 486,501 487,500 488,499 489,498 490,497 491,496 492,495 493,494 494,493 495,492 496,491 496,490 498,489 499,488 500,487 501,486 501,485 503,484 504,483 504,482 506,481 506,480 507,479 508,478 509,477 510,476 511,475 512,474 513,473 513,471 514,470 515,469 516,468 517,467 518,466 519,465 519,463 520,463 521,461 522,461 523,459 524,458 524,457 525,456 526,455 527,454 528,452 529,452 529,450 530,449 531,448 531,447 532,445 533,445 534,443 535,442 536,440 536,440 537,438 538,437 538,436 539,435 540,433 541,432 541,431 542,430 542,428 543,427 544,426 544,425 545,424 545,422 546,422 547,420 547,419 548,417 549,416 549,415 550,414 551,413 551,411 552,410 552,409 553,408 554,406 554,405 554,403 555,402 556,401 556,400 556,398 557,397 558,396 559,394 559,393 559,392 560,391 561,390 561,388 561,387 562,385 562,384 563,382 564,382 564,380 564,379 564,378 565,376 566,375 566,373 566,372 566,371 567,369 567,368 568,367 568,366 568,364 569,363 569,362 570,360 570,359 571,357 571,356 571,355 571,353 571,352 572,350 572,349 572,348 572,346 572,345 573,343 573,343 574,341 574,340 574,338 575,337 575,336 575,334 575,333 575,332 575,330 575,329 576,327 576,326 576,325 576,323 577,322 577,320 577,319 577,318 577,316 577,315 577,313 577,312 577,310 577,309 577,308 578,307 578,305 578,304 578,302 578,301 578,300 578,298 578,297 578,295 578,294 578,292 578,291 578,290">
              <text:p/>
            </draw:polygon>
            <draw:polygon draw:style-name="gr5" draw:text-style-name="P5" draw:layer="layout" svg:width="0.577cm" svg:height="0.577cm" svg:x="12.284cm" svg:y="0.974cm" svg:viewBox="0 0 578 578" draw:points="578,289 578,288 578,286 578,285 578,283 578,282 578,281 578,279 578,278 578,277 578,275 578,274 578,273 577,271 577,270 577,268 577,267 577,265 577,264 576,263 576,261 576,260 576,258 576,257 576,256 576,254 576,253 576,251 575,250 575,249 575,247 575,246 574,245 574,243 574,242 574,240 574,239 574,238 573,236 573,235 573,234 572,233 572,231 572,230 572,228 571,227 571,226 571,224 570,223 570,221 570,220 570,219 569,217 569,216 568,215 568,213 568,212 568,210 567,210 567,208 566,207 565,205 565,204 565,203 565,201 564,200 563,198 563,197 563,196 562,195 562,193 561,192 561,191 561,190 560,188 559,187 559,185 558,185 558,183 557,182 557,180 556,179 556,178 555,176 555,175 554,174 553,173 553,171 552,170 552,168 551,168 551,166 550,165 549,163 549,162 548,161 548,160 547,159 546,157 546,157 545,155 544,154 544,153 543,151 542,150 542,149 541,148 540,146 540,145 539,144 538,143 538,142 537,141 536,139 535,138 535,137 534,136 533,134 533,133 532,132 531,131 531,130 529,129 528,127 528,127 527,125 526,124 526,123 525,122 523,120 523,120 522,118 521,118 521,116 520,115 519,114 518,113 517,112 516,111 515,109 514,108 514,107 513,106 512,105 511,104 510,103 510,102 508,101 508,100 507,99 505,98 505,97 504,96 503,95 502,94 501,92 500,92 499,90 498,90 497,88 496,88 495,87 494,85 493,85 492,83 491,83 490,81 489,80 488,80 487,78 486,78 485,77 484,76 483,75 482,74 481,73 480,72 479,72 478,70 477,70 475,69 475,67 473,67 473,66 471,65 471,64 469,63 468,62 467,62 466,60 465,60 463,59 463,58 461,58 460,56 459,55 458,55 457,54 456,53 454,53 454,51 452,50 451,50 450,49 449,48 448,48 447,47 445,46 444,46 443,44 442,44 440,43 440,42 438,42 437,41 436,40 435,40 433,39 432,38 431,37 430,37 429,36 427,35 426,35 425,34 424,33 422,33 421,32 420,32 419,31 418,30 416,29 415,29 414,28 413,27 411,27 410,27 408,26 408,25 406,24 405,24 403,24 402,23 401,22 400,22 398,22 397,21 396,20 395,19 393,19 392,19 391,18 390,18 388,17 387,17 385,16 384,16 383,15 381,15 380,15 379,14 378,14 376,13 375,13 373,13 372,12 371,12 369,11 368,11 366,11 365,10 364,10 363,9 362,9 360,8 359,8 358,8 356,8 355,8 353,7 352,7 350,6 349,6 348,6 346,6 345,6 343,5 342,5 341,5 339,4 338,4 337,4 335,4 334,4 332,4 331,3 330,3 329,3 328,2 326,2 325,2 323,2 322,1 320,1 319,1 318,1 316,1 315,1 313,1 312,1 311,1 309,1 308,1 307,1 305,0 304,0 302,0 301,0 300,0 298,0 297,0 295,0 294,0 293,0 291,0 290,0 288,0 287,0 286,0 284,0 283,0 281,0 280,0 278,0 277,0 276,0 275,0 273,0 272,1 270,1 269,1 268,1 266,1 265,1 263,1 262,1 260,1 259,1 258,1 256,1 255,2 253,2 252,2 251,2 249,3 248,3 247,3 245,4 244,4 242,4 241,4 240,4 238,4 237,5 235,5 234,5 233,6 231,6 230,6 228,6 227,6 226,7 224,7 223,8 222,8 221,8 220,8 218,9 217,9 215,10 214,10 212,11 211,11 210,11 208,11 207,12 205,12 205,13 203,13 202,13 200,14 199,14 198,15 196,15 195,15 193,16 192,17 191,17 190,17 189,18 187,18 186,19 185,19 183,20 182,20 181,21 180,22 178,22 177,22 175,23 174,24 173,24 172,24 170,25 169,26 168,27 166,27 166,28 164,29 163,29 161,29 160,30 159,31 158,32 157,32 155,33 155,34 153,35 152,35 150,36 149,37 148,37 147,37 145,38 145,39 143,40 142,40 140,42 140,42 138,43 137,44 136,44 135,45 133,46 132,46 132,47 130,48 129,48 128,49 127,50 125,51 125,52 123,53 122,53 121,54 120,55 119,55 117,57 116,58 115,58 114,59 113,60 112,61 111,62 110,62 108,63 108,65 106,65 105,66 104,67 103,68 102,69 102,70 100,71 99,72 98,72 97,73 96,74 95,75 94,76 93,77 92,78 91,79 90,80 89,80 87,82 87,83 86,84 85,85 84,85 83,87 82,88 80,89 80,90 79,91 78,92 77,93 76,94 75,95 74,96 73,97 72,98 72,99 71,100 69,102 69,102 68,103 67,104 66,106 65,106 65,108 63,108 62,110 62,111 61,112 60,113 59,114 58,115 57,116 57,118 55,119 55,120 54,121 53,122 53,123 52,125 51,125 50,127 49,128 48,129 48,130 47,132 46,132 45,133 45,135 44,136 44,137 43,138 42,140 42,141 40,142 39,143 39,144 38,145 37,147 37,148 37,149 36,150 35,152 35,153 34,154 33,155 32,157 32,158 31,160 30,160 30,161 29,163 29,164 28,166 27,166 27,168 26,169 25,171 25,172 25,173 24,174 23,175 23,177 23,178 22,180 21,180 20,182 20,183 20,185 19,186 18,187 18,189 18,190 17,191 17,192 16,193 15,195 15,196 15,198 14,199 14,201 14,202 14,203 13,204 12,205 12,207 12,208 12,210 11,211 11,213 10,214 10,215 9,217 9,218 9,220 9,221 8,221 8,223 7,224 7,226 7,227 7,228 6,230 6,231 6,233 5,234 5,235 5,237 4,238 4,240 3,241 3,243 3,244 3,245 3,247 3,248 3,249 2,251 2,252 2,253 2,255 1,256 1,258 1,259 1,261 1,262 1,263 1,265 1,266 1,268 1,269 1,270 0,272 0,273 0,275 0,276 0,277 0,279 0,280 0,281 0,283 0,284 0,286 0,287 0,288 0,290 0,291 0,293 0,294 0,295 0,297 0,298 0,300 0,301 0,303 0,304 0,305 0,307 1,308 1,309 1,311 1,312 1,313 1,315 1,316 1,318 1,319 1,320 1,321 2,323 2,324 2,325 2,327 3,328 3,330 3,331 3,333 3,334 3,335 3,337 4,338 4,339 4,341 5,342 5,343 5,345 6,346 6,348 7,349 7,351 7,352 7,353 7,355 8,356 8,358 9,359 9,360 9,361 9,363 10,364 10,365 11,366 11,368 12,369 12,371 12,372 13,373 13,375 14,376 14,378 14,378 15,380 15,381 15,383 16,384 16,385 17,387 18,388 18,390 18,390 19,392 19,393 20,395 20,396 21,397 21,399 22,399 23,401 23,402 23,404 24,405 25,406 25,407 26,408 27,410 27,411 27,413 28,414 29,415 30,416 30,418 31,419 32,420 32,421 32,423 33,424 34,425 35,426 35,427 36,429 37,430 37,431 38,432 39,434 39,435 40,436 41,437 42,438 42,439 43,441 44,442 44,443 45,444 45,446 46,447 48,448 48,449 49,450 50,451 50,453 51,454 52,454 53,456 54,456 55,458 55,459 56,460 57,461 57,463 59,464 60,465 60,466 61,467 62,468 63,469 64,471 65,471 66,473 67,473 67,475 68,476 69,477 70,478 71,479 72,480 73,481 73,482 75,483 75,484 76,485 78,486 78,487 79,488 80,489 81,490 83,491 83,492 84,493 85,494 86,495 87,496 88,497 90,498 90,499 91,500 92,501 93,502 95,503 95,504 97,505 97,506 99,507 99,508 101,508 102,509 103,510 103,511 105,512 105,513 107,514 108,514 109,515 110,516 111,517 113,518 113,519 115,519 116,521 117,521 118,522 119,523 120,524 122,525 122,526 124,526 125,527 126,528 127,528 129,529 129,531 131,531 132,532 133,533 134,533 136,534 136,535 138,536 139,536 140,537 141,538 143,538 144,539 145,540 146,540 147,541 149,542 150,542 151,543 152,544 154,544 155,545 156,546 157,546 159,547 160,548 161,548 162,549 163,549 165,550 166,551 167,551 168,552 170,552 171,553 173,554 173,554 175,555 176,555 178,556 179,556 180,557 182,557 182,558 184,558 185,559 187,559 188,560 189,561 191,561 191,561 193,562 194,562 196,563 197,563 198,563 200,564 201,565 203,565 204,566 205,566 206,566 208,567 209,567 210,568 212,568 213,568 215,568 216,569 217,569 219,570 220,570 221,570 223,570 224,571 225,571 226,572 228,572 229,572 230,572 232,572 233,573 235,573 236,573 238,574 239,574 240,574 242,574 243,574 245,574 246,575 247,575 249,575 250,576 251,576 253,576 254,576 256,576 257,576 258,576 260,576 261,576 263,577 264,577 265,577 267,577 268,577 270,577 271,578 272,578 274,578 275,578 277,578 278,578 279,578 281,578 282,578 283,578 285,578 286,578 288,578 289,578 290,578 292,578 293,578 295,578 296,578 298,578 299,578 300,578 302,578 303,578 305,578 306,578 307,578 308,577 310,577 311,577 313,577 314,577 316,577 317,576 318,576 320,576 321,576 323,576 324,576 325,576 327,576 328,576 330,575 331,575 332,575 333,574 335,574 336,574 337,574 338,574 340,574 341,573 343,573 344,573 346,572 347,572 348,572 350,572 351,572 353,571 354,571 355,570 357,570 358,570 360,570 361,569 362,569 364,568 365,568 366,568 367,568 368,567 370,567 371,566 373,566 374,566 376,565 377,565 378,564 380,564 380,563 382,563 383,563 385,562 386,561 388,561 389,561 390,560 391,560 392,559 394,558 395,558 396,558 398,557 399,556 400,556 401,556 403,555 404,554 406,554 407,553 408,553 409,552 410,551 412,551 413,550 415,549 415,549 417,549 418,548 420,547 421,546 422,546 423,545 425,544 426,544 426,543 428,542 429,542 431,541 431,540 433,540 434,539 436,538 436,538 438,537 439,536 440,536 441,535 443,534 444,533 445,533 446,532 448,531 448,531 450,530 451,529 452,528 453,527 454,526 455,526 456,525 457,524 459,524 460,522 461,521 462,521 463,520 464,519 466,518 466,517 468,516 468,516 470,514 471,514 472,513 473,513 474,511 475,510 476,510 478,508 478,508 480,507 480,506 482,505 482,504 484,503 484,502 486,501 486,500 488,499 489,498 489,497 491,496 491,496 493,494 493,494 495,492 496,491 496,490 498,489 498,489 500,487 501,486 501,485 503,484 503,483 504,483 505,481 506,480 507,479 508,478 509,477 510,476 510,475 512,474 513,473 513,472 514,471 515,469 516,468 516,467 517,466 519,465 519,464 520,463 521,461 522,461 523,459 523,458 524,457 525,456 526,455 527,454 528,453 528,452 529,450 530,449 531,448 531,447 532,446 533,445 533,443 534,442 535,441 536,440 537,438 538,437 538,436 539,435 540,434 540,433 541,431 542,430 542,429 543,428 544,426 544,425 544,424 545,423 546,422 546,420 547,419 548,418 549,417 549,415 550,414 550,413 551,411 551,411 552,409 553,408 553,406 553,405 554,404 555,403 556,401 556,400 556,399 557,397 558,396 558,395 558,394 559,393 560,391 560,390 561,388 561,387 561,385 562,384 563,383 563,382 563,381 564,379 564,378 565,376 565,375 565,373 566,372 566,371 567,369 567,369 568,367 568,366 568,365 568,363 569,362 569,360 570,359 570,358 570,356 570,355 571,353 571,352 572,351 572,349 572,348 572,346 572,346 573,344 573,343 573,341 574,340 574,339 574,337 574,336 574,335 574,333 575,332 575,330 575,329 576,328 576,326 576,325 576,323 576,322 576,321 576,319 576,318 576,316 577,315 577,313 577,312 577,311 577,309 577,308 577,307 578,305 578,304 578,303 578,301 578,300 578,298 578,297 578,295 578,294 578,293 578,291 578,290">
              <text:p/>
            </draw:polygon>
            <draw:polygon draw:style-name="gr5" draw:text-style-name="P5" draw:layer="layout" svg:width="0.577cm" svg:height="0.577cm" svg:x="13.005cm" svg:y="0.254cm" svg:viewBox="0 0 578 578" draw:points="578,289 578,288 578,286 578,285 578,283 578,282 578,280 578,279 578,278 578,277 578,275 578,274 578,272 577,271 577,270 577,268 577,267 577,265 577,264 577,262 577,261 577,260 577,258 577,257 577,255 576,254 576,253 576,251 576,250 575,249 575,247 575,246 574,244 574,243 574,242 574,240 574,239 574,237 573,236 573,235 573,233 572,232 572,231 572,230 572,228 572,227 571,225 571,224 571,223 571,221 570,220 570,219 569,217 569,216 568,214 568,213 568,212 568,210 567,209 567,208 566,207 566,205 566,204 565,202 565,201 564,200 564,198 564,197 563,195 563,195 562,193 561,192 561,191 561,189 560,188 559,187 559,185 559,184 558,183 558,182 557,180 556,179 556,177 555,176 555,175 554,174 554,172 553,171 552,169 552,168 552,167 551,166 550,164 549,163 549,162 548,161 548,160 547,158 547,157 546,156 545,155 544,153 544,152 543,151 542,150 542,148 541,147 541,146 540,145 539,144 538,142 538,141 537,140 536,139 536,137 535,136 534,135 534,134 533,133 532,132 531,130 531,130 530,128 529,127 528,126 527,125 526,123 526,123 525,121 524,120 523,119 522,118 522,116 521,116 520,114 519,114 518,112 517,111 517,110 515,109 514,108 514,106 513,106 512,104 511,104 511,103 510,102 508,100 508,100 507,98 506,98 505,96 504,96 503,94 502,93 501,92 500,91 499,90 499,89 497,88 496,87 495,86 494,85 494,84 492,83 492,82 490,81 489,80 488,79 487,78 486,77 485,76 484,75 483,74 483,73 481,73 481,72 479,71 478,70 477,69 476,68 475,67 473,66 473,66 471,64 471,63 469,63 469,62 467,61 466,60 465,59 464,58 463,58 462,56 461,56 459,55 458,54 457,54 456,53 454,51 454,51 453,50 451,49 451,49 449,48 448,47 447,46 446,46 444,44 443,44 442,43 441,43 440,42 438,41 437,40 435,40 435,39 433,38 432,38 431,37 430,36 428,36 427,35 426,34 425,33 424,33 422,32 421,32 420,31 419,31 417,30 416,29 415,28 414,28 412,27 411,27 410,26 408,26 408,25 406,24 405,24 403,24 402,23 400,22 400,21 398,21 397,21 396,20 394,19 393,19 392,19 391,18 389,17 388,17 387,16 385,16 384,16 382,15 381,15 380,15 379,14 378,14 376,13 375,13 373,13 372,12 370,12 369,11 368,10 366,10 365,10 364,10 363,9 362,9 360,8 359,8 357,8 356,8 355,7 353,7 352,7 350,6 349,6 347,5 346,5 345,5 343,5 342,5 340,4 339,4 338,4 337,3 335,3 334,3 333,3 332,3 330,3 329,3 327,2 326,2 325,2 323,2 322,1 320,1 319,1 317,1 316,1 315,1 313,1 312,1 310,1 309,1 308,1 307,0 305,0 304,0 302,0 301,0 299,0 298,0 297,0 295,0 294,0 292,0 291,0 290,0 288,0 287,0 285,0 284,0 283,0 281,0 280,0 278,0 277,0 276,0 274,0 273,0 272,0 270,1 269,1 267,1 266,1 265,1 263,1 262,1 260,1 259,1 257,1 256,1 255,2 253,2 252,2 250,2 249,3 248,3 247,3 245,3 244,3 242,3 241,3 239,4 238,4 237,5 235,5 234,5 232,5 231,5 230,5 228,6 227,6 226,7 225,7 223,8 222,8 220,8 219,8 218,9 217,9 215,10 214,10 212,10 211,10 209,11 208,11 207,12 205,12 205,13 203,13 202,13 200,14 199,14 197,15 196,15 195,15 193,16 192,16 191,16 190,17 189,18 187,18 186,19 184,19 183,19 182,20 181,21 179,21 178,21 177,22 175,23 174,24 173,24 172,24 170,25 169,26 167,26 167,27 165,28 164,28 163,28 161,29 160,30 159,31 158,31 157,32 155,33 154,33 153,34 152,35 150,35 149,36 148,36 147,37 145,38 145,38 143,39 142,40 140,40 140,41 138,42 137,43 136,44 135,44 133,45 133,46 131,46 130,47 129,48 128,49 127,49 126,50 124,51 123,52 122,53 121,54 119,54 119,55 117,56 117,57 115,58 114,58 113,59 112,61 111,61 110,62 108,63 107,64 106,65 105,66 104,66 103,68 102,68 101,69 100,70 99,71 98,72 97,73 96,74 95,74 94,76 93,76 92,77 91,79 89,79 89,80 87,81 87,82 86,84 85,84 84,85 82,86 82,87 81,88 80,89 79,91 77,91 77,92 76,93 75,94 74,96 73,96 72,98 71,98 71,100 69,100 69,102 68,103 67,104 66,105 65,106 64,107 64,108 62,109 62,110 61,111 60,113 59,114 58,115 57,116 57,117 56,118 54,119 54,121 53,121 52,123 52,124 51,125 50,126 49,128 48,128 47,130 47,131 46,132 45,133 45,134 44,135 44,136 43,138 42,139 41,140 41,141 40,143 39,144 39,145 38,146 37,148 36,148 36,150 35,151 34,153 34,153 33,155 32,156 32,158 31,158 30,160 29,161 29,162 29,164 28,164 27,166 27,167 26,169 25,170 25,171 24,172 24,174 23,175 22,177 22,178 22,180 21,180 20,182 20,183 20,184 19,186 18,187 18,189 17,189 17,191 17,192 16,193 15,195 15,196 15,198 14,199 14,200 14,201 14,202 13,204 12,205 12,207 11,208 11,210 11,211 11,212 10,214 10,215 9,217 9,218 9,219 9,220 8,221 8,223 7,224 7,225 6,227 6,228 6,230 6,231 6,232 5,234 5,235 5,237 4,238 4,240 4,241 4,242 4,244 4,245 3,247 3,248 3,249 2,250 2,252 2,253 2,255 2,256 2,258 2,259 2,260 2,262 1,263 1,265 1,266 1,267 1,269 1,270 1,272 0,273 0,274 0,275 0,277 0,278 0,279 0,280 0,282 0,283 0,285 0,286 0,288 0,289 0,290 0,292 0,293 0,295 0,296 0,297 0,299 0,300 0,302 0,303 0,304 0,306 1,307 1,308 1,310 1,311 1,313 1,314 2,315 2,317 2,318 2,320 2,321 2,322 2,324 2,325 2,327 3,328 3,330 3,331 3,332 4,334 4,335 4,337 4,338 4,339 4,340 5,342 5,343 6,345 6,346 6,348 6,349 6,350 7,352 7,353 7,355 8,356 8,357 9,359 9,360 9,361 9,362 10,364 10,365 11,366 11,368 11,369 12,371 12,372 13,373 13,375 14,376 14,377 14,378 15,380 15,381 15,382 16,384 16,385 17,387 17,388 17,389 18,390 19,392 20,393 20,394 20,396 21,397 21,398 22,399 22,401 23,402 24,403 24,405 24,406 25,407 26,408 27,410 27,411 27,413 28,413 29,415 29,416 30,417 31,419 32,420 32,421 32,422 33,424 34,425 34,426 35,427 36,428 36,430 37,431 38,432 39,433 39,434 40,435 41,437 41,438 42,439 43,440 44,442 44,443 45,444 45,445 47,447 47,447 48,449 49,450 50,451 50,452 51,454 52,454 53,456 54,456 54,458 55,459 56,460 57,461 58,462 59,463 59,465 60,465 61,467 62,468 63,469 64,470 64,471 66,473 66,473 67,475 69,475 69,477 70,477 71,479 72,480 73,481 73,482 75,483 75,484 76,485 77,486 78,487 80,488 80,489 81,490 82,491 83,492 84,493 85,494 86,495 87,496 88,497 89,498 90,499 92,500 92,500 93,502 94,503 95,503 96,505 97,505 99,506 99,507 101,508 101,509 103,510 104,511 105,512 106,513 107,513 108,514 109,515 110,516 111,517 112,518 114,518 115,519 116,521 117,521 118,522 119,523 120,523 122,525 122,525 124,526 125,527 126,528 127,528 129,529 129,530 131,531 132,532 133,533 134,533 135,534 136,535 137,535 139,536 140,537 141,537 142,538 144,539 145,540 146,540 147,541 149,542 149,542 151,543 152,543 154,544 155,545 156,546 157,546 159,547 160,547 161,548 162,548 163,549 165,550 166,551 167,551 168,552 170,552 171,553 172,553 174,554 175,555 176,555 177,555 179,556 180,557 182,557 182,558 184,558 185,559 187,559 188,560 189,560 191,560 192,561 193,562 194,562 195,563 197,563 198,563 200,564 201,565 202,565 204,565 205,565 206,566 207,566 209,567 210,567 212,567 213,568 214,568 216,569 217,569 219,570 220,570 221,570 223,570 224,571 225,571 227,571 227,572 229,572 230,572 232,572 233,573 235,573 236,573 237,573 239,573 240,573 242,574 243,574 244,574 246,575 247,575 249,575 250,575 251,576 253,576 254,576 255,576 257,576 258,576 260,576 261,576 262,576 264,577 265,577 267,577 268,577 269,577 271,577 272,578 274,578 275,578 277,578 278,578 279,578 280,578 282,578 283,578 285,578 286,578 287,578 289,578 290,578 292,578 293,578 295,578 296,578 297,578 299,578 300,578 302,578 303,578 304,578 306,578 307,577 308,577 310,577 311,577 313,577 314,577 315,577 317,576 318,576 320,576 321,576 322,576 324,576 325,576 327,576 328,576 329,575 331,575 332,575 334,574 335,574 337,574 337,573 338,573 340,573 341,573 343,573 344,573 345,572 347,572 348,572 350,572 351,572 352,571 354,571 355,570 357,570 358,570 359,570 361,569 362,569 364,568 365,568 366,567 367,567 368,567 370,567 371,566 373,565 374,565 375,565 377,565 378,564 380,563 380,563 382,563 383,563 385,562 386,561 387,561 389,560 390,560 392,559 392,559 394,558 395,558 396,558 398,557 399,556 400,555 401,555 403,555 404,554 405,553 407,553 408,553 409,552 410,551 412,551 413,550 415,549 415,548 417,548 418,548 420,547 421,546 422,546 423,545 424,544 426,543 426,543 428,542 429,542 430,541 431,540 433,540 434,539 435,538 436,537 438,537 439,536 441,535 441,535 443,534 444,533 445,533 446,532 448,531 448,530 450,530 451,528 452,528 453,527 454,526 455,525 457,525 457,524 459,523 460,522 461,521 462,521 464,520 464,518 466,518 466,517 468,516 469,516 470,514 471,513 472,513 473,512 474,511 476,510 476,510 478,508 478,507 480,507 481,505 482,505 483,504 484,503 484,502 486,501 487,500 488,499 489,498 490,497 491,496 492,495 493,494 494,493 495,492 496,491 496,490 498,489 499,488 500,487 501,486 501,485 503,484 504,483 504,482 506,481 506,480 507,479 508,478 509,477 510,476 511,475 512,474 513,473 513,471 514,470 515,469 516,468 517,467 518,466 519,465 519,463 520,463 521,461 522,461 523,459 524,458 524,457 525,456 526,455 527,454 528,452 529,452 529,450 530,449 531,448 531,447 532,445 533,445 534,443 535,442 536,440 536,440 537,438 538,437 538,436 539,435 540,433 541,432 541,431 542,430 542,428 543,427 544,426 544,425 545,424 545,422 546,422 547,420 547,419 548,417 549,416 549,415 550,414 551,413 551,411 552,410 552,409 553,408 554,406 554,405 554,403 555,402 556,401 556,400 556,398 557,397 558,396 559,394 559,393 559,392 560,391 561,390 561,388 561,387 562,385 562,384 563,382 564,382 564,380 564,379 564,378 565,376 566,375 566,373 566,372 566,371 567,369 567,368 568,367 568,366 568,364 569,363 569,362 570,360 570,359 571,357 571,356 571,355 571,353 571,352 572,350 572,349 572,348 572,346 572,345 573,343 573,343 574,341 574,340 574,338 574,337 574,336 574,334 575,333 575,332 575,330 575,329 576,327 576,326 576,325 576,323 577,322 577,320 577,319 577,318 577,316 577,315 577,313 577,312 577,310 577,309 577,308 578,307 578,305 578,304 578,302 578,301 578,300 578,298 578,297 578,295 578,294 578,292 578,291 578,290">
              <text:p/>
            </draw:polygon>
            <draw:polygon draw:style-name="gr5" draw:text-style-name="P5" draw:layer="layout" svg:width="0.577cm" svg:height="0.577cm" svg:x="11.563cm" svg:y="1.695cm" svg:viewBox="0 0 578 578" draw:points="578,289 578,287 578,286 578,284 578,283 578,282 578,280 578,279 578,278 578,276 578,275 578,273 577,272 577,271 577,269 577,268 577,266 577,265 577,264 577,262 577,261 577,259 577,258 577,257 576,255 576,254 576,252 576,251 575,249 575,248 575,247 575,246 574,244 574,243 574,241 574,240 574,239 574,238 573,236 573,235 572,234 572,232 572,231 572,229 572,228 571,227 571,225 571,224 571,222 571,221 570,220 570,218 569,217 569,216 568,214 568,213 568,212 568,211 567,209 566,208 566,206 566,205 566,204 565,202 565,201 564,199 564,198 564,196 563,196 562,194 562,193 561,192 561,190 561,189 560,188 559,186 559,186 559,184 558,183 557,181 557,180 556,178 556,177 555,176 555,175 554,174 554,172 553,171 552,169 552,169 552,167 551,166 550,164 549,163 549,162 548,161 547,160 547,158 547,157 546,156 545,155 544,153 544,152 543,151 542,150 542,148 541,147 541,146 540,145 539,144 538,142 538,141 537,140 536,139 536,137 535,136 534,135 533,134 533,133 532,132 531,130 530,130 529,128 529,127 528,126 527,125 526,123 526,123 525,121 524,121 523,119 522,118 522,117 521,116 519,114 519,114 518,112 517,111 517,110 515,109 514,108 514,106 513,106 512,104 511,104 511,103 509,102 508,100 508,100 507,98 506,98 505,96 504,96 503,94 502,93 501,92 500,91 499,90 498,89 497,88 496,87 495,86 494,85 493,84 492,83 491,82 490,81 489,80 488,79 487,78 486,77 485,76 484,75 483,74 482,74 481,73 480,72 479,71 478,70 477,69 476,68 475,67 473,66 473,66 471,65 471,63 469,63 468,62 467,61 466,60 465,59 464,58 463,58 461,57 460,56 459,55 458,54 457,54 456,53 454,52 454,51 453,50 451,49 451,49 449,48 448,47 447,46 446,46 444,45 443,44 442,43 441,43 439,42 439,41 437,40 436,40 435,39 434,38 432,38 431,37 430,36 429,36 427,35 426,34 425,33 424,33 423,33 421,32 421,31 419,31 418,30 416,29 415,28 414,28 413,28 411,27 410,26 409,26 407,25 406,24 405,24 404,24 402,23 401,22 399,21 399,21 397,21 396,20 395,19 393,19 392,19 391,18 390,18 388,17 387,16 386,16 384,16 383,15 381,15 380,15 379,14 378,14 376,13 375,13 374,13 372,12 371,12 369,11 368,11 367,10 365,10 364,10 363,10 361,9 361,9 359,8 358,8 356,8 355,8 353,7 352,7 351,6 349,6 348,6 346,6 345,6 344,5 342,5 341,5 339,4 338,4 337,4 335,3 334,3 333,3 331,3 330,3 328,3 327,2 326,2 324,2 323,2 322,2 321,1 319,1 318,1 316,1 315,1 314,1 312,1 311,1 309,1 308,1 307,1 305,0 304,0 303,0 301,0 300,0 298,0 297,0 296,0 294,0 293,0 291,0 290,0 289,0 287,0 286,0 284,0 283,0 281,0 280,0 279,0 278,0 276,0 275,0 273,1 272,1 271,1 269,1 268,1 266,1 265,1 263,1 262,1 261,1 259,1 258,1 256,2 255,2 254,2 252,2 251,3 249,3 248,3 247,3 245,3 244,3 243,3 241,4 240,4 238,4 237,5 236,5 234,5 233,6 231,6 230,6 229,6 227,6 226,7 224,7 223,8 221,8 221,8 220,8 218,9 217,9 215,10 214,10 213,10 211,10 210,11 208,11 207,12 206,12 204,13 203,13 202,13 201,14 199,14 198,15 196,15 195,15 194,16 192,16 191,16 190,17 189,18 188,18 186,19 185,19 183,20 182,20 181,21 180,21 178,22 177,22 176,23 174,24 173,24 172,25 171,25 169,26 168,26 166,27 166,28 164,28 163,28 161,29 160,30 160,31 158,31 157,32 155,33 154,33 153,34 152,35 150,36 149,36 148,37 147,38 145,38 144,39 143,40 142,40 140,41 140,42 138,43 137,43 135,44 135,44 133,45 132,46 131,46 130,47 129,48 128,49 126,49 125,51 124,51 123,52 122,53 121,54 119,54 119,56 117,56 116,57 115,58 114,58 113,60 112,61 110,61 110,62 108,63 107,64 106,65 105,66 104,67 103,68 102,68 101,69 100,70 99,71 98,72 96,73 96,74 94,74 94,76 93,76 92,77 91,79 89,79 89,81 87,81 87,82 85,84 84,84 84,86 82,86 82,87 80,88 80,89 79,91 77,91 77,93 76,93 75,95 74,96 73,97 72,98 71,99 71,100 69,101 69,102 68,103 66,104 66,105 65,106 64,107 63,108 62,109 62,111 61,111 59,113 59,114 58,115 57,116 57,117 55,118 54,119 54,121 53,122 52,123 52,124 50,125 50,126 49,128 48,128 47,130 47,131 46,132 45,133 45,134 44,136 44,136 42,138 41,139 41,140 40,141 39,143 39,144 38,145 37,146 36,148 36,148 35,150 35,151 34,153 34,154 33,155 32,156 32,158 31,159 30,160 29,161 29,162 28,164 28,165 27,166 27,167 26,169 25,170 24,171 24,173 24,174 23,175 22,176 22,178 22,179 21,181 20,181 20,183 20,184 19,186 18,187 18,188 17,190 17,191 17,192 16,193 15,194 15,196 15,197 14,199 14,200 14,201 13,203 13,204 12,205 12,206 11,208 11,209 11,211 10,212 10,213 9,215 9,216 9,218 9,219 8,220 8,222 8,223 7,224 7,225 6,227 6,228 6,229 6,231 6,232 5,234 5,235 4,236 4,238 4,239 4,241 4,242 4,243 3,245 3,246 3,248 3,249 2,250 2,252 2,253 2,254 2,256 2,257 2,259 2,260 1,261 1,263 1,264 1,266 1,267 1,269 1,270 0,271 0,273 0,274 0,276 0,277 0,278 0,279 0,281 0,282 0,284 0,285 0,287 0,288 0,289 0,291 0,292 0,294 0,295 0,296 0,298 0,299 0,301 0,302 0,303 0,305 0,306 0,308 1,309 1,310 1,312 1,313 1,314 1,316 2,317 2,319 2,320 2,321 2,323 2,324 2,326 2,327 2,328 3,329 3,331 3,332 4,333 4,335 4,336 4,337 4,339 4,340 5,342 5,343 5,344 6,346 6,347 6,349 6,350 6,351 7,353 7,354 8,356 8,357 9,359 9,360 9,361 9,362 10,363 10,365 11,366 11,367 11,369 11,370 12,372 13,373 13,374 14,376 14,377 14,379 15,379 15,381 15,382 16,384 16,385 17,386 17,388 17,389 18,390 19,391 19,393 20,394 20,396 21,397 21,398 22,399 22,400 23,402 23,403 24,404 24,406 25,407 26,408 26,409 27,411 27,412 28,414 29,414 29,416 30,417 31,419 31,420 32,421 32,422 33,423 34,425 34,425 35,427 36,428 36,429 37,430 38,432 39,433 39,434 40,435 41,437 41,438 42,439 43,440 44,441 44,443 45,444 45,445 46,446 47,447 48,449 49,450 50,451 50,452 51,453 52,454 52,455 53,457 54,457 55,459 56,459 57,461 57,462 59,463 59,465 60,465 61,467 62,468 63,469 64,470 64,471 66,473 66,473 67,475 68,475 69,477 70,477 71,479 72,480 73,481 73,482 75,483 75,484 76,485 77,486 78,487 79,488 80,489 81,490 82,491 83,492 84,493 85,494 86,495 87,496 88,497 89,498 90,499 91,500 92,501 93,502 94,503 95,504 96,505 97,505 99,507 99,507 101,508 101,510 103,510 103,511 105,512 105,513 107,513 108,514 109,515 110,516 111,517 112,518 113,518 114,520 116,521 117,521 118,522 119,523 120,524 122,525 122,525 124,526 125,527 126,528 127,528 129,529 129,530 131,531 132,532 133,533 134,533 135,534 136,535 137,535 139,536 140,537 141,537 142,538 144,539 145,540 146,540 147,541 149,542 150,542 151,543 153,543 154,544 155,545 156,546 158,546 159,547 160,548 161,548 162,548 164,549 165,550 166,551 167,551 168,552 170,552 171,553 173,553 173,554 175,555 176,555 178,555 179,556 180,557 181,558 183,558 184,558 185,559 187,559 188,560 190,560 191,561 191,561 193,562 194,563 196,563 197,563 198,563 200,564 201,565 203,565 203,565 205,566 206,566 208,567 209,567 210,567 212,567 213,568 215,568 216,569 218,569 219,570 220,570 221,570 222,570 224,571 225,571 226,572 228,572 229,572 231,572 232,572 233,573 235,573 236,573 238,573 239,573 240,573 242,574 243,574 245,574 246,575 248,575 249,575 250,576 251,576 253,576 254,576 256,576 257,576 259,576 260,576 261,576 263,577 264,577 266,577 267,577 268,577 270,577 271,578 273,578 274,578 275,578 277,578 278,578 279,578 281,578 282,578 284,578 285,578 286,578 288,578 289,578 291,578 292,578 293,578 295,578 296,578 298,578 299,578 301,578 302,578 303,578 305,578 306,578 308,578 309,577 310,577 311,577 313,577 314,577 316,577 317,577 319,576 320,576 321,576 323,576 324,576 326,576 326,576 328,576 329,575 331,575 332,575 333,575 335,574 336,574 337,574 339,573 340,573 341,573 343,573 344,573 346,572 347,572 349,572 350,572 351,572 353,571 354,571 356,570 357,570 358,570 360,570 361,569 362,569 363,568 365,568 366,567 367,567 369,567 370,567 371,566 373,566 374,565 376,565 377,565 379,564 379,564 381,563 382,563 383,563 385,562 386,561 388,561 389,560 391,560 391,560 393,559 394,558 395,558 397,558 398,557 399,556 400,555 401,555 403,555 404,554 406,553 407,553 408,553 409,552 411,551 412,551 413,550 414,549 416,549 417,548 418,548 420,547 421,546 422,546 423,545 425,544 426,543 427,543 428,542 429,542 431,541 431,540 433,540 434,539 435,538 436,537 438,537 439,536 440,535 441,535 443,534 443,533 445,533 446,532 447,531 448,530 450,530 451,529 452,528 453,527 454,526 455,525 457,525 457,524 459,523 460,522 461,521 462,521 463,520 464,519 466,518 466,517 468,516 469,516 470,514 471,513 472,513 473,512 474,511 476,510 476,510 478,509 478,507 480,507 481,506 482,505 483,504 484,503 484,502 486,501 487,500 487,499 489,498 489,497 491,496 491,495 493,494 494,493 494,492 496,491 496,491 498,489 499,488 499,487 501,486 501,485 503,484 503,483 504,482 506,481 506,480 507,479 508,478 509,477 510,476 511,475 512,474 513,473 513,472 514,470 515,470 516,468 517,467 517,466 519,465 519,464 520,462 521,461 522,460 523,459 524,458 524,457 525,455 526,455 526,453 528,452 529,451 529,450 530,449 531,448 531,446 532,445 533,444 533,443 534,441 535,441 536,439 537,438 538,437 538,436 539,434 540,433 541,432 541,431 542,429 542,428 543,427 543,426 544,425 544,423 545,423 546,421 547,420 547,419 548,417 549,416 549,415 550,414 550,412 551,411 552,410 552,409 553,407 554,406 554,404 554,403 555,402 556,401 556,399 556,398 557,397 558,396 558,395 559,393 559,392 560,391 560,389 561,388 561,386 561,385 562,384 563,383 563,381 564,380 564,379 564,377 565,376 565,374 566,373 566,372 566,370 567,369 567,368 568,367 568,366 568,364 568,363 569,361 569,360 570,359 570,357 571,356 571,354 571,353 571,351 572,350 572,349 572,348 572,347 572,345 573,344 573,342 573,341 574,339 574,338 574,337 574,336 574,334 574,333 575,331 575,330 575,329 575,327 576,326 576,324 576,323 576,321 577,320 577,319 577,317 577,316 577,314 577,313 577,312 577,310 577,309 577,308 577,306 578,305 578,303 578,302 578,301 578,299 578,298 578,296 578,295 578,294 578,292 578,291">
              <text:p/>
            </draw:polygon>
            <draw:polygon draw:style-name="gr5" draw:text-style-name="P5" draw:layer="layout" svg:width="0.577cm" svg:height="0.577cm" svg:x="10.246cm" svg:y="0.974cm" svg:viewBox="0 0 578 578" draw:points="578,289 578,288 578,286 578,285 578,283 578,282 578,281 578,279 578,278 578,277 578,275 578,274 578,273 577,271 577,270 577,268 577,267 577,265 577,264 576,263 576,261 576,260 576,258 576,257 576,256 576,254 576,253 576,251 575,250 575,249 575,247 575,246 574,245 574,243 574,242 574,240 574,239 574,238 573,236 573,235 573,234 572,233 572,231 572,230 572,228 571,227 571,226 571,224 570,223 570,221 570,220 570,219 569,217 569,216 568,215 568,213 568,212 568,210 567,210 567,208 566,207 565,205 565,204 565,203 565,201 564,200 563,198 563,197 563,196 562,195 562,193 561,192 561,191 561,190 560,188 559,187 559,185 558,185 558,183 557,182 557,180 556,179 556,178 555,176 555,175 554,174 553,173 553,171 552,170 552,168 551,168 551,166 550,165 549,163 549,162 548,161 548,160 547,159 546,157 546,157 545,155 544,154 544,153 543,151 542,150 542,149 541,148 540,146 540,145 539,144 538,143 538,142 537,141 536,139 535,138 535,137 534,136 533,134 533,133 532,132 531,131 531,130 529,129 528,127 528,127 527,125 526,124 526,123 525,122 523,120 523,120 522,118 521,118 521,116 520,115 519,114 518,113 517,112 516,111 515,109 514,108 514,107 513,106 512,105 511,104 510,103 510,102 508,101 508,100 507,99 505,98 505,97 504,96 503,95 502,94 501,92 500,92 499,90 498,90 497,88 496,88 495,87 494,85 493,85 492,83 491,83 490,81 489,80 488,80 487,78 486,78 485,77 484,76 483,75 482,74 481,73 480,72 479,72 478,70 477,70 475,69 475,67 473,67 473,66 471,65 471,64 469,63 468,62 467,62 466,60 465,60 463,59 463,58 461,58 460,56 459,55 458,55 457,54 456,53 454,53 454,51 453,50 451,50 450,49 449,48 448,48 447,47 445,46 444,46 443,44 442,44 441,43 440,42 438,42 437,41 436,40 435,40 433,39 432,38 431,37 430,37 429,36 427,35 426,35 425,34 424,33 423,33 421,32 420,32 419,31 418,30 416,29 415,29 414,28 413,27 411,27 410,27 408,26 408,25 406,24 405,24 403,24 402,23 401,22 400,22 399,22 397,21 396,20 395,19 393,19 392,19 391,18 390,18 388,17 387,17 385,16 384,16 383,15 381,15 380,15 379,14 378,14 376,13 375,13 373,13 372,12 371,12 369,11 368,11 366,11 365,10 364,10 363,9 362,9 360,8 359,8 358,8 356,8 355,8 353,7 352,7 351,6 349,6 348,6 346,6 345,6 343,5 342,5 341,5 339,4 338,4 337,4 335,4 334,4 333,4 331,3 330,3 329,3 328,2 326,2 325,2 323,2 322,1 321,1 319,1 318,1 316,1 315,1 313,1 312,1 310,1 309,1 308,1 306,1 305,0 304,0 302,0 301,0 299,0 298,0 297,0 295,0 294,0 292,0 291,0 289,0 288,0 287,0 285,0 284,0 282,0 281,0 280,0 278,0 277,0 276,0 274,0 273,0 271,1 270,1 269,1 267,1 266,1 264,1 263,1 262,1 260,1 259,1 257,1 256,1 255,2 253,2 252,2 250,2 249,3 248,3 246,3 245,4 244,4 242,4 241,4 239,4 238,4 237,5 235,5 234,5 232,6 231,6 229,6 228,6 227,6 225,7 224,7 223,8 222,8 220,8 219,8 218,9 216,9 215,10 214,10 212,11 211,11 209,11 208,11 207,12 205,12 204,13 203,13 202,13 200,14 199,14 197,15 196,15 195,15 193,16 192,17 191,17 190,17 188,18 187,18 186,19 184,19 183,20 181,20 181,21 179,22 178,22 176,22 175,23 174,24 173,24 172,24 170,25 169,26 167,27 166,27 165,28 164,29 162,29 161,29 160,30 159,31 158,32 156,32 155,33 154,34 153,35 151,35 150,36 149,37 148,37 146,37 145,38 144,39 143,40 142,40 140,42 139,42 138,43 137,44 136,44 134,45 133,46 132,46 131,47 130,48 128,48 128,49 126,50 125,51 124,52 123,53 122,53 121,54 119,55 119,55 117,57 116,58 115,58 114,59 113,60 112,61 110,62 109,62 108,63 107,65 106,65 105,66 104,67 103,68 102,69 101,70 100,71 99,72 98,72 97,73 96,74 95,75 94,76 93,77 91,78 91,79 89,80 89,80 87,82 86,83 86,84 84,85 84,85 82,87 82,88 80,89 79,90 79,91 77,92 77,93 76,94 74,95 74,96 73,97 72,98 71,99 71,100 69,102 68,102 68,103 66,104 66,106 65,106 64,108 63,108 62,110 61,111 61,112 59,113 59,114 58,115 57,116 56,118 55,119 54,120 54,121 53,122 52,123 52,125 51,125 49,127 49,128 48,129 47,130 47,132 46,132 45,133 44,135 44,136 43,137 43,138 42,140 41,141 40,142 39,143 38,144 38,145 37,147 36,148 36,149 36,150 35,152 34,153 34,154 33,155 32,157 31,158 31,160 30,160 29,161 29,163 29,164 28,166 27,166 26,168 26,169 25,171 24,172 24,173 24,174 23,175 22,177 22,178 22,180 21,180 20,182 20,183 19,185 19,186 18,187 18,189 17,190 17,191 17,192 16,193 15,195 15,196 15,198 14,199 14,201 13,202 13,203 13,204 12,205 12,207 11,208 11,210 11,211 11,213 10,214 10,215 9,217 9,218 8,220 8,221 8,221 8,223 7,224 7,226 6,227 6,228 6,230 6,231 6,233 5,234 5,235 5,237 4,238 4,240 4,241 4,243 4,244 4,245 3,247 3,248 3,249 2,251 2,252 2,253 2,255 1,256 1,258 1,259 1,261 1,262 1,263 1,265 1,266 1,268 1,269 1,270 0,272 0,273 0,275 0,276 0,277 0,279 0,280 0,281 0,283 0,284 0,286 0,287 0,288 0,290 0,291 0,293 0,294 0,295 0,297 0,298 0,300 0,301 0,303 0,304 0,305 0,307 1,308 1,309 1,311 1,312 1,313 1,315 1,316 1,318 1,319 1,320 1,321 2,323 2,324 2,325 2,327 3,328 3,330 3,331 3,333 4,334 4,335 4,337 4,338 4,339 4,341 5,342 5,343 5,345 6,346 6,348 6,349 6,351 7,352 7,353 7,355 8,356 8,358 8,359 8,360 9,361 9,363 10,364 10,365 11,366 11,368 11,369 12,371 12,372 13,373 13,375 13,376 13,378 14,378 15,380 15,381 15,383 16,384 16,385 17,387 17,388 17,390 18,390 19,392 19,393 19,395 20,396 21,397 21,399 22,399 22,401 23,402 23,404 24,405 24,406 25,407 26,408 26,410 26,411 27,413 28,414 29,415 29,416 30,418 31,419 31,420 31,421 32,423 33,424 34,425 34,426 35,427 36,429 36,430 37,431 38,432 38,434 39,435 40,436 41,437 41,438 42,439 43,441 43,442 44,443 44,444 45,446 46,447 47,448 48,449 49,450 49,451 50,453 51,454 52,454 52,456 54,456 54,458 55,459 56,460 56,461 57,463 59,464 59,465 60,466 61,467 62,468 63,469 64,471 64,471 66,473 66,473 67,475 68,476 69,477 70,478 71,479 72,480 73,481 73,482 74,483 75,484 76,485 77,486 78,487 79,488 80,489 81,490 82,491 83,492 84,493 85,494 86,495 87,496 88,497 89,498 90,499 91,500 92,501 93,502 94,503 95,504 96,505 97,506 98,507 99,508 101,508 101,509 103,510 103,511 104,512 105,513 107,514 108,514 109,515 110,516 111,517 112,518 113,519 114,519 116,521 116,521 118,522 119,523 120,524 121,525 122,526 124,526 125,527 126,528 127,528 128,529 129,531 131,531 132,532 132,533 134,533 135,534 136,535 137,536 139,536 140,537 141,538 142,538 144,539 144,540 146,540 147,541 149,542 149,542 151,543 152,544 154,544 154,545 156,546 157,546 158,547 160,548 161,548 162,549 163,549 165,550 166,551 167,551 168,552 169,552 171,553 172,554 173,554 174,555 176,555 177,556 179,556 180,557 181,557 182,558 184,558 185,559 186,559 188,560 189,561 191,561 191,561 192,562 194,562 195,563 197,563 198,563 199,564 201,565 202,565 204,566 204,566 206,566 207,567 209,567 210,568 211,568 213,568 214,568 216,569 217,569 218,570 220,570 221,570 222,570 224,571 225,571 226,572 227,572 229,572 230,572 232,572 233,573 234,573 236,573 237,574 239,574 240,574 241,574 243,574 244,574 246,575 247,575 249,575 250,576 251,576 252,576 254,576 255,576 257,576 258,576 259,576 261,576 262,577 264,577 265,577 267,577 268,577 269,577 271,578 272,578 274,578 275,578 276,578 278,578 279,578 280,578 282,578 283,578 285,578 286,578 287,578 289,578 290,578 292,578 293,578 294,578 296,578 297,578 299,578 300,578 301,578 303,578 304,578 306,578 307,578 308,577 310,577 311,577 313,577 314,577 316,577 317,576 318,576 320,576 321,576 323,576 324,576 325,576 327,576 328,576 330,575 331,575 332,575 333,574 335,574 336,574 337,574 339,574 340,574 341,573 343,573 344,573 346,572 347,572 348,572 350,572 351,572 353,571 354,571 355,570 357,570 358,570 360,570 361,569 363,569 364,568 365,568 366,568 367,568 369,567 370,567 371,566 373,566 374,566 376,565 377,565 378,564 380,564 381,563 382,563 383,563 385,562 386,561 388,561 389,561 390,560 391,560 393,559 394,558 395,558 396,558 398,557 399,556 400,556 401,556 403,555 404,554 406,554 407,553 408,553 409,552 411,551 412,551 413,550 415,549 415,549 417,549 418,548 420,547 421,546 422,546 423,545 425,544 426,544 426,543 428,542 429,542 431,541 431,540 433,540 434,539 436,538 436,538 438,537 439,536 440,536 441,535 443,534 444,533 445,533 446,532 448,531 448,531 450,530 451,529 452,528 453,527 454,526 455,526 456,525 457,524 459,524 460,522 461,521 462,521 463,520 464,519 466,518 466,517 468,516 468,516 470,514 471,514 472,513 473,513 474,511 475,510 476,510 478,508 478,508 480,507 480,506 482,505 483,504 484,503 484,502 486,501 486,500 488,499 489,498 489,497 491,496 491,496 493,494 493,494 495,492 496,491 496,490 498,489 498,489 500,487 501,486 501,485 503,484 503,483 504,483 505,481 506,480 507,479 508,478 509,477 510,476 510,475 512,474 513,473 513,472 514,471 515,469 516,468 516,467 517,466 519,465 519,464 520,463 521,461 522,461 523,459 523,458 524,457 525,456 526,455 526,454 528,453 528,452 529,450 530,449 531,448 531,447 532,446 533,445 533,443 534,442 535,441 536,440 537,438 538,437 538,436 539,435 540,434 540,433 541,431 542,430 542,429 543,428 544,426 544,425 544,424 545,423 546,422 546,420 547,419 548,418 549,417 549,415 550,414 550,413 551,411 551,411 552,409 553,408 553,406 553,405 554,404 555,403 556,401 556,400 556,399 557,397 558,396 558,395 558,394 559,393 560,391 560,390 561,388 561,387 561,385 562,384 563,383 563,382 563,381 564,379 564,378 565,376 565,375 565,373 566,372 566,371 567,369 567,369 568,367 568,366 568,365 568,363 569,362 569,360 570,359 570,358 570,356 570,355 571,353 571,352 572,351 572,349 572,348 572,346 572,346 573,344 573,343 573,341 574,340 574,339 574,337 574,336 574,335 574,333 575,332 575,330 575,329 576,328 576,326 576,325 576,323 576,322 576,321 576,319 576,318 576,316 577,315 577,313 577,312 577,311 577,309 577,308 577,307 578,305 578,304 578,303 578,301 578,300 578,298 578,297 578,295 578,294 578,293 578,291 578,290">
              <text:p/>
            </draw:polygon>
            <draw:polygon draw:style-name="gr5" draw:text-style-name="P5" draw:layer="layout" svg:width="0.577cm" svg:height="0.577cm" svg:x="14.323cm" svg:y="0.974cm" svg:viewBox="0 0 578 578" draw:points="578,289 578,288 578,286 578,285 578,283 578,282 578,281 578,279 578,278 578,277 578,275 578,274 578,273 577,271 577,270 577,268 577,267 577,265 577,264 576,263 576,261 576,260 576,258 576,257 576,256 576,254 576,253 576,251 575,250 575,249 575,247 575,246 574,245 574,243 574,242 574,240 574,239 574,238 573,236 573,235 573,234 572,233 572,231 572,230 572,228 571,227 571,226 571,224 570,223 570,221 570,220 570,219 569,217 569,216 568,215 568,213 568,212 568,210 567,210 567,208 566,207 565,205 565,204 565,203 565,201 564,200 563,198 563,197 563,196 562,195 562,193 561,192 560,191 560,190 560,188 559,187 559,185 558,185 558,183 557,182 557,180 556,179 556,178 555,176 555,175 554,174 553,173 553,171 552,170 552,168 551,168 551,166 550,165 549,163 548,162 548,161 548,160 547,159 546,157 546,157 545,155 544,154 544,153 543,151 542,150 542,149 541,148 540,146 540,145 539,144 538,143 538,142 537,141 536,139 535,138 535,137 534,136 533,134 533,133 532,132 531,131 530,130 529,129 528,127 528,127 527,125 526,124 526,123 525,122 523,120 523,120 522,118 521,118 521,116 520,115 518,114 518,113 517,112 516,111 515,109 514,108 514,107 513,106 512,105 511,104 510,103 510,102 508,101 508,100 507,99 505,98 505,97 504,96 503,95 502,94 501,92 500,92 499,90 498,90 497,88 496,88 495,87 494,85 493,85 492,83 491,83 490,81 489,80 488,80 487,78 486,78 485,77 484,76 483,75 482,74 481,73 480,72 479,72 478,70 477,70 475,69 475,67 473,67 473,66 471,65 470,64 469,63 468,62 467,62 466,60 465,60 463,59 463,58 461,58 460,56 459,55 458,55 457,54 456,53 454,53 454,51 452,50 451,50 450,49 449,48 448,48 447,47 445,46 444,46 443,44 442,44 440,43 440,42 438,42 437,41 436,40 435,40 433,39 432,38 431,37 430,37 428,36 427,35 426,35 425,34 424,33 422,33 421,32 420,32 419,31 418,30 416,29 415,29 414,28 413,27 411,27 410,27 408,26 408,25 406,24 405,24 403,24 402,23 401,22 400,22 398,22 397,21 396,20 395,19 393,19 392,19 391,18 390,18 388,17 387,17 385,16 384,16 383,15 381,15 380,15 379,14 378,14 376,13 375,13 373,13 372,12 371,12 369,11 368,11 366,11 365,10 364,10 363,9 362,9 360,8 359,8 358,8 356,8 355,8 353,7 352,7 350,6 349,6 348,6 346,6 345,6 343,5 342,5 341,5 339,4 338,4 337,4 335,4 334,4 332,4 331,3 330,3 329,3 327,2 326,2 325,2 323,2 322,1 320,1 319,1 318,1 316,1 315,1 313,1 312,1 311,1 309,1 308,1 307,1 305,0 304,0 302,0 301,0 300,0 298,0 297,0 295,0 294,0 293,0 291,0 290,0 288,0 287,0 285,0 284,0 283,0 281,0 280,0 278,0 277,0 276,0 274,0 273,0 271,1 270,1 269,1 267,1 266,1 264,1 263,1 262,1 260,1 259,1 257,1 256,1 254,2 253,2 252,2 250,2 249,3 248,3 246,3 245,4 243,4 242,4 241,4 239,4 238,4 236,5 235,5 234,5 232,6 231,6 229,6 228,6 227,6 225,7 224,7 223,8 222,8 220,8 219,8 218,9 216,9 215,10 213,10 212,11 211,11 209,11 208,11 206,12 205,12 204,13 203,13 201,13 200,14 199,14 197,15 196,15 194,15 193,16 192,17 191,17 190,17 188,18 187,18 186,19 184,19 183,20 181,20 181,21 179,22 178,22 176,22 175,23 174,24 173,24 171,24 170,25 169,26 167,27 166,27 165,28 164,29 162,29 161,29 160,30 159,31 158,32 156,32 155,33 154,34 153,35 151,35 150,36 149,37 148,37 146,37 145,38 144,39 143,40 141,40 140,42 139,42 138,43 137,44 136,44 134,45 133,46 132,46 131,47 130,48 128,48 128,49 126,50 125,51 124,52 123,53 122,53 121,54 119,55 119,55 117,57 116,58 115,58 114,59 113,60 111,61 111,62 109,62 108,63 107,65 106,65 105,66 104,67 103,68 102,69 101,70 100,71 99,72 98,72 97,73 96,74 95,75 93,76 93,77 91,78 91,79 89,80 89,80 87,82 86,83 86,84 84,85 84,85 82,87 81,88 80,89 79,90 79,91 77,92 77,93 76,94 74,95 74,96 73,97 72,98 71,99 71,100 69,102 68,102 68,103 66,104 66,106 65,106 64,108 63,108 62,110 61,111 61,112 59,113 59,114 58,115 57,116 56,118 55,119 54,120 54,121 53,122 52,123 51,125 51,125 49,127 49,128 48,129 47,130 47,132 46,132 45,133 44,135 44,136 43,137 43,138 42,140 41,141 40,142 39,143 38,144 38,145 37,147 36,148 36,149 36,150 35,152 34,153 33,154 33,155 32,157 31,158 31,160 30,160 29,161 29,163 29,164 28,166 27,166 26,168 26,169 25,171 24,172 24,173 24,174 23,175 22,177 22,178 21,180 21,180 20,182 20,183 19,185 19,186 18,187 18,189 17,190 17,191 17,192 16,193 15,195 15,196 15,198 14,199 14,201 13,202 13,203 13,204 12,205 12,207 11,208 11,210 11,211 11,213 10,214 10,215 9,217 9,218 8,220 8,221 8,221 8,223 7,224 7,226 6,227 6,228 6,230 6,231 6,233 5,234 5,235 5,237 4,238 4,240 3,241 3,243 3,244 3,245 3,247 3,248 3,249 2,251 2,252 2,253 2,255 1,256 1,258 1,259 1,261 1,262 1,263 1,265 1,266 1,268 1,269 1,270 0,272 0,273 0,275 0,276 0,277 0,279 0,280 0,281 0,283 0,284 0,286 0,287 0,288 0,290 0,291 0,293 0,294 0,295 0,297 0,298 0,300 0,301 0,303 0,304 0,305 0,307 1,308 1,309 1,311 1,312 1,313 1,315 1,316 1,318 1,319 1,320 1,321 2,323 2,324 2,325 2,327 3,328 3,330 3,331 3,333 3,334 3,335 3,337 4,338 4,339 4,341 5,342 5,343 5,345 6,346 6,348 6,349 6,351 7,352 7,353 7,355 8,356 8,358 8,359 8,360 9,361 9,363 10,364 10,365 11,366 11,368 11,369 12,371 12,372 13,373 13,375 13,376 13,378 14,378 15,380 15,381 15,383 16,384 16,385 17,387 17,388 17,390 18,390 19,392 19,393 19,395 20,396 21,397 21,399 21,399 22,401 23,402 23,404 24,405 24,406 25,407 26,408 26,410 26,411 27,413 28,414 29,415 29,416 30,418 31,419 31,420 31,421 32,423 33,424 33,425 34,426 35,427 36,429 36,430 37,431 38,432 38,434 39,435 40,436 41,437 41,438 42,439 43,441 43,442 44,443 44,444 45,446 46,447 47,448 48,449 49,450 49,451 50,453 51,454 51,454 52,456 54,456 54,458 55,459 56,460 56,461 57,463 59,464 59,465 60,466 61,467 62,468 63,469 63,471 64,471 66,473 66,473 67,475 68,476 69,477 70,478 71,479 72,480 73,481 73,482 74,483 75,484 76,485 77,486 78,487 79,488 80,489 81,490 82,491 83,492 84,493 85,494 86,495 87,496 88,497 89,498 90,499 91,500 92,501 93,502 94,503 95,504 96,505 97,506 98,507 99,508 101,508 101,509 103,510 103,511 104,512 106,513 107,514 108,514 109,515 110,516 111,517 112,518 113,519 114,519 116,521 116,521 118,522 119,523 120,524 121,525 122,526 123,526 125,527 126,528 127,528 128,529 129,531 131,531 132,532 132,533 134,533 135,534 136,535 137,536 139,536 140,537 141,538 142,538 144,539 144,540 146,540 147,541 149,542 149,542 151,543 152,544 153,544 154,545 156,546 157,546 158,547 160,548 161,548 162,549 163,549 164,550 166,551 167,551 168,552 169,552 171,553 172,554 173,554 174,555 176,555 177,556 179,556 180,557 181,557 182,558 183,558 185,559 186,559 188,560 189,561 191,561 191,561 192,562 194,562 195,563 197,563 198,563 199,564 201,565 202,565 204,566 204,566 206,566 207,567 209,567 210,568 211,568 213,568 214,568 216,569 217,569 218,570 220,570 221,570 222,570 224,571 224,571 226,572 227,572 229,572 230,572 232,572 233,573 234,573 236,573 237,574 239,574 240,574 241,574 243,574 244,574 246,575 247,575 248,575 250,576 251,576 252,576 254,576 255,576 257,576 258,576 259,576 261,576 262,577 264,577 265,577 266,577 268,577 269,577 271,578 272,578 274,578 275,578 277,578 278,578 279,578 281,578 282,578 283,578 285,578 286,578 288,578 289,578 290,578 292,578 293,578 295,578 296,578 297,578 299,578 300,578 302,578 303,578 305,578 306,578 307,578 308,577 310,577 311,577 313,577 314,577 316,577 317,576 318,576 320,576 321,576 323,576 324,576 325,576 327,576 328,576 330,575 331,575 332,575 333,574 335,574 336,574 337,574 338,574 340,574 341,573 343,573 344,573 346,572 347,572 348,572 350,572 351,572 353,571 354,571 355,570 357,570 358,570 360,570 361,569 362,569 364,568 365,568 366,568 367,568 368,567 370,567 371,566 373,566 374,566 376,565 377,565 378,564 380,564 380,563 382,563 383,563 385,562 386,561 388,561 389,561 390,560 391,560 392,559 394,558 395,558 396,558 398,557 399,556 400,556 401,556 403,555 404,554 406,554 407,553 408,553 409,552 410,551 412,551 413,550 415,549 415,549 417,549 418,548 420,547 421,546 422,546 423,545 425,544 426,544 426,543 428,542 429,542 431,541 431,540 433,540 434,539 436,538 436,538 438,537 439,536 440,536 441,535 443,534 444,533 445,533 446,532 448,531 448,531 450,530 451,529 452,528 453,527 454,526 455,526 456,525 457,524 458,524 460,522 461,521 462,521 463,520 464,519 466,518 466,517 468,516 468,516 470,514 470,514 472,513 473,513 474,511 475,510 476,510 478,508 478,508 480,507 480,506 482,505 482,504 484,503 484,502 486,501 486,500 488,499 488,498 489,497 491,496 491,496 493,494 493,494 495,492 496,491 496,490 498,489 498,489 500,487 500,486 501,485 503,484 503,483 504,483 505,481 506,480 507,479 508,478 509,477 510,476 510,475 512,474 512,473 513,472 514,471 515,469 516,468 516,467 518,466 518,465 519,464 520,463 521,461 522,461 523,459 523,458 524,457 525,456 526,455 527,454 528,453 528,452 529,450 530,449 530,448 531,447 532,446 533,445 533,443 534,442 535,441 536,440 537,438 538,437 538,436 539,435 540,434 540,433 541,431 542,430 542,429 543,428 544,426 544,425 544,424 545,423 546,422 546,420 547,419 548,418 548,417 549,415 550,414 550,413 551,411 551,411 552,409 553,408 553,406 553,405 554,404 555,403 556,401 556,400 556,399 557,397 558,396 558,395 558,394 559,393 560,391 560,390 560,388 561,387 561,385 562,384 563,383 563,382 563,381 564,379 564,378 565,376 565,375 565,373 566,372 566,371 567,369 567,369 568,367 568,366 568,365 568,363 569,362 569,360 570,359 570,358 570,356 570,355 571,353 571,352 572,351 572,349 572,348 572,346 572,346 573,344 573,343 573,341 574,340 574,339 574,337 574,336 574,335 574,333 575,332 575,330 575,329 576,328 576,326 576,325 576,323 576,322 576,321 576,319 576,318 576,316 577,315 577,313 577,312 577,311 577,309 577,308 577,307 578,305 578,304 578,303 578,301 578,300 578,298 578,297 578,295 578,294 578,293 578,291 578,290">
              <text:p/>
            </draw:polygon>
            <draw:polygon draw:style-name="gr9" draw:text-style-name="P7" draw:layer="layout" svg:width="0.577cm" svg:height="0.577cm" svg:x="9.525cm" svg:y="5.772cm" svg:viewBox="0 0 578 578" draw:points="578,289 578,287 578,286 578,285 578,283 578,282 578,280 578,279 578,278 578,277 578,275 578,274 577,272 577,271 577,269 577,268 577,267 577,265 577,264 577,262 577,261 577,260 577,258 577,257 576,255 576,254 576,253 576,251 575,250 575,249 575,247 575,246 574,244 574,243 574,242 574,240 574,239 574,238 573,237 573,235 572,234 572,232 572,231 572,230 572,228 571,227 571,225 571,224 571,223 571,221 570,220 570,219 569,217 569,216 568,214 568,213 568,212 568,211 567,209 566,208 566,207 566,205 566,204 565,202 565,201 564,200 564,198 564,197 563,196 562,195 562,193 561,192 561,191 561,189 560,188 559,187 559,186 559,184 558,183 557,182 557,180 556,179 556,177 555,177 555,175 554,174 554,172 553,171 552,170 552,169 552,167 551,166 550,165 549,163 549,163 548,161 547,160 547,159 547,157 546,157 545,155 544,154 544,152 543,152 542,150 542,149 541,147 541,147 540,145 539,144 538,142 538,142 537,140 536,139 536,137 535,137 534,135 534,134 533,133 532,132 531,131 530,130 529,129 529,127 528,127 527,125 526,124 526,123 525,122 524,121 523,119 522,118 522,117 521,116 519,115 519,114 518,112 517,112 517,110 515,110 514,108 514,107 513,106 512,105 511,104 511,103 509,102 508,101 508,100 507,99 506,98 505,96 504,96 503,94 502,94 501,92 500,92 499,90 498,89 497,88 496,87 495,87 494,85 493,85 492,83 492,82 490,82 489,80 488,80 487,78 486,77 485,77 484,75 483,75 482,74 481,73 480,72 479,71 478,70 477,69 476,69 475,67 474,66 473,66 471,65 471,64 469,63 468,62 467,62 466,60 465,59 464,59 463,58 462,57 460,56 459,55 458,54 457,54 456,53 454,52 454,51 452,50 451,50 450,49 449,48 447,47 447,47 445,46 444,45 443,45 442,44 440,43 439,42 438,41 437,41 435,40 435,39 433,39 432,38 430,37 430,36 428,36 427,35 426,34 425,34 424,34 422,33 421,32 420,32 419,31 417,30 416,29 415,29 414,28 412,28 411,27 410,27 408,26 407,25 406,24 405,24 403,24 402,23 400,22 399,22 398,22 397,21 396,20 394,20 393,20 392,19 390,18 390,18 388,17 387,17 385,17 384,16 382,15 381,15 380,15 378,14 378,14 376,14 375,14 373,13 372,12 370,12 369,11 368,11 366,11 365,11 364,10 362,10 361,9 360,9 359,9 357,9 356,8 355,8 353,7 352,7 350,6 349,6 348,6 346,6 345,6 343,5 342,5 340,5 339,4 338,4 337,4 335,4 334,4 332,4 331,3 330,3 328,3 327,2 325,2 324,2 322,2 322,2 320,2 319,2 318,2 316,2 315,1 313,1 312,1 310,1 309,1 308,1 307,1 305,0 304,0 302,0 301,0 300,0 298,0 297,0 295,0 294,0 292,0 291,0 290,0 288,0 287,0 285,0 284,0 283,0 281,0 280,0 278,0 277,0 276,0 274,0 273,1 272,1 270,1 269,1 267,1 266,1 265,1 263,2 262,2 260,2 259,2 258,2 256,2 255,2 253,2 252,2 250,3 249,3 248,3 247,3 245,4 244,4 242,4 241,4 239,4 238,4 237,5 235,5 234,5 232,6 231,6 230,6 228,6 227,6 225,7 224,7 223,8 221,8 220,9 219,9 218,9 217,9 215,10 214,10 212,11 211,11 209,11 208,11 207,12 205,12 204,13 203,14 202,14 200,14 199,14 197,15 196,15 195,15 193,16 192,17 191,17 190,17 189,18 187,18 186,19 184,20 183,20 182,20 180,21 179,22 178,22 177,22 175,23 174,24 172,24 172,25 170,25 169,26 167,27 166,27 165,28 164,29 163,29 161,29 160,30 159,31 158,32 157,32 155,33 154,34 153,34 152,35 150,36 149,36 148,37 147,38 145,39 144,39 143,40 142,41 140,41 140,42 138,43 137,44 135,44 135,45 133,45 132,46 131,47 130,47 129,48 128,49 127,50 125,51 124,52 123,52 122,53 121,54 119,54 119,56 117,57 116,57 115,58 114,59 113,60 112,61 110,62 110,62 108,63 107,64 106,65 105,66 104,67 103,68 102,69 101,69 100,71 99,71 98,72 97,73 96,74 94,75 94,76 93,77 92,77 91,79 89,80 89,81 87,82 87,82 85,84 85,85 84,86 82,87 82,87 80,89 80,89 79,91 77,92 77,93 76,94 75,95 74,96 73,97 72,98 71,99 71,100 69,101 69,102 68,103 67,104 66,105 65,106 64,107 63,108 62,110 62,111 61,112 59,113 59,114 58,115 57,116 57,117 55,119 55,119 54,121 53,122 52,123 52,124 50,125 50,127 49,128 48,129 47,130 47,131 46,132 45,133 45,135 44,136 44,137 42,138 41,140 41,140 40,142 39,143 39,145 38,145 37,147 37,148 36,149 35,150 35,152 34,153 34,154 33,155 32,157 32,158 31,159 30,160 29,161 29,163 28,164 28,165 27,166 27,167 26,169 25,170 25,172 25,173 24,174 23,175 22,177 22,178 22,179 21,181 20,182 20,183 20,184 19,186 18,187 18,189 17,190 17,191 17,192 16,193 15,195 15,196 15,197 14,199 14,200 14,202 13,203 13,204 12,205 12,207 11,208 11,209 11,211 10,212 10,214 9,215 9,217 9,218 9,219 8,220 8,222 8,223 7,224 7,225 7,227 7,228 6,230 6,231 6,232 5,234 5,235 4,237 4,238 4,239 4,241 4,242 4,244 3,245 3,247 3,248 3,249 2,250 2,252 2,253 2,255 2,256 2,257 2,259 2,260 1,262 1,263 1,265 1,266 1,267 1,269 0,270 0,272 0,273 0,274 0,276 0,277 0,278 0,280 0,281 0,283 0,284 0,285 0,287 0,288 0,290 0,291 0,292 0,294 0,295 0,297 0,298 0,299 0,301 0,302 0,304 0,305 0,307 0,308 1,309 1,310 1,312 1,313 1,315 1,316 2,317 2,319 2,320 2,322 2,323 2,325 2,326 2,327 2,328 3,329 3,331 3,332 4,334 4,335 4,337 4,338 4,339 4,340 5,342 5,343 5,345 6,346 6,347 7,349 7,350 7,352 7,353 7,355 8,356 8,357 9,359 9,360 9,362 9,362 10,364 10,365 11,366 11,368 11,369 11,370 12,372 13,373 13,375 14,376 14,378 14,379 15,380 15,381 15,382 16,384 16,385 17,387 17,388 17,389 18,391 19,392 19,393 20,394 20,396 21,397 21,398 22,400 22,400 23,402 23,403 24,405 25,406 25,408 26,408 26,410 27,411 27,412 28,414 29,415 29,416 30,417 31,419 31,420 32,421 32,422 33,424 34,425 34,426 35,427 36,428 37,430 37,431 38,432 39,434 39,435 40,436 41,437 41,439 42,440 43,441 44,442 44,443 45,444 45,446 46,447 47,448 48,449 49,451 50,451 50,453 51,454 52,454 52,456 53,457 55,458 55,459 56,460 57,462 57,463 59,464 59,465 60,466 61,467 62,469 63,469 64,471 64,471 66,473 67,473 67,475 68,476 69,477 70,478 71,479 72,480 73,481 73,482 75,483 75,484 76,485 77,486 78,487 79,488 80,489 81,490 82,492 83,492 84,493 85,494 86,495 87,496 88,497 89,498 90,499 91,500 92,501 93,502 94,503 95,504 97,505 97,506 99,507 99,508 101,508 101,510 103,511 103,511 105,512 105,513 107,514 108,514 109,515 110,517 111,517 112,518 113,519 115,520 116,521 117,522 118,522 119,523 120,524 122,525 122,526 124,526 125,527 126,528 127,529 129,529 129,531 131,531 132,532 133,533 134,534 135,534 136,535 137,536 139,536 140,537 141,538 142,538 144,539 145,540 146,541 147,541 149,542 149,542 151,543 152,544 154,544 154,545 156,546 157,547 159,547 159,548 161,549 162,549 163,549 165,550 165,551 167,552 168,552 170,553 171,553 172,554 173,554 175,555 176,556 177,556 179,556 180,557 181,558 182,558 184,559 185,559 187,559 188,560 189,561 191,561 191,561 193,562 194,563 195,563 197,564 198,564 200,564 201,565 202,565 203,566 205,566 206,566 207,567 209,567 210,568 212,568 213,568 214,568 216,569 217,569 219,570 220,570 221,571 222,571 223,571 225,571 226,572 227,572 229,572 230,572 232,572 233,573 235,573 236,573 237,574 239,574 240,574 242,574 243,574 244,574 246,575 247,575 249,575 250,576 251,576 253,576 254,576 255,577 257,577 258,577 260,577 261,577 262,577 264,577 265,577 267,577 268,577 269,577 271,578 272,578 274,578 275,578 277,578 278,578 279,578 280,578 282,578 283,578 285,578 286,578 288,578 289,578 290,578 292,578 293,578 295,578 296,578 297,578 299,578 300,578 302,578 303,578 304,578 306,578 307,578 308,577 310,577 311,577 313,577 314,577 315,577 317,577 318,577 320,577 321,577 322,577 324,576 325,576 326,576 327,576 329,575 330,575 332,575 333,575 334,574 336,574 337,574 338,574 340,574 341,574 343,573 344,573 345,572 347,572 348,572 350,572 351,572 352,571 354,571 355,571 357,571 358,570 360,570 361,569 362,569 363,568 364,568 366,568 367,568 368,567 370,567 371,566 373,566 374,566 375,565 377,565 378,564 379,564 380,564 382,563 383,563 385,562 386,561 387,561 389,561 390,560 391,560 392,559 394,559 395,558 396,558 398,557 399,556 400,556 401,556 403,555 404,554 405,554 407,554 408,553 409,552 410,552 412,551 413,550 414,549 415,549 417,549 418,548 420,547 420,547 422,546 423,545 424,544 426,544 426,543 428,542 429,542 430,541 431,541 433,540 434,539 435,538 436,538 438,537 439,536 440,536 441,535 442,534 443,534 445,533 446,532 447,531 448,531 450,530 450,529 452,529 453,527 454,526 455,526 457,525 457,524 459,524 460,522 461,522 462,521 463,520 464,519 466,518 466,517 468,517 469,516 470,514 471,514 472,513 474,513 474,511 476,511 476,510 478,509 478,508 480,507 481,506 482,505 483,504 484,504 484,502 486,501 487,501 487,499 489,499 489,497 491,496 492,496 493,494 494,494 494,492 496,492 496,491 498,489 499,489 499,487 501,487 501,485 503,484 504,483 504,483 506,481 506,481 507,479 508,478 509,477 510,476 511,475 512,474 513,473 513,472 514,471 515,470 516,469 517,467 517,466 519,465 519,464 520,463 521,462 522,461 523,459 524,459 524,457 525,456 526,455 526,454 528,453 529,452 529,451 530,449 531,448 531,447 532,446 533,445 534,443 534,442 535,441 536,440 537,439 538,438 538,436 539,435 540,434 541,433 541,431 542,430 542,428 543,428 543,426 544,425 544,424 545,423 546,422 547,420 547,419 548,417 549,417 549,415 550,414 550,412 551,411 552,410 552,409 553,408 554,406 554,405 554,403 555,403 556,401 556,400 556,398 557,397 558,396 558,395 559,394 559,392 560,391 560,389 561,388 561,387 561,385 562,385 563,383 563,382 564,380 564,379 564,378 565,376 565,375 566,373 566,372 566,370 567,370 567,368 568,367 568,366 568,364 568,363 569,362 569,360 570,359 570,357 571,356 571,355 571,353 571,352 572,350 572,349 572,348 572,347 572,345 573,344 573,343 573,341 574,340 574,338 574,337 574,336 574,334 574,333 575,332 575,330 575,329 575,327 576,326 576,325 576,323 576,322 577,320 577,319 577,317 577,316 577,315 577,313 577,312 577,310 577,309 577,308 577,307 578,305 578,304 578,302 578,301 578,299 578,298 578,297 578,295 578,294 578,292 578,291 578,290">
              <text:p/>
            </draw:polygon>
            <draw:polygon draw:style-name="gr9" draw:text-style-name="P7" draw:layer="layout" svg:width="0.577cm" svg:height="0.577cm" svg:x="13.602cm" svg:y="5.772cm" svg:viewBox="0 0 578 578" draw:points="578,289 578,287 578,286 578,285 578,283 578,282 578,280 578,279 578,278 578,277 578,275 578,274 577,272 577,271 577,269 577,268 577,267 577,265 577,264 577,262 577,261 577,260 577,258 577,257 576,255 576,254 576,253 576,251 575,250 575,249 575,247 575,246 574,244 574,243 574,242 574,240 574,239 574,238 573,237 573,235 572,234 572,232 572,231 572,230 572,228 571,227 571,225 571,224 571,223 571,221 570,220 570,219 569,217 569,216 568,214 568,213 568,212 568,211 567,209 566,208 566,207 566,205 566,204 565,202 565,201 564,200 563,198 563,197 563,196 562,195 562,193 561,192 561,191 561,189 560,188 559,187 559,186 559,184 558,183 557,182 557,180 556,179 556,177 555,177 555,175 554,174 554,172 553,171 552,170 551,169 551,167 551,166 550,165 549,163 549,163 548,161 547,160 547,159 547,157 546,157 545,155 544,154 544,152 543,152 542,150 542,149 541,147 541,147 540,145 539,144 538,142 538,142 537,140 536,139 536,137 535,137 534,135 533,134 533,133 532,132 531,131 530,130 529,129 529,127 528,127 527,125 526,124 526,123 525,122 524,121 523,119 522,118 521,117 521,116 519,115 519,114 518,112 517,112 517,110 515,110 514,108 514,107 513,106 512,105 511,104 511,103 509,102 508,101 508,100 507,99 506,98 505,96 504,96 503,94 502,94 501,92 500,92 499,90 498,89 497,88 496,87 495,87 494,85 493,85 492,83 491,82 490,82 489,80 488,80 487,78 486,77 485,77 484,75 483,75 482,74 481,73 480,72 479,71 478,70 477,69 476,69 475,67 473,66 473,66 471,65 471,64 469,63 468,62 467,62 466,60 465,59 464,59 463,58 461,57 460,56 459,55 458,54 457,54 456,53 454,52 454,51 453,50 451,50 451,49 449,48 448,47 447,47 446,46 444,45 443,45 442,44 441,43 439,42 439,41 437,41 436,40 435,39 434,39 432,38 431,37 430,36 429,36 427,35 426,34 425,34 424,34 423,33 421,32 420,32 419,31 417,30 416,29 415,29 414,28 412,28 411,27 410,27 408,26 407,25 406,24 405,24 403,24 402,23 400,22 399,22 398,22 397,21 396,20 394,20 393,20 392,19 390,18 389,18 388,17 387,17 385,17 384,16 382,15 381,15 380,15 378,14 377,14 376,14 375,14 373,13 372,12 370,12 369,11 368,11 366,11 365,11 364,10 362,10 361,9 360,9 359,9 357,9 356,8 355,8 353,7 352,7 350,6 349,6 347,6 346,6 345,6 343,5 342,5 340,5 339,4 338,4 336,4 335,4 334,4 332,4 331,3 329,3 328,3 327,2 325,2 324,2 322,2 322,2 320,2 319,2 317,2 316,2 315,1 313,1 312,1 310,1 309,1 308,1 306,1 305,0 304,0 302,0 301,0 299,0 298,0 297,0 295,0 294,0 292,0 291,0 290,0 288,0 287,0 285,0 284,0 283,0 281,0 280,0 278,0 277,0 276,0 274,0 273,1 272,1 270,1 269,1 267,1 266,1 264,1 263,2 262,2 260,2 259,2 257,2 256,2 255,2 253,2 252,2 250,3 249,3 248,3 246,3 245,4 244,4 242,4 241,4 239,4 238,4 237,5 235,5 234,5 232,6 231,6 230,6 228,6 227,6 225,7 224,7 222,8 221,8 220,9 219,9 218,9 216,9 215,10 214,10 212,11 211,11 209,11 208,11 207,12 205,12 204,13 203,14 202,14 200,14 199,14 197,15 196,15 195,15 193,16 192,17 191,17 190,17 189,18 187,18 186,19 184,20 183,20 182,20 181,21 179,22 178,22 177,22 175,23 174,24 172,24 172,25 170,25 169,26 167,27 166,27 165,28 164,29 162,29 161,29 160,30 159,31 158,32 156,32 155,33 154,34 153,34 152,35 150,36 149,36 148,37 147,38 145,39 144,39 143,40 142,41 140,41 140,42 138,43 137,44 135,44 135,45 133,45 132,46 131,47 130,47 129,48 128,49 126,50 125,51 124,52 123,52 122,53 121,54 119,54 119,56 117,57 116,57 115,58 114,59 113,60 112,61 110,62 110,62 108,63 107,64 106,65 105,66 104,67 103,68 102,69 101,69 100,71 99,71 98,72 96,73 96,74 94,75 94,76 93,77 92,77 91,79 89,80 89,81 87,82 87,82 85,84 84,85 84,86 82,87 82,87 80,89 80,89 79,91 77,92 77,93 76,94 75,95 74,96 73,97 72,98 71,99 71,100 69,101 69,102 68,103 66,104 66,105 65,106 64,107 63,108 62,110 62,111 61,112 59,113 59,114 58,115 57,116 57,117 55,119 54,119 54,121 53,122 52,123 52,124 50,125 50,127 49,128 48,129 47,130 47,131 46,132 45,133 45,135 44,136 43,137 42,138 41,140 41,140 40,142 39,143 39,145 38,145 37,147 36,148 36,149 35,150 35,152 34,153 34,154 33,155 32,157 32,158 31,159 30,160 29,161 29,163 28,164 28,165 27,166 27,167 26,169 25,170 24,172 24,173 24,174 23,175 22,177 22,178 22,179 21,181 20,182 20,183 20,184 19,186 18,187 18,189 17,190 17,191 17,192 16,193 15,195 15,196 15,197 14,199 14,200 13,202 13,203 13,204 12,205 12,207 11,208 11,209 11,211 11,212 10,214 9,215 9,217 9,218 9,219 8,220 8,222 8,223 7,224 7,225 6,227 6,228 6,230 6,231 6,232 5,234 5,235 4,237 4,238 4,239 4,241 4,242 4,244 3,245 3,247 3,248 3,249 2,250 2,252 2,253 2,255 1,256 1,257 1,259 1,260 1,262 1,263 1,265 1,266 1,267 1,269 1,270 0,272 0,273 0,274 0,276 0,277 0,278 0,280 0,281 0,283 0,284 0,285 0,287 0,288 0,290 0,291 0,292 0,294 0,295 0,297 0,298 0,299 0,301 0,302 0,304 0,305 0,307 0,308 1,309 1,310 1,312 1,313 1,315 1,316 1,317 1,319 1,320 1,322 1,323 2,325 2,326 2,327 2,328 3,329 3,331 3,332 4,334 4,335 4,337 4,338 4,339 4,340 5,342 5,343 5,345 6,346 6,347 6,349 6,350 6,352 7,353 7,355 8,356 8,357 9,359 9,360 9,362 9,362 10,364 10,365 11,366 11,368 11,369 11,370 12,372 13,373 13,375 13,376 13,378 14,379 15,380 15,381 15,382 16,384 16,385 17,387 17,388 17,389 18,391 19,392 19,393 20,394 20,396 21,397 21,398 22,400 22,400 23,402 23,403 24,405 24,406 25,408 26,408 26,410 27,411 27,412 28,414 29,415 29,416 30,417 31,419 31,420 32,421 32,422 33,424 34,425 34,426 35,427 36,428 36,430 37,431 38,432 39,434 39,435 40,436 41,437 41,439 42,440 43,441 43,442 44,443 45,444 45,446 46,447 47,448 48,449 49,451 50,451 50,453 51,454 52,454 52,456 54,457 54,458 55,459 56,460 57,462 57,463 59,464 59,465 60,466 61,467 62,469 63,469 64,471 64,471 66,473 66,473 67,475 68,476 69,477 70,478 71,479 72,480 73,481 73,482 75,483 75,484 76,485 77,486 78,487 79,488 80,489 81,490 82,492 83,492 84,493 85,494 86,495 87,496 88,497 89,498 90,499 91,500 92,501 93,502 94,503 95,504 96,505 97,506 99,507 99,508 101,508 101,510 103,511 103,511 105,512 105,513 107,514 108,514 109,515 110,517 111,517 112,518 113,519 114,520 116,521 117,522 118,522 119,523 120,524 122,525 122,526 124,526 125,527 126,528 127,529 129,529 129,531 131,531 132,532 132,533 134,534 135,534 136,535 137,536 139,536 140,537 141,538 142,538 144,539 144,540 146,541 147,541 149,542 149,542 151,543 152,544 154,544 154,545 156,546 157,547 159,547 159,548 161,549 162,549 163,549 165,550 165,551 167,552 168,552 170,553 171,553 172,554 173,554 174,555 176,556 177,556 179,556 180,557 181,558 182,558 184,559 185,559 186,559 188,560 189,561 191,561 191,561 192,562 194,563 195,563 197,564 198,564 200,564 201,565 202,565 203,566 204,566 206,566 207,567 209,567 210,568 212,568 213,568 214,568 216,569 217,569 219,570 220,570 221,571 222,571 223,571 225,571 226,572 227,572 229,572 230,572 232,572 233,573 234,573 236,573 237,574 239,574 240,574 242,574 243,574 244,574 246,575 247,575 249,575 250,576 251,576 252,576 254,576 255,577 257,577 258,577 260,577 261,577 262,577 264,577 265,577 267,577 268,577 269,577 271,578 272,578 274,578 275,578 276,578 278,578 279,578 280,578 282,578 283,578 285,578 286,578 287,578 289,578 290,578 292,578 293,578 294,578 296,578 297,578 299,578 300,578 302,578 303,578 304,578 306,578 307,578 308,577 310,577 311,577 313,577 314,577 315,577 317,577 318,577 320,577 321,577 322,577 324,576 325,576 326,576 327,576 329,575 330,575 332,575 333,575 334,574 336,574 337,574 338,574 340,574 341,574 343,573 344,573 345,572 347,572 348,572 350,572 351,572 352,571 354,571 355,571 357,571 358,570 359,570 361,569 362,569 363,568 364,568 366,568 367,568 368,567 370,567 371,566 373,566 374,566 375,565 377,565 378,564 379,564 380,564 382,563 383,563 385,562 386,561 387,561 389,561 390,560 391,560 392,559 394,559 395,558 396,558 398,557 399,556 400,556 401,556 403,555 404,554 405,554 407,554 407,553 409,552 410,552 412,551 413,550 414,549 415,549 417,549 418,548 419,547 420,547 422,546 423,545 425,544 426,544 427,543 428,542 429,542 431,541 431,541 433,540 434,539 435,538 436,538 438,537 439,536 440,536 441,535 443,534 443,534 445,533 446,532 447,531 448,531 450,530 451,529 452,529 453,527 454,526 455,526 457,525 457,524 459,524 460,522 461,522 462,521 463,520 464,519 466,518 466,517 468,517 469,516 470,514 471,514 472,513 473,513 474,511 476,511 476,510 478,509 478,508 480,507 481,506 482,505 483,504 484,504 484,502 486,501 487,501 487,499 489,499 489,497 491,496 491,496 493,494 494,494 494,492 496,492 496,491 498,489 499,489 499,487 501,487 501,485 503,484 503,483 504,483 506,481 506,481 507,479 508,478 509,477 510,476 511,475 512,474 513,473 513,472 514,471 515,470 516,469 517,467 517,466 519,465 519,464 520,463 521,462 521,461 523,459 524,459 524,457 525,456 526,455 526,454 528,453 529,452 529,451 530,449 531,448 531,447 532,446 533,445 533,443 534,442 535,441 536,440 537,439 538,438 538,436 539,435 540,434 541,433 541,431 542,430 542,428 543,428 543,426 544,425 544,424 545,423 546,422 547,420 547,419 548,417 549,417 549,415 550,414 550,412 551,411 551,410 552,409 553,408 554,406 554,405 554,403 555,403 556,401 556,400 556,398 557,397 558,396 558,395 559,394 559,392 560,391 560,389 561,388 561,387 561,385 562,385 563,383 563,382 563,380 564,379 564,378 565,376 565,375 566,373 566,372 566,370 567,370 567,368 568,367 568,366 568,364 568,363 569,362 569,360 570,359 570,357 571,356 571,355 571,353 571,352 572,350 572,349 572,348 572,347 572,345 573,344 573,343 573,341 574,340 574,338 574,337 574,336 574,334 574,333 575,332 575,330 575,329 575,327 576,326 576,325 576,323 576,322 577,320 577,319 577,317 577,316 577,315 577,313 577,312 577,310 577,309 577,308 577,307 578,305 578,304 578,302 578,301 578,299 578,298 578,297 578,295 578,294 578,292 578,291 578,290">
              <text:p/>
            </draw:polygon>
            <draw:polygon draw:style-name="gr9" draw:text-style-name="P7" draw:layer="layout" svg:width="0.577cm" svg:height="0.577cm" svg:x="15.043cm" svg:y="4.331cm" svg:viewBox="0 0 578 578" draw:points="578,289 578,288 578,286 578,285 578,284 578,282 578,281 578,279 578,278 578,277 578,275 578,274 578,273 577,271 577,270 577,268 577,267 577,266 577,264 577,263 577,261 577,260 577,259 577,257 577,256 576,254 576,253 576,251 576,250 575,249 575,248 575,246 574,245 574,243 574,242 574,240 574,239 574,238 573,236 573,235 573,233 572,233 572,231 572,230 572,229 572,227 571,226 571,224 571,223 571,221 570,220 570,219 569,218 569,216 568,215 568,213 568,212 568,210 567,209 567,208 566,207 566,206 566,204 565,203 565,201 564,200 563,198 563,197 563,196 563,195 562,194 561,192 561,191 561,190 560,188 559,187 559,185 559,185 558,183 558,182 557,180 556,179 556,178 555,176 555,176 554,174 554,173 553,171 552,170 552,168 551,168 551,166 550,165 549,164 549,162 548,161 548,160 547,159 547,158 546,156 545,155 544,154 544,153 543,151 542,150 542,149 541,148 541,146 540,146 539,144 538,143 538,141 537,141 536,139 536,137 535,137 534,135 533,134 533,133 532,132 531,131 531,130 530,129 529,127 528,126 527,125 526,124 526,123 525,122 524,120 523,119 522,118 521,117 521,116 520,114 519,114 518,112 517,112 517,110 515,109 514,108 514,107 513,106 512,105 511,104 511,103 510,102 508,101 508,100 507,99 506,98 505,96 504,96 503,94 502,94 501,92 500,92 499,90 499,89 497,88 496,87 495,86 494,85 494,84 492,83 491,82 490,81 489,80 488,80 487,78 486,77 485,77 484,75 483,75 483,73 481,73 481,72 479,71 478,70 477,69 476,69 475,67 473,66 473,66 471,65 471,64 469,63 469,62 467,62 466,60 465,59 464,59 463,58 461,57 461,56 459,55 458,54 457,54 456,53 454,52 454,51 453,50 451,50 451,49 449,48 448,47 447,47 446,46 444,45 443,44 442,44 441,43 440,42 439,41 437,41 436,40 435,39 434,39 432,38 431,37 430,36 429,36 427,35 427,34 425,34 424,33 423,32 421,32 421,32 419,31 418,30 416,29 416,29 414,28 413,27 411,27 410,27 409,26 408,25 406,24 405,24 404,24 402,23 401,22 400,22 399,21 397,21 396,20 395,20 393,20 392,19 391,18 390,17 388,17 387,17 386,16 384,16 383,15 381,15 381,15 379,14 378,14 376,14 375,13 374,13 372,12 371,12 369,11 368,11 367,11 365,10 365,10 363,9 362,9 360,9 359,9 358,8 356,8 355,7 353,7 352,7 351,6 349,6 348,6 346,6 345,6 344,5 342,5 341,4 339,4 338,4 337,4 335,4 335,4 333,3 332,3 330,3 329,3 328,2 326,2 325,2 323,2 322,2 321,2 319,2 318,2 316,2 315,1 314,1 312,1 311,1 309,1 308,1 307,0 305,0 304,0 303,0 301,0 300,0 298,0 297,0 296,0 294,0 293,0 291,0 290,0 288,0 287,0 286,0 284,0 283,0 281,0 280,0 279,0 278,0 276,0 275,0 273,0 272,0 270,1 269,1 268,1 266,1 265,1 263,1 262,2 261,2 259,2 258,2 256,2 255,2 254,2 252,2 251,2 249,3 248,3 247,3 245,4 244,4 243,4 241,4 240,4 238,4 237,5 236,5 234,5 233,6 231,6 230,6 228,6 227,6 226,7 225,7 224,8 222,8 221,9 220,9 218,9 217,9 215,10 214,10 213,11 211,11 210,11 208,11 207,12 206,12 205,13 203,13 202,14 201,14 199,14 198,15 196,15 195,15 194,16 192,17 191,17 190,17 189,18 188,18 186,19 185,20 183,20 183,20 181,21 180,22 178,22 177,22 176,23 174,24 173,24 172,24 171,25 169,26 168,27 167,27 166,28 164,28 163,29 161,29 160,30 160,31 158,32 157,32 155,33 155,34 153,34 152,35 150,35 150,36 148,36 147,37 146,38 145,39 143,39 142,40 141,41 140,41 138,42 137,44 136,44 135,45 134,45 132,46 131,47 130,47 129,48 128,49 126,50 126,50 124,52 123,52 122,53 121,54 119,54 119,55 117,57 117,57 115,58 114,59 113,59 112,61 111,62 110,62 108,63 107,64 106,65 105,66 104,66 103,68 102,69 101,69 100,71 99,71 98,72 97,73 96,74 95,75 94,76 93,77 92,77 91,79 89,80 89,80 87,82 87,82 86,84 84,84 84,85 82,87 82,87 81,89 80,89 79,91 77,92 77,92 76,94 75,94 74,96 73,96 72,98 71,99 71,100 69,101 69,102 68,103 67,104 66,105 65,106 64,107 64,108 62,110 62,110 61,112 60,113 59,114 58,115 57,116 57,117 56,119 54,119 54,121 53,122 52,123 52,124 51,125 50,126 49,128 48,129 47,130 47,131 46,132 45,133 45,135 44,135 44,137 43,138 42,139 41,141 41,142 40,143 39,144 39,146 38,147 37,148 36,149 36,150 35,152 34,153 34,154 33,155 32,157 32,158 31,159 30,160 29,161 29,163 29,164 28,165 27,166 27,168 26,169 25,171 25,172 24,173 24,174 23,176 22,177 22,178 22,180 21,180 20,182 20,183 20,185 19,186 18,188 18,189 17,190 17,191 17,192 16,194 15,195 15,196 15,198 14,199 14,201 14,201 14,203 13,204 12,206 12,207 11,208 11,210 11,211 11,213 10,214 10,215 9,217 9,218 9,220 9,220 8,221 8,223 7,224 7,226 6,227 6,229 6,230 6,231 6,233 5,234 5,236 5,237 4,238 4,240 4,241 4,243 4,244 4,245 3,247 3,248 3,249 2,251 2,252 2,254 2,255 2,256 2,258 2,259 2,261 2,262 1,263 1,265 1,266 1,268 1,269 1,271 1,272 0,273 0,275 0,276 0,277 0,278 0,279 0,281 0,282 0,284 0,285 0,286 0,288 0,289 0,291 0,292 0,293 0,295 0,296 0,298 0,299 0,301 0,302 0,303 0,305 0,306 1,308 1,309 1,310 1,311 1,313 1,314 2,316 2,317 2,319 2,320 2,321 2,323 2,324 2,326 2,327 3,328 3,330 3,331 3,333 4,334 4,335 4,337 4,338 4,339 4,341 5,342 5,344 6,345 6,346 6,348 6,349 6,351 7,352 7,353 7,355 8,356 8,358 9,359 9,360 9,361 9,363 10,364 10,365 11,367 11,368 11,369 12,371 12,372 13,374 13,375 14,376 14,377 14,379 15,380 15,381 15,383 16,384 16,386 17,387 17,388 17,389 18,391 19,392 20,393 20,395 20,396 21,397 21,399 22,399 22,401 23,402 24,404 24,405 24,406 25,407 26,409 27,410 27,411 27,413 28,413 29,415 29,416 30,418 31,419 32,420 32,421 32,423 33,424 34,425 34,426 35,427 36,429 36,430 37,431 38,432 39,434 39,435 40,436 41,437 41,439 42,439 43,441 44,442 44,443 45,444 45,446 47,447 47,448 48,449 49,451 50,451 50,453 51,454 52,454 53,456 54,457 54,458 55,459 56,460 57,461 58,462 59,464 59,465 60,466 61,467 62,468 63,469 64,471 64,471 66,473 66,473 67,475 69,476 69,477 70,478 71,479 72,480 73,481 73,482 75,483 75,484 76,485 77,486 78,487 80,488 80,489 81,490 82,491 83,492 84,493 85,494 86,495 87,496 88,497 89,498 90,499 92,500 92,501 93,502 94,503 95,503 96,505 97,506 99,506 99,508 101,508 101,509 103,511 104,511 105,512 106,513 107,514 108,514 109,515 110,517 111,517 112,518 114,519 114,519 116,521 117,522 118,522 119,523 120,524 122,525 122,526 124,526 125,527 126,528 127,529 129,529 129,530 131,531 132,532 132,533 134,533 136,534 136,535 138,536 139,536 141,537 141,538 143,538 144,539 145,540 146,541 148,541 149,542 150,542 151,543 153,544 154,544 155,545 156,546 158,547 159,547 160,547 161,548 162,549 164,549 165,550 166,551 167,552 168,552 170,552 171,553 173,554 174,554 175,555 176,555 178,556 179,556 180,557 182,557 183,558 184,559 185,559 187,559 188,560 190,561 191,561 192,561 193,562 194,562 196,563 197,564 198,564 200,564 201,565 203,565 204,566 206,566 206,566 208,566 209,567 210,568 212,568 213,568 215,568 216,569 218,569 219,570 220,570 221,571 223,571 224,571 226,571 227,571 228,572 229,572 231,572 232,572 233,573 235,573 236,573 238,574 239,574 240,574 242,574 243,574 245,574 246,575 248,575 249,575 250,575 251,576 253,576 254,576 256,576 257,577 258,577 260,577 261,577 263,577 264,577 266,577 267,577 268,577 270,577 271,577 273,578 274,578 275,578 277,578 278,578 279,578 281,578 282,578 284,578 285,578 286,578 288,578 289,578 291,578 292,578 293,578 295,578 296,578 298,578 299,578 300,578 302,578 303,578 305,578 306,578 308,577 309,577 310,577 311,577 313,577 314,577 316,577 317,577 318,577 320,577 321,577 323,577 324,576 326,576 327,576 328,576 330,575 331,575 333,575 334,574 335,574 337,574 337,574 339,574 340,574 341,573 343,573 344,573 346,572 347,572 349,572 350,572 351,572 353,571 354,571 356,571 357,571 358,570 360,570 361,569 363,569 364,568 365,568 366,568 367,568 369,567 370,567 371,566 373,566 374,566 376,565 377,565 379,564 380,564 381,564 382,563 383,563 385,562 386,561 388,561 389,561 391,560 392,559 393,559 394,559 395,558 397,558 398,557 399,556 401,556 401,556 403,555 404,554 406,554 407,553 409,553 409,552 411,552 412,551 413,550 415,549 416,549 417,549 418,548 420,547 421,547 422,546 423,545 425,544 426,544 427,543 428,542 429,542 431,541 431,541 433,540 434,539 436,538 436,538 438,537 439,536 441,536 441,535 443,534 444,533 445,533 446,532 448,531 448,531 450,530 451,529 452,528 453,527 454,526 455,526 457,525 457,524 459,523 460,522 461,522 462,521 464,520 464,519 466,518 466,517 468,517 469,516 470,514 471,514 472,513 473,513 474,511 476,511 476,510 478,508 478,508 480,507 481,506 482,505 483,504 484,503 484,502 486,501 487,500 488,499 489,499 490,497 491,496 491,495 493,494 494,494 495,492 496,491 496,490 498,489 499,488 500,487 501,487 501,485 503,484 503,483 504,483 506,481 506,481 507,479 508,478 509,477 510,476 511,475 512,474 513,473 513,471 514,471 515,469 516,469 517,467 518,466 519,465 519,464 520,463 521,461 522,461 523,459 524,458 524,457 525,456 526,455 527,454 528,453 529,452 529,451 530,449 531,448 531,447 532,446 533,445 534,443 535,442 536,441 536,440 537,439 538,437 538,436 539,435 540,434 541,432 541,431 542,430 542,429 543,427 544,427 544,425 545,424 545,423 546,422 547,421 547,419 548,418 549,416 549,416 550,414 551,413 551,411 551,410 552,409 553,408 554,406 554,405 554,404 555,402 556,401 556,400 556,399 557,397 558,396 559,395 559,393 559,393 560,391 561,390 561,388 561,387 562,386 562,384 563,383 563,382 563,381 564,379 564,378 565,376 566,375 566,374 566,372 566,371 567,369 567,368 568,367 568,366 568,365 569,363 569,362 570,361 570,359 571,358 571,356 571,355 571,353 571,352 572,351 572,349 572,348 572,346 572,345 573,344 573,343 574,341 574,340 574,339 574,337 574,336 574,335 575,333 575,332 575,331 575,329 576,328 576,326 576,325 576,323 577,322 577,321 577,319 577,318 577,316 577,315 577,314 577,312 577,311 577,309 577,308 578,307 578,305 578,304 578,303 578,301 578,300 578,298 578,297 578,296 578,294 578,293 578,291 578,290">
              <text:p/>
            </draw:polygon>
            <draw:polygon draw:style-name="gr9" draw:text-style-name="P7" draw:layer="layout" svg:width="0.577cm" svg:height="0.577cm" svg:x="10.966cm" svg:y="4.331cm" svg:viewBox="0 0 578 578" draw:points="578,289 578,288 578,286 578,285 578,284 578,282 578,281 578,279 578,278 578,277 578,275 578,274 578,273 577,271 577,270 577,268 577,267 577,266 577,264 577,263 577,261 577,260 577,259 577,257 577,256 576,254 576,253 576,251 576,250 575,249 575,248 575,246 575,245 575,243 575,242 574,240 574,239 574,238 573,236 573,235 573,233 572,233 572,231 572,230 572,229 572,227 571,226 571,224 571,223 571,221 570,220 570,219 569,218 569,216 568,215 568,213 568,212 568,210 567,209 567,208 566,207 566,206 566,204 565,203 565,201 564,200 564,198 564,197 563,196 563,195 562,194 561,192 561,191 561,190 560,188 559,187 559,185 559,185 558,183 558,182 557,180 556,179 556,178 555,176 555,176 554,174 554,173 553,171 552,170 552,168 552,168 551,166 550,165 549,164 549,162 548,161 548,160 547,159 547,158 546,156 545,155 544,154 544,153 543,151 542,150 542,149 541,148 541,146 540,146 539,144 538,143 538,141 537,141 536,139 536,137 535,137 534,135 534,134 533,133 532,132 531,131 531,130 530,129 529,127 528,126 527,125 526,124 526,123 525,122 524,120 523,119 522,118 522,117 521,116 520,114 519,114 518,112 517,112 517,110 515,109 514,108 514,107 513,106 512,105 511,104 511,103 510,102 508,101 508,100 507,99 506,98 505,96 504,96 503,94 502,94 501,92 500,92 499,90 499,89 497,88 496,87 495,86 494,85 494,84 492,83 492,82 490,81 489,80 488,80 487,78 486,77 485,77 484,75 483,75 483,73 481,73 481,72 479,71 478,70 477,69 476,69 475,67 474,66 473,66 471,65 471,64 469,63 469,62 467,62 466,60 465,59 464,59 463,58 462,57 461,56 459,55 458,54 457,54 456,53 454,52 454,51 453,50 451,50 451,49 449,48 448,47 447,47 446,46 444,45 444,44 442,44 441,43 440,42 439,41 437,41 436,40 435,39 434,39 432,38 432,37 430,36 429,36 427,35 427,34 425,34 424,33 423,32 421,32 421,32 419,31 418,30 416,29 416,29 414,28 413,27 411,27 410,27 409,26 408,25 406,24 405,24 404,24 402,23 401,22 400,22 399,21 397,21 396,20 395,20 393,20 392,19 391,18 390,17 388,17 387,17 386,16 384,16 383,15 381,15 381,15 379,14 378,14 376,14 375,13 374,13 372,12 371,12 369,11 368,11 367,11 366,10 365,10 363,9 362,9 361,9 359,9 358,8 356,8 355,7 354,7 352,7 351,6 349,6 348,6 346,6 345,6 344,5 342,5 341,4 339,4 338,4 337,4 335,4 335,4 333,3 332,3 331,3 329,3 328,2 326,2 325,2 324,2 322,2 321,2 319,2 318,2 316,2 315,1 314,1 312,1 311,1 309,1 308,1 307,0 305,0 304,0 303,0 301,0 300,0 298,0 297,0 296,0 294,0 293,0 291,0 290,0 289,0 287,0 286,0 284,0 283,0 282,0 280,0 279,0 278,0 276,0 275,0 273,0 272,0 271,1 269,1 268,1 266,1 265,1 263,1 262,2 261,2 259,2 258,2 256,2 255,2 254,2 252,2 251,2 249,3 248,3 247,3 245,4 244,4 243,4 241,4 240,4 238,4 237,5 236,5 234,5 233,6 231,6 230,6 229,6 227,6 226,7 225,7 224,8 222,8 221,9 220,9 218,9 217,9 215,10 214,10 213,11 211,11 210,11 208,11 207,12 206,12 205,13 203,13 202,14 201,14 199,14 198,15 196,15 195,15 194,16 192,17 191,17 190,17 189,18 188,18 186,19 185,20 183,20 183,20 181,21 180,22 178,22 177,22 176,23 174,24 173,24 172,24 171,25 169,26 167,27 167,27 165,28 164,28 163,29 161,29 160,30 159,31 158,32 157,32 155,33 154,34 153,34 152,35 150,35 149,36 148,36 147,37 145,38 145,39 143,39 142,40 140,41 140,41 138,42 137,44 136,44 135,45 133,45 133,46 131,47 130,47 129,48 128,49 127,50 126,50 124,52 123,52 122,53 121,54 119,54 119,55 117,57 117,57 115,58 114,59 113,59 112,61 111,62 110,62 108,63 107,64 106,65 105,66 104,66 103,68 102,69 101,69 100,71 99,71 98,72 97,73 96,74 95,75 94,76 93,77 92,77 91,79 89,80 89,80 87,82 87,82 86,84 85,84 84,85 82,87 82,87 81,89 80,89 79,91 77,92 77,92 76,94 75,94 74,96 73,96 72,98 71,99 71,100 69,101 69,102 68,103 67,104 66,105 65,106 64,107 64,108 62,110 62,110 61,112 60,113 59,114 58,115 57,116 57,117 56,119 55,119 54,121 53,122 52,123 52,124 51,125 50,126 49,128 48,129 47,130 47,131 46,132 45,133 45,135 44,135 44,137 43,138 42,139 41,141 41,142 40,143 39,144 39,146 38,147 37,148 37,149 36,150 35,152 34,153 34,154 33,155 32,157 32,158 31,159 30,160 29,161 29,163 29,164 28,165 27,166 27,168 26,169 25,171 25,172 25,173 24,174 23,176 22,177 22,178 22,180 21,180 20,182 20,183 20,185 19,186 18,188 18,189 17,190 17,191 17,192 16,194 15,195 15,196 15,198 14,199 14,201 14,201 14,203 13,204 12,206 12,207 11,208 11,210 11,211 11,213 10,214 10,215 9,217 9,218 9,220 9,220 8,221 8,223 7,224 7,226 7,227 7,229 7,230 6,231 6,233 5,234 5,236 5,237 4,238 4,240 4,241 4,243 4,244 4,245 3,247 3,248 3,249 2,251 2,252 2,254 2,255 2,256 2,258 2,259 2,261 2,262 1,263 1,265 1,266 1,268 1,269 1,271 1,272 0,273 0,275 0,276 0,277 0,278 0,279 0,281 0,282 0,284 0,285 0,286 0,288 0,289 0,291 0,292 0,293 0,295 0,296 0,298 0,299 0,301 0,302 0,303 0,305 0,306 1,308 1,309 1,310 1,311 1,313 1,314 2,316 2,317 2,319 2,320 2,321 2,323 2,324 2,326 2,327 3,328 3,330 3,331 3,333 4,334 4,335 4,337 4,338 4,339 4,341 5,342 5,344 6,345 6,346 6,348 7,349 7,351 7,352 7,353 7,355 8,356 8,358 9,359 9,360 9,361 9,363 10,364 10,365 11,367 11,368 11,369 12,371 12,372 13,374 13,375 14,376 14,377 14,379 15,380 15,381 15,383 16,384 16,386 17,387 17,388 17,389 18,391 19,392 20,393 20,395 20,396 21,397 21,399 22,399 22,401 23,402 24,404 24,405 25,406 25,407 26,409 27,410 27,411 27,413 28,413 29,415 29,416 30,418 31,419 32,420 32,421 32,423 33,424 34,425 34,426 35,427 36,429 37,430 37,431 38,432 39,434 39,435 40,436 41,437 41,439 42,439 43,441 44,442 44,443 45,444 45,446 47,447 47,448 48,449 49,451 50,451 50,453 51,454 52,454 53,456 54,457 55,458 55,459 56,460 57,461 58,462 59,464 59,465 60,466 61,467 62,468 63,469 64,471 64,471 66,473 67,473 67,475 69,476 69,477 70,478 71,479 72,480 73,481 73,482 75,483 75,484 76,485 77,486 78,487 80,488 80,489 81,490 82,491 83,492 84,493 85,494 86,495 87,496 88,497 89,498 90,499 92,500 92,501 93,502 94,503 95,503 97,505 97,506 99,506 99,508 101,508 101,509 103,511 103,511 105,512 106,513 107,514 108,514 109,515 110,517 111,517 112,518 114,519 115,519 116,521 117,522 118,522 119,523 120,524 122,525 122,526 124,526 125,527 126,528 127,529 129,529 129,530 131,531 132,532 133,533 134,533 135,534 136,535 137,536 139,536 140,537 141,538 142,538 144,539 145,540 146,541 147,541 149,542 149,542 151,543 152,544 154,544 155,545 156,546 157,547 159,547 160,547 161,548 162,549 163,549 165,550 166,551 167,552 169,552 170,552 171,553 173,554 174,554 175,555 176,555 178,556 179,556 181,557 182,557 183,558 184,559 185,559 187,559 188,560 190,561 191,561 192,561 193,562 194,562 196,563 197,564 199,564 200,564 201,565 203,565 204,566 206,566 206,566 208,566 209,567 211,568 212,568 213,568 215,568 216,569 218,569 219,570 220,570 221,571 223,571 224,571 226,571 227,571 228,572 229,572 231,572 232,572 233,573 235,573 236,573 238,574 239,574 241,574 242,574 243,574 245,574 246,575 248,575 249,575 250,575 251,576 253,576 254,576 256,576 257,577 259,577 260,577 261,577 263,577 264,577 266,577 267,577 268,577 270,577 271,577 273,578 274,578 275,578 277,578 278,578 279,578 281,578 282,578 284,578 285,578 286,578 288,578 289,578 291,578 292,578 293,578 295,578 296,578 298,578 299,578 301,578 302,578 303,578 305,578 306,578 308,577 309,577 310,577 312,577 313,577 314,577 316,577 317,577 319,577 320,577 321,577 323,577 324,576 326,576 327,576 328,576 330,575 331,575 333,575 334,574 335,574 336,574 337,574 339,574 340,574 342,573 343,573 344,573 346,572 347,572 349,572 350,572 351,572 353,571 354,571 356,571 357,571 358,570 360,570 361,569 363,569 364,568 366,568 366,568 367,568 369,567 370,567 372,566 373,566 374,566 376,565 377,565 379,564 380,564 381,564 382,563 384,563 385,562 386,561 388,561 389,561 391,560 392,559 393,559 394,559 396,558 397,558 398,557 399,556 401,556 402,556 403,555 404,554 406,554 407,553 409,553 409,552 411,552 412,551 414,550 415,549 416,549 417,549 418,548 420,547 421,547 422,546 423,545 425,544 426,544 427,543 428,542 429,542 431,541 432,541 433,540 434,539 436,538 436,538 438,537 439,536 440,536 441,535 443,534 444,533 445,533 446,532 448,531 448,531 450,530 451,529 452,528 453,527 454,526 455,526 457,525 457,524 459,523 460,522 461,522 462,521 464,520 464,519 466,518 466,517 468,517 469,516 470,514 471,514 472,513 474,513 474,511 476,511 476,510 478,508 478,508 480,507 481,506 482,505 483,504 484,503 484,502 486,501 487,500 488,499 489,499 490,497 491,496 492,495 493,494 494,494 495,492 496,491 496,490 498,489 499,488 500,487 501,487 501,485 503,484 504,483 504,483 506,481 506,481 507,479 508,478 509,477 510,476 511,475 512,474 513,473 513,471 514,471 515,469 516,469 517,467 518,466 519,465 519,464 520,463 521,461 522,461 523,459 524,458 524,457 525,456 526,455 527,454 528,453 529,452 529,451 530,449 531,448 531,447 532,446 533,445 534,443 535,442 536,441 536,440 537,439 538,437 538,436 539,435 540,434 541,432 541,431 542,430 542,429 543,427 544,427 544,425 545,424 545,423 546,422 547,421 547,419 548,418 549,416 549,416 550,414 551,413 551,411 552,410 552,409 553,408 554,406 554,405 554,404 555,402 556,401 556,400 556,399 557,397 558,396 559,395 559,393 559,393 560,391 561,390 561,388 561,387 562,386 562,384 563,383 564,382 564,381 564,379 564,378 565,376 566,375 566,374 566,372 566,371 567,369 567,368 568,367 568,366 568,365 569,363 569,362 570,361 570,359 571,358 571,356 571,355 571,353 571,352 572,351 572,349 572,348 572,346 572,345 573,344 573,343 574,341 574,340 574,339 575,337 575,336 575,335 575,333 575,332 575,331 575,329 576,328 576,326 576,325 576,323 577,322 577,321 577,319 577,318 577,316 577,315 577,314 577,312 577,311 577,309 577,308 578,307 578,305 578,304 578,303 578,301 578,300 578,298 578,297 578,296 578,294 578,293 578,291 578,290">
              <text:p/>
            </draw:polygon>
            <draw:polygon draw:style-name="gr5" draw:text-style-name="P5" draw:layer="layout" svg:width="0.577cm" svg:height="0.577cm" svg:x="12.284cm" svg:y="5.051cm" svg:viewBox="0 0 578 578" draw:points="578,289 578,287 578,286 578,284 578,283 578,282 578,280 578,279 578,278 578,276 578,275 578,274 578,272 577,271 577,269 577,268 577,266 577,265 577,264 576,262 576,261 576,259 576,258 576,257 576,255 576,254 576,252 576,251 575,250 575,248 575,247 575,246 574,244 574,243 574,241 574,240 574,239 574,237 573,236 573,235 573,234 572,232 572,231 572,229 572,228 571,227 571,225 571,224 570,222 570,221 570,220 570,218 569,217 569,216 568,214 568,213 568,211 568,210 567,209 567,208 566,206 565,205 565,204 565,202 565,201 564,199 563,198 563,197 563,195 562,194 562,193 561,192 561,191 561,189 560,188 559,186 559,185 558,184 558,183 557,181 557,180 556,179 556,177 555,176 555,175 554,174 553,172 553,171 552,169 552,168 551,167 551,166 550,164 549,163 549,162 548,161 548,160 547,158 546,157 546,156 545,155 544,154 544,152 543,151 542,150 542,149 541,147 540,146 540,145 539,144 538,142 538,142 537,140 536,139 535,137 535,137 534,135 533,134 533,133 532,132 531,131 531,130 529,128 528,127 528,126 527,125 526,124 526,123 525,121 523,120 523,119 522,118 521,117 521,116 520,114 519,114 518,112 517,112 516,110 515,109 514,108 514,107 513,106 512,104 511,104 510,103 510,102 508,101 508,100 507,98 505,98 505,96 504,96 503,94 502,94 501,92 500,91 499,90 498,89 497,88 496,87 495,86 494,85 493,84 492,83 491,82 490,81 489,80 488,79 487,78 486,77 485,77 484,75 483,74 482,74 481,73 480,72 479,71 478,70 477,69 475,68 475,67 473,66 473,66 471,65 471,63 469,63 468,62 467,61 466,60 465,59 463,59 463,58 461,57 460,56 459,55 458,54 457,54 456,53 454,52 454,51 452,50 451,49 450,49 449,48 448,47 447,47 445,46 444,45 443,44 442,43 440,43 440,42 438,41 437,41 436,40 435,39 433,38 432,38 431,37 430,36 429,36 427,35 426,34 425,33 424,33 422,33 421,32 420,31 419,31 418,30 416,29 415,29 414,28 413,27 411,27 410,26 408,26 408,25 406,24 405,24 403,24 402,23 401,22 400,21 398,21 397,21 396,20 395,19 393,19 392,19 391,18 390,18 388,17 387,17 385,16 384,16 383,15 381,15 380,15 379,14 378,14 376,13 375,13 373,13 372,12 371,12 369,11 368,11 366,11 365,11 364,10 363,9 362,9 360,8 359,8 358,8 356,8 355,8 353,7 352,7 350,6 349,6 348,6 346,6 345,6 343,5 342,5 341,5 339,4 338,4 337,3 335,3 334,3 332,3 331,3 330,3 329,3 328,2 326,2 325,2 323,2 322,1 320,1 319,1 318,1 316,1 315,1 313,1 312,1 311,1 309,1 308,1 307,1 305,0 304,0 302,0 301,0 300,0 298,0 297,0 295,0 294,0 293,0 291,0 290,0 288,0 287,0 286,0 284,0 283,0 281,0 280,0 278,0 277,0 276,0 275,0 273,0 272,1 270,1 269,1 268,1 266,1 265,1 263,1 262,1 260,1 259,1 258,1 256,1 255,2 253,2 252,2 251,2 249,3 248,3 247,3 245,3 244,3 242,3 241,4 240,4 238,4 237,5 235,5 234,5 233,6 231,6 230,6 228,6 227,6 226,7 224,7 223,8 222,8 221,8 220,8 218,9 217,9 215,10 214,10 212,11 211,11 210,11 208,11 207,12 205,12 205,13 203,13 202,13 200,14 199,14 198,15 196,15 195,15 193,16 192,17 191,17 190,17 189,18 187,18 186,19 185,19 183,20 182,20 181,21 180,21 178,22 177,22 175,23 174,24 173,24 172,24 170,25 169,26 168,26 166,27 166,28 164,29 163,29 161,29 160,30 159,31 158,31 157,32 155,33 155,33 153,34 152,35 150,36 149,36 148,36 147,37 145,38 145,38 143,39 142,40 140,41 140,42 138,43 137,43 136,44 135,44 133,45 132,46 132,47 130,47 129,48 128,49 127,49 125,51 125,52 123,52 122,53 121,54 120,54 119,55 117,56 116,57 115,58 114,59 113,59 112,61 111,61 110,62 108,63 108,64 106,65 105,66 104,66 103,68 102,68 102,69 100,71 99,71 98,72 97,73 96,74 95,74 94,76 93,77 92,77 91,79 90,79 89,80 87,82 87,82 86,84 85,84 84,85 83,86 82,87 80,89 80,89 79,91 78,91 77,93 76,94 75,95 74,96 73,96 72,98 72,98 71,100 69,101 69,102 68,103 67,104 66,105 65,106 65,107 63,108 62,109 62,110 61,112 60,113 59,114 58,115 57,116 57,117 55,119 55,119 54,121 53,121 53,123 52,124 51,125 50,126 49,128 48,128 48,130 47,131 46,132 45,133 45,134 44,135 44,137 43,138 42,139 42,140 40,142 39,143 39,144 38,145 37,146 37,148 37,149 36,150 35,151 35,153 34,154 33,155 32,156 32,158 31,159 30,160 30,161 29,162 29,164 28,165 27,166 27,167 26,169 25,170 25,172 25,172 24,174 23,175 23,176 23,178 22,179 21,180 20,181 20,183 20,184 19,186 18,187 18,188 18,190 17,191 17,192 16,193 15,194 15,196 15,197 14,199 14,200 14,202 14,202 13,204 12,205 12,206 12,208 12,209 11,211 11,212 10,214 10,215 9,216 9,218 9,219 9,220 8,221 8,222 7,224 7,225 7,227 7,228 6,229 6,231 6,232 5,234 5,235 5,236 4,238 4,239 3,241 3,242 3,244 3,245 3,246 3,248 3,249 2,250 2,252 2,253 2,254 1,256 1,257 1,259 1,260 1,262 1,263 1,264 1,266 1,267 1,269 1,270 0,271 0,273 0,274 0,276 0,277 0,278 0,280 0,281 0,282 0,284 0,285 0,287 0,288 0,289 0,291 0,292 0,294 0,295 0,296 0,298 0,299 0,301 0,302 0,304 0,305 0,306 1,308 1,309 1,310 1,312 1,313 1,314 1,316 1,317 1,319 1,319 1,321 2,322 2,324 2,325 2,326 3,328 3,329 3,331 3,332 3,334 3,335 3,336 4,337 4,339 4,340 5,342 5,343 5,345 6,346 6,347 7,349 7,350 7,352 7,353 7,354 8,356 8,357 9,359 9,360 9,361 9,362 10,364 10,365 11,366 11,367 12,369 12,370 12,372 13,373 13,375 14,376 14,377 14,378 15,379 15,381 15,382 16,384 16,385 17,387 18,388 18,389 18,390 19,391 19,393 20,394 20,396 21,397 21,398 22,399 23,400 23,402 23,403 24,405 25,406 25,407 26,408 27,409 27,411 27,412 28,414 29,414 30,416 30,417 31,419 32,420 32,421 32,422 33,424 34,425 35,425 35,427 36,428 37,430 37,430 38,432 39,433 39,435 40,435 41,437 42,438 42,439 43,440 44,442 44,443 45,444 45,445 46,447 48,447 48,449 49,450 50,451 50,452 51,454 52,454 53,455 54,456 55,457 55,459 56,460 57,461 57,462 59,463 60,465 60,465 61,467 62,467 63,469 64,470 65,471 66,472 67,473 67,474 68,475 69,477 70,477 71,479 72,479 73,481 73,481 75,483 75,484 76,485 78,485 78,487 79,487 80,489 81,490 83,491 83,492 84,492 85,494 86,495 87,496 88,497 90,497 90,499 91,499 92,501 93,502 95,502 95,504 97,504 97,505 99,507 99,507 101,508 102,509 103,510 103,511 105,511 105,513 107,513 108,514 109,515 110,516 111,517 113,517 113,518 115,519 116,520 117,521 118,522 119,522 120,523 122,525 122,525 124,526 125,527 126,527 127,528 129,529 129,530 131,531 132,532 133,532 134,533 136,534 136,534 138,535 139,536 140,537 141,537 143,538 144,539 145,539 146,540 147,541 149,541 150,542 151,543 152,543 154,544 155,545 156,545 157,546 159,547 160,547 161,547 162,548 163,549 165,550 166,550 167,551 168,552 170,552 171,552 173,553 173,554 175,555 176,555 178,555 179,556 180,557 182,557 182,557 184,558 185,559 187,559 188,559 189,560 191,560 191,561 193,562 194,562 196,562 197,563 198,563 200,564 201,564 203,564 204,565 205,565 206,566 208,567 209,567 210,567 212,567 213,568 215,568 216,569 217,569 219,569 220,569 221,570 223,570 224,571 225,571 226,571 228,571 229,571 230,572 232,572 233,573 235,573 236,573 238,574 239,574 240,574 242,574 243,574 245,574 246,575 247,575 249,575 250,576 251,576 253,576 254,576 256,576 257,576 258,576 260,576 261,576 263,577 264,577 265,577 267,577 268,577 270,577 271,578 272,578 274,578 275,578 277,578 278,578 279,578 281,578 282,578 283,578 285,578 286,578 288,578 289,578 290,578 292,578 293,578 295,578 296,578 298,578 299,578 300,578 302,578 303,578 305,578 306,578 307,578 308,577 310,577 311,577 313,577 314,577 316,577 317,576 318,576 320,576 321,576 323,576 324,576 325,576 327,576 328,576 330,575 331,575 332,575 333,574 335,574 336,574 337,574 338,574 340,574 341,573 343,573 344,573 346,572 347,572 348,571 350,571 351,571 353,571 354,571 355,570 357,570 358,569 360,569 361,569 362,569 364,568 365,568 366,567 367,567 368,567 370,567 371,566 373,566 374,565 376,564 377,564 378,564 380,564 380,563 382,562 383,562 385,562 386,561 388,561 389,560 390,559 391,559 392,559 394,558 395,557 396,557 398,557 399,556 400,555 401,555 403,555 404,554 406,553 407,552 408,552 409,552 410,551 412,550 413,550 415,549 415,549 417,548 418,547 420,547 421,546 422,545 423,545 425,544 426,543 426,543 428,542 429,541 431,541 431,540 433,539 434,539 436,538 436,537 438,537 439,536 440,535 441,534 443,534 444,533 445,532 446,532 448,531 448,530 450,529 451,529 452,527 453,527 454,526 455,525 456,525 457,524 459,523 460,522 461,521 462,520 463,520 464,519 466,517 466,517 468,516 468,515 470,514 471,513 472,513 473,512 474,511 475,510 476,509 478,508 478,507 480,507 480,506 482,504 482,504 484,503 484,502 486,501 486,499 488,499 489,498 489,497 491,496 491,495 493,494 493,493 495,492 496,491 496,490 498,489 498,488 500,487 501,486 501,485 503,484 503,483 504,482 505,481 506,480 507,479 508,478 509,477 510,476 510,474 512,474 513,472 513,472 514,470 515,469 516,468 516,467 517,466 519,465 519,464 520,462 521,461 522,460 523,459 523,457 524,457 525,455 526,455 527,454 528,452 528,451 529,450 530,449 531,448 531,447 532,445 533,444 533,443 534,442 535,441 536,439 537,438 538,437 538,436 539,435 540,433 540,432 541,431 542,430 542,428 543,427 544,426 544,425 544,424 545,422 546,421 546,420 547,419 548,417 549,417 549,415 550,414 550,412 551,411 551,410 552,409 553,407 553,406 553,405 554,403 555,402 556,401 556,400 556,398 557,397 558,396 558,394 558,394 559,392 560,391 560,389 561,388 561,387 561,385 562,384 563,383 563,382 563,380 564,379 564,377 565,376 565,375 565,373 566,372 566,370 567,369 567,368 568,367 568,366 568,364 568,363 569,361 569,360 570,359 570,357 570,356 570,354 571,353 571,352 572,350 572,349 572,347 572,346 572,345 573,344 573,342 573,341 574,340 574,338 574,337 574,336 574,334 574,333 575,331 575,330 575,329 576,327 576,326 576,324 576,323 576,322 576,320 576,319 576,317 576,316 577,314 577,313 577,312 577,310 577,309 577,308 577,306 578,305 578,304 578,302 578,301 578,299 578,298 578,296 578,295 578,294 578,292 578,291">
              <text:p/>
            </draw:polygon>
            <draw:polygon draw:style-name="gr5" draw:text-style-name="P5" draw:layer="layout" svg:width="0.577cm" svg:height="0.577cm" svg:x="14.323cm" svg:y="5.051cm" svg:viewBox="0 0 578 578" draw:points="578,289 578,287 578,286 578,284 578,283 578,282 578,280 578,279 578,278 578,276 578,275 578,274 578,272 577,271 577,269 577,268 577,266 577,265 577,264 576,262 576,261 576,259 576,258 576,257 576,255 576,254 576,252 576,251 575,250 575,248 575,247 575,246 574,244 574,243 574,241 574,240 574,239 574,237 573,236 573,235 573,234 572,232 572,231 572,229 572,228 571,227 571,225 571,224 570,222 570,221 570,220 570,218 569,217 569,216 568,214 568,213 568,211 568,210 567,209 567,208 566,206 565,205 565,204 565,202 565,201 564,199 563,198 563,197 563,195 562,194 562,193 561,192 560,191 560,189 560,188 559,186 559,185 558,184 558,183 557,181 557,180 556,179 556,177 555,176 555,175 554,174 553,172 553,171 552,169 552,168 551,167 551,166 550,164 549,163 548,162 548,161 548,160 547,158 546,157 546,156 545,155 544,154 544,152 543,151 542,150 542,149 541,147 540,146 540,145 539,144 538,142 538,142 537,140 536,139 535,137 535,137 534,135 533,134 533,133 532,132 531,131 530,130 529,128 528,127 528,126 527,125 526,124 526,123 525,121 523,120 523,119 522,118 521,117 521,116 520,114 518,114 518,112 517,112 516,110 515,109 514,108 514,107 513,106 512,104 511,104 510,103 510,102 508,101 508,100 507,98 505,98 505,96 504,96 503,94 502,94 501,92 500,91 499,90 498,89 497,88 496,87 495,86 494,85 493,84 492,83 491,82 490,81 489,80 488,79 487,78 486,77 485,77 484,75 483,74 482,74 481,73 480,72 479,71 478,70 477,69 475,68 475,67 473,66 473,66 471,65 470,63 469,63 468,62 467,61 466,60 465,59 463,59 463,58 461,57 460,56 459,55 458,54 457,54 456,53 454,52 454,51 452,50 451,49 450,49 449,48 448,47 447,47 445,46 444,45 443,44 442,43 440,43 440,42 438,41 437,41 436,40 435,39 433,38 432,38 431,37 430,36 428,36 427,35 426,34 425,33 424,33 422,33 421,32 420,31 419,31 418,30 416,29 415,29 414,28 413,27 411,27 410,26 408,26 408,25 406,24 405,24 403,24 402,23 401,22 400,21 398,21 397,21 396,20 395,19 393,19 392,19 391,18 390,18 388,17 387,17 385,16 384,16 383,15 381,15 380,15 379,14 378,14 376,13 375,13 373,13 372,12 371,12 369,11 368,11 366,11 365,11 364,10 363,9 362,9 360,8 359,8 358,8 356,8 355,8 353,7 352,7 350,6 349,6 348,6 346,6 345,6 343,5 342,5 341,5 339,4 338,4 337,3 335,3 334,3 332,3 331,3 330,3 329,3 327,2 326,2 325,2 323,2 322,1 320,1 319,1 318,1 316,1 315,1 313,1 312,1 311,1 309,1 308,1 307,1 305,0 304,0 302,0 301,0 300,0 298,0 297,0 295,0 294,0 293,0 291,0 290,0 288,0 287,0 285,0 284,0 283,0 281,0 280,0 278,0 277,0 276,0 274,0 273,0 271,1 270,1 269,1 267,1 266,1 264,1 263,1 262,1 260,1 259,1 257,1 256,1 254,2 253,2 252,2 250,2 249,3 248,3 246,3 245,3 243,3 242,3 241,4 239,4 238,4 236,5 235,5 234,5 232,6 231,6 229,6 228,6 227,6 225,7 224,7 223,8 222,8 220,8 219,8 218,9 216,9 215,10 213,10 212,11 211,11 209,11 208,11 206,12 205,12 204,13 203,13 201,13 200,14 199,14 197,15 196,15 194,15 193,16 192,17 191,17 190,17 188,18 187,18 186,19 184,19 183,20 181,20 181,21 179,21 178,22 176,22 175,23 174,24 173,24 171,24 170,25 169,26 167,26 166,27 165,28 164,29 162,29 161,29 160,30 159,31 158,31 156,32 155,33 154,33 153,34 151,35 150,36 149,36 148,36 146,37 145,38 144,38 143,39 141,40 140,41 139,42 138,43 137,43 136,44 134,44 133,45 132,46 131,47 130,47 128,48 128,49 126,49 125,51 124,52 123,52 122,53 121,54 119,54 119,55 117,56 116,57 115,58 114,59 113,59 111,61 111,61 109,62 108,63 107,64 106,65 105,66 104,66 103,68 102,68 101,69 100,71 99,71 98,72 97,73 96,74 95,74 93,76 93,77 91,77 91,79 89,79 89,80 87,82 86,82 86,84 84,84 84,85 82,86 81,87 80,89 79,89 79,91 77,91 77,93 76,94 74,95 74,96 73,96 72,98 71,98 71,100 69,101 68,102 68,103 66,104 66,105 65,106 64,107 63,108 62,109 61,110 61,112 59,113 59,114 58,115 57,116 56,117 55,119 54,119 54,121 53,121 52,123 51,124 51,125 49,126 49,128 48,128 47,130 47,131 46,132 45,133 44,134 44,135 43,137 43,138 42,139 41,140 40,142 39,143 38,144 38,145 37,146 36,148 36,149 36,150 35,151 34,153 33,154 33,155 32,156 31,158 31,159 30,160 29,161 29,162 29,164 28,165 27,166 26,167 26,169 25,170 24,172 24,172 24,174 23,175 22,176 22,178 21,179 21,180 20,181 20,183 19,184 19,186 18,187 18,188 17,190 17,191 17,192 16,193 15,194 15,196 15,197 14,199 14,200 13,202 13,202 13,204 12,205 12,206 11,208 11,209 11,211 11,212 10,214 10,215 9,216 9,218 8,219 8,220 8,221 8,222 7,224 7,225 6,227 6,228 6,229 6,231 6,232 5,234 5,235 5,236 4,238 4,239 3,241 3,242 3,244 3,245 3,246 3,248 3,249 2,250 2,252 2,253 2,254 1,256 1,257 1,259 1,260 1,262 1,263 1,264 1,266 1,267 1,269 1,270 0,271 0,273 0,274 0,276 0,277 0,278 0,280 0,281 0,282 0,284 0,285 0,287 0,288 0,289 0,291 0,292 0,294 0,295 0,296 0,298 0,299 0,301 0,302 0,304 0,305 0,306 1,308 1,309 1,310 1,312 1,313 1,314 1,316 1,317 1,319 1,319 1,321 2,322 2,324 2,325 2,326 3,328 3,329 3,331 3,332 3,334 3,335 3,336 4,337 4,339 4,340 5,342 5,343 5,345 6,346 6,347 6,349 6,350 7,352 7,353 7,354 8,356 8,357 8,359 8,360 9,361 9,362 10,364 10,365 11,366 11,367 11,369 12,370 12,372 13,373 13,375 13,376 13,377 14,378 15,379 15,381 15,382 16,384 16,385 17,387 17,388 17,389 18,390 19,391 19,393 19,394 20,396 21,397 21,398 21,399 22,400 23,402 23,403 24,405 24,406 25,407 26,408 26,409 26,411 27,412 28,414 29,414 29,416 30,417 31,419 31,420 31,421 32,422 33,424 33,425 34,425 35,427 36,428 36,430 37,430 38,432 38,433 39,435 40,435 41,437 41,438 42,439 43,440 43,442 44,443 44,444 45,445 46,447 47,447 48,449 49,450 49,451 50,452 51,454 51,454 52,455 54,456 54,457 55,459 56,460 56,461 57,462 59,463 59,465 60,465 61,467 62,467 63,469 63,470 64,471 66,472 66,473 67,474 68,475 69,477 70,477 71,479 72,479 73,481 73,481 74,483 75,484 76,485 77,485 78,487 79,487 80,489 81,490 82,491 83,492 84,492 85,494 86,495 87,496 88,497 89,497 90,499 91,499 92,501 93,502 94,502 95,504 96,504 97,505 98,507 99,507 101,508 101,509 103,510 103,511 104,511 106,513 107,513 108,514 109,515 110,516 111,517 112,517 113,518 114,519 116,520 116,521 118,522 119,522 120,523 121,525 122,525 123,526 125,527 126,527 127,528 128,529 129,530 131,531 132,532 132,532 134,533 135,534 136,534 137,535 139,536 140,537 141,537 142,538 144,539 144,539 146,540 147,541 149,541 149,542 151,543 152,543 153,544 154,545 156,545 157,546 158,547 160,547 161,547 162,548 163,549 164,550 166,550 167,551 168,552 169,552 171,552 172,553 173,554 174,555 176,555 177,555 179,556 180,557 181,557 182,557 183,558 185,559 186,559 188,559 189,560 191,560 191,561 192,562 194,562 195,562 197,563 198,563 199,564 201,564 202,564 204,565 204,565 206,566 207,567 209,567 210,567 211,567 213,568 214,568 216,569 217,569 218,569 220,569 221,570 222,570 224,571 224,571 226,571 227,571 229,571 230,572 232,572 233,573 234,573 236,573 237,574 239,574 240,574 241,574 243,574 244,574 246,575 247,575 248,575 250,576 251,576 252,576 254,576 255,576 257,576 258,576 259,576 261,576 262,577 264,577 265,577 266,577 268,577 269,577 271,578 272,578 274,578 275,578 277,578 278,578 279,578 281,578 282,578 283,578 285,578 286,578 288,578 289,578 290,578 292,578 293,578 295,578 296,578 297,578 299,578 300,578 302,578 303,578 305,578 306,578 307,578 308,577 310,577 311,577 313,577 314,577 316,577 317,576 318,576 320,576 321,576 323,576 324,576 325,576 327,576 328,576 330,575 331,575 332,575 333,574 335,574 336,574 337,574 338,574 340,574 341,573 343,573 344,573 346,572 347,572 348,571 350,571 351,571 353,571 354,571 355,570 357,570 358,569 360,569 361,569 362,569 364,568 365,568 366,567 367,567 368,567 370,567 371,566 373,566 374,565 376,564 377,564 378,564 380,564 380,563 382,562 383,562 385,562 386,561 388,561 389,560 390,559 391,559 392,559 394,558 395,557 396,557 398,557 399,556 400,555 401,555 403,555 404,554 406,553 407,552 408,552 409,552 410,551 412,550 413,550 415,549 415,549 417,548 418,547 420,547 421,546 422,545 423,545 425,544 426,543 426,543 428,542 429,541 431,541 431,540 433,539 434,539 436,538 436,537 438,537 439,536 440,535 441,534 443,534 444,533 445,532 446,532 448,531 448,530 450,529 451,529 452,527 453,527 454,526 455,525 456,525 457,524 458,523 460,522 461,521 462,520 463,520 464,519 466,517 466,517 468,516 468,515 470,514 470,513 472,513 473,512 474,511 475,510 476,509 478,508 478,507 480,507 480,506 482,504 482,504 484,503 484,502 486,501 486,499 488,499 488,498 489,497 491,496 491,495 493,494 493,493 495,492 496,491 496,490 498,489 498,488 500,487 500,486 501,485 503,484 503,483 504,482 505,481 506,480 507,479 508,478 509,477 510,476 510,474 512,474 512,472 513,472 514,470 515,469 516,468 516,467 518,466 518,465 519,464 520,462 521,461 522,460 523,459 523,457 524,457 525,455 526,455 527,454 528,452 528,451 529,450 530,449 530,448 531,447 532,445 533,444 533,443 534,442 535,441 536,439 537,438 538,437 538,436 539,435 540,433 540,432 541,431 542,430 542,428 543,427 544,426 544,425 544,424 545,422 546,421 546,420 547,419 548,417 548,417 549,415 550,414 550,412 551,411 551,410 552,409 553,407 553,406 553,405 554,403 555,402 556,401 556,400 556,398 557,397 558,396 558,394 558,394 559,392 560,391 560,389 560,388 561,387 561,385 562,384 563,383 563,382 563,380 564,379 564,377 565,376 565,375 565,373 566,372 566,370 567,369 567,368 568,367 568,366 568,364 568,363 569,361 569,360 570,359 570,357 570,356 570,354 571,353 571,352 572,350 572,349 572,347 572,346 572,345 573,344 573,342 573,341 574,340 574,338 574,337 574,336 574,334 574,333 575,331 575,330 575,329 576,327 576,326 576,324 576,323 576,322 576,320 576,319 576,317 576,316 577,314 577,313 577,312 577,310 577,309 577,308 577,306 578,305 578,304 578,302 578,301 578,299 578,298 578,296 578,295 578,294 578,292 578,291">
              <text:p/>
            </draw:polygon>
            <draw:polygon draw:style-name="gr5" draw:text-style-name="P5" draw:layer="layout" svg:width="0.577cm" svg:height="0.577cm" svg:x="13.005cm" svg:y="4.331cm" svg:viewBox="0 0 578 578" draw:points="578,289 578,288 578,286 578,285 578,284 578,282 578,281 578,279 578,278 578,277 578,275 578,274 578,273 577,271 577,270 577,268 577,267 577,266 577,264 577,263 577,261 577,260 577,259 577,257 577,256 576,254 576,253 576,251 576,250 575,249 575,248 575,246 574,245 574,243 574,242 574,240 574,239 574,238 573,236 573,235 573,233 572,233 572,231 572,230 572,229 572,227 571,226 571,224 571,223 571,221 570,220 570,219 569,218 569,216 568,215 568,213 568,212 568,210 567,209 567,208 566,207 566,206 566,204 565,203 565,201 564,200 564,198 564,197 563,196 563,195 562,194 561,192 561,191 561,190 560,188 559,187 559,185 559,185 558,183 558,182 557,180 556,179 556,178 555,176 555,176 554,174 554,173 553,171 552,170 552,168 552,168 551,166 550,165 549,164 549,162 548,161 548,160 547,159 547,158 546,156 545,155 544,154 544,153 543,151 542,150 542,149 541,148 541,146 540,146 539,144 538,143 538,141 537,141 536,139 536,137 535,137 534,135 534,134 533,133 532,132 531,131 531,130 530,129 529,127 528,126 527,125 526,124 526,123 525,122 524,120 523,119 522,118 522,117 521,116 520,114 519,114 518,112 517,112 517,110 515,109 514,108 514,107 513,106 512,105 511,104 511,103 510,102 508,101 508,100 507,99 506,98 505,96 504,96 503,94 502,94 501,92 500,92 499,90 499,89 497,88 496,87 495,86 494,85 494,84 492,83 492,82 490,81 489,80 488,80 487,78 486,77 485,77 484,75 483,75 483,73 481,73 481,72 479,71 478,70 477,69 476,69 475,67 473,66 473,66 471,65 471,64 469,63 469,62 467,62 466,60 465,59 464,59 463,58 462,57 461,56 459,55 458,54 457,54 456,53 454,52 454,51 453,50 451,50 451,49 449,48 448,47 447,47 446,46 444,45 443,44 442,44 441,43 440,42 438,41 437,41 435,40 435,39 433,39 432,38 431,37 430,36 428,36 427,35 426,34 425,34 424,33 422,32 421,32 420,32 419,31 417,30 416,29 415,29 414,28 412,27 411,27 410,27 408,26 408,25 406,24 405,24 403,24 402,23 400,22 400,22 398,21 397,21 396,20 394,20 393,20 392,19 391,18 389,17 388,17 387,17 385,16 384,16 382,15 381,15 380,15 379,14 378,14 376,14 375,13 373,13 372,12 370,12 369,11 368,11 366,11 365,10 364,10 363,9 362,9 360,9 359,9 357,8 356,8 355,7 353,7 352,7 350,6 349,6 347,6 346,6 345,6 343,5 342,5 340,4 339,4 338,4 337,4 335,4 334,4 333,3 332,3 330,3 329,3 327,2 326,2 325,2 323,2 322,2 320,2 319,2 317,2 316,2 315,1 313,1 312,1 310,1 309,1 308,1 307,0 305,0 304,0 302,0 301,0 299,0 298,0 297,0 295,0 294,0 292,0 291,0 290,0 288,0 287,0 285,0 284,0 283,0 281,0 280,0 278,0 277,0 276,0 274,0 273,0 272,0 270,1 269,1 267,1 266,1 265,1 263,1 262,2 260,2 259,2 257,2 256,2 255,2 253,2 252,2 250,2 249,3 248,3 247,3 245,4 244,4 242,4 241,4 239,4 238,4 237,5 235,5 234,5 232,6 231,6 230,6 228,6 227,6 226,7 225,7 223,8 222,8 220,9 219,9 218,9 217,9 215,10 214,10 212,11 211,11 209,11 208,11 207,12 205,12 205,13 203,13 202,14 200,14 199,14 197,15 196,15 195,15 193,16 192,17 191,17 190,17 189,18 187,18 186,19 184,20 183,20 182,20 181,21 179,22 178,22 177,22 175,23 174,24 173,24 172,24 170,25 169,26 167,27 167,27 165,28 164,28 163,29 161,29 160,30 159,31 158,32 157,32 155,33 154,34 153,34 152,35 150,35 149,36 148,36 147,37 145,38 145,39 143,39 142,40 140,41 140,41 138,42 137,44 136,44 135,45 133,45 133,46 131,47 130,47 129,48 128,49 127,50 126,50 124,52 123,52 122,53 121,54 119,54 119,55 117,57 117,57 115,58 114,59 113,59 112,61 111,62 110,62 108,63 107,64 106,65 105,66 104,66 103,68 102,69 101,69 100,71 99,71 98,72 97,73 96,74 95,75 94,76 93,77 92,77 91,79 89,80 89,80 87,82 87,82 86,84 85,84 84,85 82,87 82,87 81,89 80,89 79,91 77,92 77,92 76,94 75,94 74,96 73,96 72,98 71,99 71,100 69,101 69,102 68,103 67,104 66,105 65,106 64,107 64,108 62,110 62,110 61,112 60,113 59,114 58,115 57,116 57,117 56,119 54,119 54,121 53,122 52,123 52,124 51,125 50,126 49,128 48,129 47,130 47,131 46,132 45,133 45,135 44,135 44,137 43,138 42,139 41,141 41,142 40,143 39,144 39,146 38,147 37,148 36,149 36,150 35,152 34,153 34,154 33,155 32,157 32,158 31,159 30,160 29,161 29,163 29,164 28,165 27,166 27,168 26,169 25,171 25,172 24,173 24,174 23,176 22,177 22,178 22,180 21,180 20,182 20,183 20,185 19,186 18,188 18,189 17,190 17,191 17,192 16,194 15,195 15,196 15,198 14,199 14,201 14,201 14,203 13,204 12,206 12,207 11,208 11,210 11,211 11,213 10,214 10,215 9,217 9,218 9,220 9,220 8,221 8,223 7,224 7,226 6,227 6,229 6,230 6,231 6,233 5,234 5,236 5,237 4,238 4,240 4,241 4,243 4,244 4,245 3,247 3,248 3,249 2,251 2,252 2,254 2,255 2,256 2,258 2,259 2,261 2,262 1,263 1,265 1,266 1,268 1,269 1,271 1,272 0,273 0,275 0,276 0,277 0,278 0,279 0,281 0,282 0,284 0,285 0,286 0,288 0,289 0,291 0,292 0,293 0,295 0,296 0,298 0,299 0,301 0,302 0,303 0,305 0,306 1,308 1,309 1,310 1,311 1,313 1,314 2,316 2,317 2,319 2,320 2,321 2,323 2,324 2,326 2,327 3,328 3,330 3,331 3,333 4,334 4,335 4,337 4,338 4,339 4,341 5,342 5,344 6,345 6,346 6,348 6,349 6,351 7,352 7,353 7,355 8,356 8,358 9,359 9,360 9,361 9,363 10,364 10,365 11,367 11,368 11,369 12,371 12,372 13,374 13,375 14,376 14,377 14,379 15,380 15,381 15,383 16,384 16,386 17,387 17,388 17,389 18,391 19,392 20,393 20,395 20,396 21,397 21,399 22,399 22,401 23,402 24,404 24,405 24,406 25,407 26,409 27,410 27,411 27,413 28,413 29,415 29,416 30,418 31,419 32,420 32,421 32,423 33,424 34,425 34,426 35,427 36,429 36,430 37,431 38,432 39,434 39,435 40,436 41,437 41,439 42,439 43,441 44,442 44,443 45,444 45,446 47,447 47,448 48,449 49,451 50,451 50,453 51,454 52,454 53,456 54,457 54,458 55,459 56,460 57,461 58,462 59,464 59,465 60,466 61,467 62,468 63,469 64,471 64,471 66,473 66,473 67,475 69,476 69,477 70,478 71,479 72,480 73,481 73,482 75,483 75,484 76,485 77,486 78,487 80,488 80,489 81,490 82,491 83,492 84,493 85,494 86,495 87,496 88,497 89,498 90,499 92,500 92,501 93,502 94,503 95,503 96,505 97,506 99,506 99,508 101,508 101,509 103,511 104,511 105,512 106,513 107,514 108,514 109,515 110,517 111,517 112,518 114,519 115,519 116,521 117,522 118,522 119,523 120,524 122,525 122,526 124,526 125,527 126,528 127,529 129,529 129,530 131,531 132,532 133,533 134,533 135,534 136,535 137,536 139,536 140,537 141,538 142,538 144,539 145,540 146,541 147,541 149,542 149,542 151,543 152,544 154,544 155,545 156,546 157,547 159,547 160,547 161,548 162,549 163,549 165,550 166,551 167,552 168,552 170,552 171,553 172,554 174,554 175,555 176,555 177,556 179,556 180,557 182,557 182,558 184,559 185,559 187,559 188,560 189,561 191,561 192,561 193,562 194,562 195,563 197,564 198,564 200,564 201,565 202,565 204,566 205,566 206,566 207,566 209,567 210,568 212,568 213,568 214,568 216,569 217,569 219,570 220,570 221,571 223,571 224,571 225,571 227,571 227,572 229,572 230,572 232,572 233,573 235,573 236,573 237,574 239,574 240,574 242,574 243,574 244,574 246,575 247,575 249,575 250,575 251,576 253,576 254,576 255,576 257,577 258,577 260,577 261,577 262,577 264,577 265,577 267,577 268,577 269,577 271,577 272,578 274,578 275,578 277,578 278,578 279,578 280,578 282,578 283,578 285,578 286,578 287,578 289,578 290,578 292,578 293,578 295,578 296,578 297,578 299,578 300,578 302,578 303,578 304,578 306,578 307,577 308,577 310,577 311,577 313,577 314,577 315,577 317,577 318,577 320,577 321,577 322,577 324,576 325,576 327,576 328,576 329,575 331,575 332,575 334,574 335,574 337,574 337,574 338,574 340,574 341,573 343,573 344,573 345,572 347,572 348,572 350,572 351,572 352,571 354,571 355,571 357,571 358,570 359,570 361,569 362,569 364,568 365,568 366,568 367,568 368,567 370,567 371,566 373,566 374,566 375,565 377,565 378,564 380,564 380,564 382,563 383,563 385,562 386,561 387,561 389,561 390,560 392,559 392,559 394,559 395,558 396,558 398,557 399,556 400,556 401,556 403,555 404,554 405,554 407,553 408,553 409,552 410,552 412,551 413,550 415,549 415,549 417,549 418,548 420,547 421,547 422,546 423,545 424,544 426,544 426,543 428,542 429,542 430,541 431,541 433,540 434,539 435,538 436,538 438,537 439,536 441,536 441,535 443,534 444,533 445,533 446,532 448,531 448,531 450,530 451,529 452,528 453,527 454,526 455,526 457,525 457,524 459,523 460,522 461,522 462,521 464,520 464,519 466,518 466,517 468,517 469,516 470,514 471,514 472,513 473,513 474,511 476,511 476,510 478,508 478,508 480,507 481,506 482,505 483,504 484,503 484,502 486,501 487,500 488,499 489,499 490,497 491,496 492,495 493,494 494,494 495,492 496,491 496,490 498,489 499,488 500,487 501,487 501,485 503,484 504,483 504,483 506,481 506,481 507,479 508,478 509,477 510,476 511,475 512,474 513,473 513,471 514,471 515,469 516,469 517,467 518,466 519,465 519,464 520,463 521,461 522,461 523,459 524,458 524,457 525,456 526,455 527,454 528,453 529,452 529,451 530,449 531,448 531,447 532,446 533,445 534,443 535,442 536,441 536,440 537,439 538,437 538,436 539,435 540,434 541,432 541,431 542,430 542,429 543,427 544,427 544,425 545,424 545,423 546,422 547,421 547,419 548,418 549,416 549,416 550,414 551,413 551,411 552,410 552,409 553,408 554,406 554,405 554,404 555,402 556,401 556,400 556,399 557,397 558,396 559,395 559,393 559,393 560,391 561,390 561,388 561,387 562,386 562,384 563,383 564,382 564,381 564,379 564,378 565,376 566,375 566,374 566,372 566,371 567,369 567,368 568,367 568,366 568,365 569,363 569,362 570,361 570,359 571,358 571,356 571,355 571,353 571,352 572,351 572,349 572,348 572,346 572,345 573,344 573,343 574,341 574,340 574,339 574,337 574,336 574,335 575,333 575,332 575,331 575,329 576,328 576,326 576,325 576,323 577,322 577,321 577,319 577,318 577,316 577,315 577,314 577,312 577,311 577,309 577,308 578,307 578,305 578,304 578,303 578,301 578,300 578,298 578,297 578,296 578,294 578,293 578,291 578,290">
              <text:p/>
            </draw:polygon>
            <draw:polygon draw:style-name="gr5" draw:text-style-name="P5" draw:layer="layout" svg:width="0.577cm" svg:height="0.577cm" svg:x="11.563cm" svg:y="5.772cm" svg:viewBox="0 0 578 578" draw:points="578,289 578,287 578,286 578,285 578,283 578,282 578,280 578,279 578,278 578,277 578,275 578,274 577,272 577,271 577,269 577,268 577,267 577,265 577,264 577,262 577,261 577,260 577,258 577,257 576,255 576,254 576,253 576,251 575,250 575,249 575,247 575,246 574,244 574,243 574,242 574,240 574,239 574,238 573,237 573,235 572,234 572,232 572,231 572,230 572,228 571,227 571,225 571,224 571,223 571,221 570,220 570,219 569,217 569,216 568,214 568,213 568,212 568,211 567,209 566,208 566,207 566,205 566,204 565,202 565,201 564,200 564,198 564,197 563,196 562,195 562,193 561,192 561,191 561,189 560,188 559,187 559,186 559,184 558,183 557,182 557,180 556,179 556,177 555,177 555,175 554,174 554,172 553,171 552,170 552,169 552,167 551,166 550,165 549,163 549,163 548,161 547,160 547,159 547,157 546,157 545,155 544,154 544,152 543,152 542,150 542,149 541,147 541,147 540,145 539,144 538,142 538,142 537,140 536,139 536,137 535,137 534,135 533,134 533,133 532,132 531,131 530,130 529,129 529,127 528,127 527,125 526,124 526,123 525,122 524,121 523,119 522,118 522,117 521,116 519,115 519,114 518,112 517,112 517,110 515,110 514,108 514,107 513,106 512,105 511,104 511,103 509,102 508,101 508,100 507,99 506,98 505,96 504,96 503,94 502,94 501,92 500,92 499,90 498,89 497,88 496,87 495,87 494,85 493,85 492,83 491,82 490,82 489,80 488,80 487,78 486,77 485,77 484,75 483,75 482,74 481,73 480,72 479,71 478,70 477,69 476,69 475,67 473,66 473,66 471,65 471,64 469,63 468,62 467,62 466,60 465,59 464,59 463,58 461,57 460,56 459,55 458,54 457,54 456,53 454,52 454,51 453,50 451,50 451,49 449,48 448,47 447,47 446,46 444,45 443,45 442,44 441,43 439,42 439,41 437,41 436,40 435,39 434,39 432,38 431,37 430,36 429,36 427,35 426,34 425,34 424,34 423,33 421,32 421,32 419,31 418,30 416,29 415,29 414,28 413,28 411,27 410,27 409,26 407,25 406,24 405,24 404,24 402,23 401,22 399,22 399,22 397,21 396,20 395,20 393,20 392,19 391,18 390,18 388,17 387,17 386,17 384,16 383,15 381,15 380,15 379,14 378,14 376,14 375,14 374,13 372,12 371,12 369,11 368,11 367,11 365,11 364,10 363,10 361,9 361,9 359,9 358,9 356,8 355,8 353,7 352,7 351,6 349,6 348,6 346,6 345,6 344,5 342,5 341,5 339,4 338,4 337,4 335,4 334,4 333,4 331,3 330,3 328,3 327,2 326,2 324,2 323,2 322,2 321,2 319,2 318,2 316,2 315,1 314,1 312,1 311,1 309,1 308,1 307,1 305,0 304,0 303,0 301,0 300,0 298,0 297,0 296,0 294,0 293,0 291,0 290,0 289,0 287,0 286,0 284,0 283,0 281,0 280,0 279,0 278,0 276,0 275,0 273,1 272,1 271,1 269,1 268,1 266,1 265,1 263,2 262,2 261,2 259,2 258,2 256,2 255,2 254,2 252,2 251,3 249,3 248,3 247,3 245,4 244,4 243,4 241,4 240,4 238,4 237,5 236,5 234,5 233,6 231,6 230,6 229,6 227,6 226,7 224,7 223,8 221,8 221,9 220,9 218,9 217,9 215,10 214,10 213,11 211,11 210,11 208,11 207,12 206,12 204,13 203,14 202,14 201,14 199,14 198,15 196,15 195,15 194,16 192,17 191,17 190,17 189,18 188,18 186,19 185,20 183,20 182,20 181,21 180,22 178,22 177,22 176,23 174,24 173,24 172,25 171,25 169,26 168,27 166,27 166,28 164,29 163,29 161,29 160,30 160,31 158,32 157,32 155,33 154,34 153,34 152,35 150,36 149,36 148,37 147,38 145,39 144,39 143,40 142,41 140,41 140,42 138,43 137,44 135,44 135,45 133,45 132,46 131,47 130,47 129,48 128,49 126,50 125,51 124,52 123,52 122,53 121,54 119,54 119,56 117,57 116,57 115,58 114,59 113,60 112,61 110,62 110,62 108,63 107,64 106,65 105,66 104,67 103,68 102,69 101,69 100,71 99,71 98,72 96,73 96,74 94,75 94,76 93,77 92,77 91,79 89,80 89,81 87,82 87,82 85,84 84,85 84,86 82,87 82,87 80,89 80,89 79,91 77,92 77,93 76,94 75,95 74,96 73,97 72,98 71,99 71,100 69,101 69,102 68,103 66,104 66,105 65,106 64,107 63,108 62,110 62,111 61,112 59,113 59,114 58,115 57,116 57,117 55,119 54,119 54,121 53,122 52,123 52,124 50,125 50,127 49,128 48,129 47,130 47,131 46,132 45,133 45,135 44,136 44,137 42,138 41,140 41,140 40,142 39,143 39,145 38,145 37,147 36,148 36,149 35,150 35,152 34,153 34,154 33,155 32,157 32,158 31,159 30,160 29,161 29,163 28,164 28,165 27,166 27,167 26,169 25,170 24,172 24,173 24,174 23,175 22,177 22,178 22,179 21,181 20,182 20,183 20,184 19,186 18,187 18,189 17,190 17,191 17,192 16,193 15,195 15,196 15,197 14,199 14,200 14,202 13,203 13,204 12,205 12,207 11,208 11,209 11,211 10,212 10,214 9,215 9,217 9,218 9,219 8,220 8,222 8,223 7,224 7,225 6,227 6,228 6,230 6,231 6,232 5,234 5,235 4,237 4,238 4,239 4,241 4,242 4,244 3,245 3,247 3,248 3,249 2,250 2,252 2,253 2,255 2,256 2,257 2,259 2,260 1,262 1,263 1,265 1,266 1,267 1,269 1,270 0,272 0,273 0,274 0,276 0,277 0,278 0,280 0,281 0,283 0,284 0,285 0,287 0,288 0,290 0,291 0,292 0,294 0,295 0,297 0,298 0,299 0,301 0,302 0,304 0,305 0,307 0,308 1,309 1,310 1,312 1,313 1,315 1,316 2,317 2,319 2,320 2,322 2,323 2,325 2,326 2,327 2,328 3,329 3,331 3,332 4,334 4,335 4,337 4,338 4,339 4,340 5,342 5,343 5,345 6,346 6,347 6,349 6,350 6,352 7,353 7,355 8,356 8,357 9,359 9,360 9,362 9,362 10,364 10,365 11,366 11,368 11,369 11,370 12,372 13,373 13,375 14,376 14,378 14,379 15,380 15,381 15,382 16,384 16,385 17,387 17,388 17,389 18,391 19,392 19,393 20,394 20,396 21,397 21,398 22,400 22,400 23,402 23,403 24,405 24,406 25,408 26,408 26,410 27,411 27,412 28,414 29,415 29,416 30,417 31,419 31,420 32,421 32,422 33,424 34,425 34,426 35,427 36,428 36,430 37,431 38,432 39,434 39,435 40,436 41,437 41,439 42,440 43,441 44,442 44,443 45,444 45,446 46,447 47,448 48,449 49,451 50,451 50,453 51,454 52,454 52,456 53,457 54,458 55,459 56,460 57,462 57,463 59,464 59,465 60,466 61,467 62,469 63,469 64,471 64,471 66,473 66,473 67,475 68,476 69,477 70,478 71,479 72,480 73,481 73,482 75,483 75,484 76,485 77,486 78,487 79,488 80,489 81,490 82,492 83,492 84,493 85,494 86,495 87,496 88,497 89,498 90,499 91,500 92,501 93,502 94,503 95,504 96,505 97,506 99,507 99,508 101,508 101,510 103,511 103,511 105,512 105,513 107,514 108,514 109,515 110,517 111,517 112,518 113,519 114,520 116,521 117,522 118,522 119,523 120,524 122,525 122,526 124,526 125,527 126,528 127,529 129,529 129,531 131,531 132,532 133,533 134,534 135,534 136,535 137,536 139,536 140,537 141,538 142,538 144,539 145,540 146,541 147,541 149,542 150,542 151,543 153,544 154,544 155,545 156,546 158,547 159,547 160,548 161,549 162,549 164,549 165,550 166,551 167,552 168,552 170,553 171,553 173,554 173,554 175,555 176,556 178,556 179,556 180,557 181,558 183,558 184,559 185,559 187,559 188,560 190,561 191,561 191,561 193,562 194,563 196,563 197,564 198,564 200,564 201,565 203,565 203,566 205,566 206,566 208,567 209,567 210,568 212,568 213,568 215,568 216,569 218,569 219,570 220,570 221,571 222,571 224,571 225,571 226,572 228,572 229,572 231,572 232,572 233,573 235,573 236,573 238,574 239,574 240,574 242,574 243,574 245,574 246,575 248,575 249,575 250,576 251,576 253,576 254,576 256,577 257,577 259,577 260,577 261,577 263,577 264,577 266,577 267,577 268,577 270,577 271,578 273,578 274,578 275,578 277,578 278,578 279,578 281,578 282,578 284,578 285,578 286,578 288,578 289,578 291,578 292,578 293,578 295,578 296,578 298,578 299,578 301,578 302,578 303,578 305,578 306,578 308,578 309,577 310,577 311,577 313,577 314,577 316,577 317,577 319,577 320,577 321,577 323,577 324,576 326,576 326,576 328,576 329,575 331,575 332,575 333,575 335,574 336,574 337,574 339,574 340,574 341,574 343,573 344,573 346,572 347,572 349,572 350,572 351,572 353,571 354,571 356,571 357,571 358,570 360,570 361,569 362,569 363,568 365,568 366,568 367,568 369,567 370,567 371,566 373,566 374,566 376,565 377,565 379,564 379,564 381,564 382,563 383,563 385,562 386,561 388,561 389,561 391,560 391,560 393,559 394,559 395,558 397,558 398,557 399,556 400,556 401,556 403,555 404,554 406,554 407,554 408,553 409,552 411,552 412,551 413,550 414,549 416,549 417,549 418,548 420,547 421,547 422,546 423,545 425,544 426,544 427,543 428,542 429,542 431,541 431,541 433,540 434,539 435,538 436,538 438,537 439,536 440,536 441,535 443,534 443,534 445,533 446,532 447,531 448,531 450,530 451,529 452,529 453,527 454,526 455,526 457,525 457,524 459,524 460,522 461,522 462,521 463,520 464,519 466,518 466,517 468,517 469,516 470,514 471,514 472,513 473,513 474,511 476,511 476,510 478,509 478,508 480,507 481,506 482,505 483,504 484,504 484,502 486,501 487,501 487,499 489,499 489,497 491,496 491,496 493,494 494,494 494,492 496,492 496,491 498,489 499,489 499,487 501,487 501,485 503,484 503,483 504,483 506,481 506,481 507,479 508,478 509,477 510,476 511,475 512,474 513,473 513,472 514,471 515,470 516,469 517,467 517,466 519,465 519,464 520,463 521,462 522,461 523,459 524,459 524,457 525,456 526,455 526,454 528,453 529,452 529,451 530,449 531,448 531,447 532,446 533,445 533,443 534,442 535,441 536,440 537,439 538,438 538,436 539,435 540,434 541,433 541,431 542,430 542,428 543,428 543,426 544,425 544,424 545,423 546,422 547,420 547,419 548,417 549,417 549,415 550,414 550,412 551,411 552,410 552,409 553,408 554,406 554,405 554,403 555,403 556,401 556,400 556,398 557,397 558,396 558,395 559,394 559,392 560,391 560,389 561,388 561,387 561,385 562,385 563,383 563,382 564,380 564,379 564,378 565,376 565,375 566,373 566,372 566,370 567,370 567,368 568,367 568,366 568,364 568,363 569,362 569,360 570,359 570,357 571,356 571,355 571,353 571,352 572,350 572,349 572,348 572,347 572,345 573,344 573,343 573,341 574,340 574,338 574,337 574,336 574,334 574,333 575,332 575,330 575,329 575,327 576,326 576,325 576,323 576,322 577,320 577,319 577,317 577,316 577,315 577,313 577,312 577,310 577,309 577,308 577,307 578,305 578,304 578,302 578,301 578,299 578,298 578,297 578,295 578,294 578,292 578,291 578,290">
              <text:p/>
            </draw:polygon>
            <draw:polygon draw:style-name="gr5" draw:text-style-name="P5" draw:layer="layout" svg:width="0.577cm" svg:height="0.577cm" svg:x="10.246cm" svg:y="5.051cm" svg:viewBox="0 0 578 578" draw:points="578,289 578,287 578,286 578,284 578,283 578,282 578,280 578,279 578,278 578,276 578,275 578,274 578,272 577,271 577,269 577,268 577,266 577,265 577,264 576,262 576,261 576,259 576,258 576,257 576,255 576,254 576,252 576,251 575,250 575,248 575,247 575,246 574,244 574,243 574,241 574,240 574,239 574,237 573,236 573,235 573,234 572,232 572,231 572,229 572,228 571,227 571,225 571,224 570,222 570,221 570,220 570,218 569,217 569,216 568,214 568,213 568,211 568,210 567,209 567,208 566,206 565,205 565,204 565,202 565,201 564,199 563,198 563,197 563,195 562,194 562,193 561,192 561,191 561,189 560,188 559,186 559,185 558,184 558,183 557,181 557,180 556,179 556,177 555,176 555,175 554,174 553,172 553,171 552,169 552,168 551,167 551,166 550,164 549,163 549,162 548,161 548,160 547,158 546,157 546,156 545,155 544,154 544,152 543,151 542,150 542,149 541,147 540,146 540,145 539,144 538,142 538,142 537,140 536,139 535,137 535,137 534,135 533,134 533,133 532,132 531,131 531,130 529,128 528,127 528,126 527,125 526,124 526,123 525,121 523,120 523,119 522,118 521,117 521,116 520,114 519,114 518,112 517,112 516,110 515,109 514,108 514,107 513,106 512,104 511,104 510,103 510,102 508,101 508,100 507,98 505,98 505,96 504,96 503,94 502,94 501,92 500,91 499,90 498,89 497,88 496,87 495,86 494,85 493,84 492,83 491,82 490,81 489,80 488,79 487,78 486,77 485,77 484,75 483,74 482,74 481,73 480,72 479,71 478,70 477,69 475,68 475,67 473,66 473,66 471,65 471,63 469,63 468,62 467,61 466,60 465,59 463,59 463,58 461,57 460,56 459,55 458,54 457,54 456,53 454,52 454,51 453,50 451,49 450,49 449,48 448,47 447,47 445,46 444,45 443,44 442,43 441,43 440,42 438,41 437,41 436,40 435,39 433,38 432,38 431,37 430,36 429,36 427,35 426,34 425,33 424,33 423,33 421,32 420,31 419,31 418,30 416,29 415,29 414,28 413,27 411,27 410,26 408,26 408,25 406,24 405,24 403,24 402,23 401,22 400,21 399,21 397,21 396,20 395,19 393,19 392,19 391,18 390,18 388,17 387,17 385,16 384,16 383,15 381,15 380,15 379,14 378,14 376,13 375,13 373,13 372,12 371,12 369,11 368,11 366,11 365,11 364,10 363,9 362,9 360,8 359,8 358,8 356,8 355,8 353,7 352,7 351,6 349,6 348,6 346,6 345,6 343,5 342,5 341,5 339,4 338,4 337,3 335,3 334,3 333,3 331,3 330,3 329,3 328,2 326,2 325,2 323,2 322,1 321,1 319,1 318,1 316,1 315,1 313,1 312,1 310,1 309,1 308,1 306,1 305,0 304,0 302,0 301,0 299,0 298,0 297,0 295,0 294,0 292,0 291,0 289,0 288,0 287,0 285,0 284,0 282,0 281,0 280,0 278,0 277,0 276,0 274,0 273,0 271,1 270,1 269,1 267,1 266,1 264,1 263,1 262,1 260,1 259,1 257,1 256,1 255,2 253,2 252,2 250,2 249,3 248,3 246,3 245,3 244,3 242,3 241,4 239,4 238,4 237,5 235,5 234,5 232,6 231,6 229,6 228,6 227,6 225,7 224,7 223,8 222,8 220,8 219,8 218,9 216,9 215,10 214,10 212,11 211,11 209,11 208,11 207,12 205,12 204,13 203,13 202,13 200,14 199,14 197,15 196,15 195,15 193,16 192,17 191,17 190,17 188,18 187,18 186,19 184,19 183,20 181,20 181,21 179,21 178,22 176,22 175,23 174,24 173,24 172,24 170,25 169,26 167,26 166,27 165,28 164,29 162,29 161,29 160,30 159,31 158,31 156,32 155,33 154,33 153,34 151,35 150,36 149,36 148,36 146,37 145,38 144,38 143,39 142,40 140,41 139,42 138,43 137,43 136,44 134,44 133,45 132,46 131,47 130,47 128,48 128,49 126,49 125,51 124,52 123,52 122,53 121,54 119,54 119,55 117,56 116,57 115,58 114,59 113,59 112,61 110,61 109,62 108,63 107,64 106,65 105,66 104,66 103,68 102,68 101,69 100,71 99,71 98,72 97,73 96,74 95,74 94,76 93,77 91,77 91,79 89,79 89,80 87,82 86,82 86,84 84,84 84,85 82,86 82,87 80,89 79,89 79,91 77,91 77,93 76,94 74,95 74,96 73,96 72,98 71,98 71,100 69,101 68,102 68,103 66,104 66,105 65,106 64,107 63,108 62,109 61,110 61,112 59,113 59,114 58,115 57,116 56,117 55,119 54,119 54,121 53,121 52,123 52,124 51,125 49,126 49,128 48,128 47,130 47,131 46,132 45,133 44,134 44,135 43,137 43,138 42,139 41,140 40,142 39,143 38,144 38,145 37,146 36,148 36,149 36,150 35,151 34,153 34,154 33,155 32,156 31,158 31,159 30,160 29,161 29,162 29,164 28,165 27,166 26,167 26,169 25,170 24,172 24,172 24,174 23,175 22,176 22,178 22,179 21,180 20,181 20,183 19,184 19,186 18,187 18,188 17,190 17,191 17,192 16,193 15,194 15,196 15,197 14,199 14,200 13,202 13,202 13,204 12,205 12,206 11,208 11,209 11,211 11,212 10,214 10,215 9,216 9,218 8,219 8,220 8,221 8,222 7,224 7,225 6,227 6,228 6,229 6,231 6,232 5,234 5,235 5,236 4,238 4,239 4,241 4,242 4,244 4,245 3,246 3,248 3,249 2,250 2,252 2,253 2,254 1,256 1,257 1,259 1,260 1,262 1,263 1,264 1,266 1,267 1,269 1,270 0,271 0,273 0,274 0,276 0,277 0,278 0,280 0,281 0,282 0,284 0,285 0,287 0,288 0,289 0,291 0,292 0,294 0,295 0,296 0,298 0,299 0,301 0,302 0,304 0,305 0,306 1,308 1,309 1,310 1,312 1,313 1,314 1,316 1,317 1,319 1,319 1,321 2,322 2,324 2,325 2,326 3,328 3,329 3,331 3,332 4,334 4,335 4,336 4,337 4,339 4,340 5,342 5,343 5,345 6,346 6,347 6,349 6,350 7,352 7,353 7,354 8,356 8,357 8,359 8,360 9,361 9,362 10,364 10,365 11,366 11,367 11,369 12,370 12,372 13,373 13,375 13,376 13,377 14,378 15,379 15,381 15,382 16,384 16,385 17,387 17,388 17,389 18,390 19,391 19,393 19,394 20,396 21,397 21,398 22,399 22,400 23,402 23,403 24,405 24,406 25,407 26,408 26,409 26,411 27,412 28,414 29,414 29,416 30,417 31,419 31,420 31,421 32,422 33,424 34,425 34,425 35,427 36,428 36,430 37,430 38,432 38,433 39,435 40,435 41,437 41,438 42,439 43,440 43,442 44,443 44,444 45,445 46,447 47,447 48,449 49,450 49,451 50,452 51,454 52,454 52,455 54,456 54,457 55,459 56,460 56,461 57,462 59,463 59,465 60,465 61,467 62,467 63,469 64,470 64,471 66,472 66,473 67,474 68,475 69,477 70,477 71,479 72,479 73,481 73,481 74,483 75,484 76,485 77,485 78,487 79,487 80,489 81,490 82,491 83,492 84,492 85,494 86,495 87,496 88,497 89,497 90,499 91,499 92,501 93,502 94,502 95,504 96,504 97,505 98,507 99,507 101,508 101,509 103,510 103,511 104,511 105,513 107,513 108,514 109,515 110,516 111,517 112,517 113,518 114,519 116,520 116,521 118,522 119,522 120,523 121,525 122,525 124,526 125,527 126,527 127,528 128,529 129,530 131,531 132,532 132,532 134,533 135,534 136,534 137,535 139,536 140,537 141,537 142,538 144,539 144,539 146,540 147,541 149,541 149,542 151,543 152,543 154,544 154,545 156,545 157,546 158,547 160,547 161,547 162,548 163,549 165,550 166,550 167,551 168,552 169,552 171,552 172,553 173,554 174,555 176,555 177,555 179,556 180,557 181,557 182,557 184,558 185,559 186,559 188,559 189,560 191,560 191,561 192,562 194,562 195,562 197,563 198,563 199,564 201,564 202,564 204,565 204,565 206,566 207,567 209,567 210,567 211,567 213,568 214,568 216,569 217,569 218,569 220,569 221,570 222,570 224,571 225,571 226,571 227,571 229,571 230,572 232,572 233,573 234,573 236,573 237,574 239,574 240,574 241,574 243,574 244,574 246,575 247,575 249,575 250,576 251,576 252,576 254,576 255,576 257,576 258,576 259,576 261,576 262,577 264,577 265,577 267,577 268,577 269,577 271,578 272,578 274,578 275,578 276,578 278,578 279,578 280,578 282,578 283,578 285,578 286,578 287,578 289,578 290,578 292,578 293,578 294,578 296,578 297,578 299,578 300,578 301,578 303,578 304,578 306,578 307,578 308,577 310,577 311,577 313,577 314,577 316,577 317,576 318,576 320,576 321,576 323,576 324,576 325,576 327,576 328,576 330,575 331,575 332,575 333,574 335,574 336,574 337,574 339,574 340,574 341,573 343,573 344,573 346,572 347,572 348,571 350,571 351,571 353,571 354,571 355,570 357,570 358,569 360,569 361,569 363,569 364,568 365,568 366,567 367,567 369,567 370,567 371,566 373,566 374,565 376,564 377,564 378,564 380,564 381,563 382,562 383,562 385,562 386,561 388,561 389,560 390,559 391,559 393,559 394,558 395,557 396,557 398,557 399,556 400,555 401,555 403,555 404,554 406,553 407,552 408,552 409,552 411,551 412,550 413,550 415,549 415,549 417,548 418,547 420,547 421,546 422,545 423,545 425,544 426,543 426,543 428,542 429,541 431,541 431,540 433,539 434,539 436,538 436,537 438,537 439,536 440,535 441,534 443,534 444,533 445,532 446,532 448,531 448,530 450,529 451,529 452,527 453,527 454,526 455,525 456,525 457,524 459,523 460,522 461,521 462,520 463,520 464,519 466,517 466,517 468,516 468,515 470,514 471,513 472,513 473,512 474,511 475,510 476,509 478,508 478,507 480,507 480,506 482,504 483,504 484,503 484,502 486,501 486,499 488,499 489,498 489,497 491,496 491,495 493,494 493,493 495,492 496,491 496,490 498,489 498,488 500,487 501,486 501,485 503,484 503,483 504,482 505,481 506,480 507,479 508,478 509,477 510,476 510,474 512,474 513,472 513,472 514,470 515,469 516,468 516,467 517,466 519,465 519,464 520,462 521,461 522,460 523,459 523,457 524,457 525,455 526,455 526,454 528,452 528,451 529,450 530,449 531,448 531,447 532,445 533,444 533,443 534,442 535,441 536,439 537,438 538,437 538,436 539,435 540,433 540,432 541,431 542,430 542,428 543,427 544,426 544,425 544,424 545,422 546,421 546,420 547,419 548,417 549,417 549,415 550,414 550,412 551,411 551,410 552,409 553,407 553,406 553,405 554,403 555,402 556,401 556,400 556,398 557,397 558,396 558,394 558,394 559,392 560,391 560,389 561,388 561,387 561,385 562,384 563,383 563,382 563,380 564,379 564,377 565,376 565,375 565,373 566,372 566,370 567,369 567,368 568,367 568,366 568,364 568,363 569,361 569,360 570,359 570,357 570,356 570,354 571,353 571,352 572,350 572,349 572,347 572,346 572,345 573,344 573,342 573,341 574,340 574,338 574,337 574,336 574,334 574,333 575,331 575,330 575,329 576,327 576,326 576,324 576,323 576,322 576,320 576,319 576,317 576,316 577,314 577,313 577,312 577,310 577,309 577,308 577,306 578,305 578,304 578,302 578,301 578,299 578,298 578,296 578,295 578,294 578,292 578,291">
              <text:p/>
            </draw:polygon>
            <draw:polygon draw:style-name="gr5" draw:text-style-name="P5" draw:layer="layout" svg:width="0.577cm" svg:height="0.577cm" svg:x="11.042cm" svg:y="3.337cm" svg:viewBox="0 0 578 578" draw:points="578,289 578,287 578,286 578,285 578,283 578,282 578,280 578,279 578,278 578,276 578,275 578,274 578,272 578,271 577,269 577,268 577,267 577,265 577,264 577,262 577,261 577,260 577,258 577,257 577,255 576,254 576,252 576,251 576,250 575,249 575,247 575,246 575,244 574,243 574,242 574,240 574,239 574,237 573,236 573,234 573,233 572,232 572,231 572,230 572,228 572,227 571,225 571,224 571,222 571,221 570,220 570,219 569,217 569,216 568,214 568,213 568,212 568,210 567,209 567,208 566,207 566,205 566,204 565,202 565,201 564,200 564,198 563,197 563,195 563,194 562,193 561,192 561,191 561,189 560,188 560,186 559,185 559,184 558,183 558,182 557,180 556,179 556,177 556,176 555,175 554,174 554,172 553,171 553,170 552,168 551,167 551,166 550,165 549,163 549,162 549,161 548,160 547,159 547,157 546,156 545,155 544,154 544,152 543,151 542,150 542,149 541,147 541,146 540,145 539,144 538,142 538,141 537,140 536,139 536,137 535,137 534,135 533,134 533,133 532,132 531,131 531,129 530,129 529,127 528,126 527,125 526,124 526,123 525,122 524,120 523,119 522,118 521,117 521,116 520,114 519,114 518,112 517,111 517,110 516,109 514,108 514,107 513,106 513,105 511,104 510,103 510,102 508,101 508,99 507,99 506,97 505,96 504,96 503,94 502,94 501,92 500,92 499,90 499,89 497,88 496,87 495,86 494,85 494,84 492,83 491,82 490,81 489,80 488,80 487,78 487,77 485,76 484,75 483,75 483,73 481,73 480,72 479,71 478,70 477,69 476,69 475,67 474,66 473,66 471,64 471,64 469,63 468,62 467,61 466,60 465,59 464,59 463,58 461,57 461,56 459,55 458,54 457,54 456,53 455,52 454,51 453,50 452,50 450,49 449,48 448,47 447,47 446,45 445,45 443,44 442,43 441,43 440,42 438,41 437,41 436,40 435,39 434,39 432,38 431,37 430,36 429,36 427,35 426,34 425,34 424,33 423,32 422,32 420,31 419,31 418,30 416,29 416,29 414,28 413,27 411,27 410,27 409,26 408,25 406,24 405,24 404,24 402,23 401,22 400,22 399,21 397,21 396,20 395,19 393,19 393,19 391,18 390,17 388,17 387,17 386,16 384,16 383,15 382,15 381,15 379,14 378,14 376,13 375,13 374,13 372,12 371,12 369,11 368,11 367,11 366,10 365,10 363,9 362,9 360,9 359,9 358,8 356,8 355,7 353,7 352,7 351,6 349,6 348,6 346,6 345,6 344,5 342,5 341,4 340,4 339,4 337,4 336,4 335,4 333,3 332,3 330,3 329,3 328,2 326,2 325,2 323,2 322,1 321,1 319,1 318,1 316,1 315,1 314,1 312,1 311,1 309,1 308,1 307,0 305,0 304,0 303,0 301,0 300,0 298,0 297,0 296,0 294,0 293,0 291,0 290,0 288,0 287,0 286,0 284,0 283,0 281,0 280,0 279,0 278,0 276,0 275,0 273,0 272,0 270,1 269,1 268,1 266,1 265,1 263,1 262,1 261,1 259,1 258,1 256,1 255,2 254,2 252,2 251,2 249,3 248,3 247,3 245,3 244,4 243,4 241,4 240,4 238,4 237,4 236,5 234,5 233,6 231,6 231,6 229,6 228,6 226,7 225,7 224,8 222,8 221,9 220,9 218,9 217,9 215,9 214,10 213,11 211,11 210,11 208,11 208,12 206,12 205,13 203,13 202,13 201,14 199,14 198,15 196,15 195,15 194,16 193,17 191,17 190,17 189,18 187,18 186,19 185,19 184,19 183,20 181,21 180,22 178,22 177,22 175,23 175,24 173,24 172,24 171,25 169,26 168,27 167,27 166,28 164,28 163,29 161,29 161,30 160,31 158,31 157,32 155,33 155,34 153,34 152,34 150,35 150,36 148,36 147,37 145,38 145,39 143,39 142,40 141,41 140,41 138,42 137,43 136,44 135,45 133,45 133,46 132,47 130,47 130,48 128,49 127,50 126,50 125,52 123,52 123,53 121,54 120,54 119,55 118,57 117,57 115,58 114,59 113,59 112,61 111,61 110,62 109,63 108,64 106,65 106,66 104,66 103,68 102,69 102,69 100,71 100,71 98,72 97,73 96,74 95,75 94,75 93,77 91,77 91,79 89,80 89,80 88,82 87,82 86,84 84,84 84,85 82,87 82,87 81,89 80,89 79,91 78,92 77,92 76,94 75,94 74,96 73,96 73,98 71,99 71,100 70,101 69,102 68,103 67,104 66,105 65,106 64,107 64,108 62,110 61,110 61,112 60,112 59,114 58,115 57,116 57,117 56,118 55,119 54,121 53,122 52,123 52,124 51,125 50,126 49,128 48,129 47,130 47,131 46,132 45,133 45,135 44,135 43,137 43,138 42,139 41,140 41,142 40,143 39,144 39,145 38,147 37,148 36,149 36,150 35,152 34,153 34,154 33,155 32,156 31,158 31,159 30,160 29,161 29,162 29,164 28,165 27,166 27,167 26,169 25,170 25,171 24,172 24,174 23,175 22,177 22,178 22,179 21,180 20,182 20,183 19,184 19,186 19,187 18,189 17,189 17,191 17,192 16,193 15,195 15,196 15,197 15,199 14,200 13,201 13,202 13,204 13,205 12,207 11,208 11,209 11,211 11,212 10,214 10,215 9,216 9,218 9,219 9,220 8,221 8,222 7,224 7,225 7,227 6,228 6,230 6,231 6,232 5,234 5,235 5,237 4,238 4,239 4,241 4,242 4,244 4,245 3,246 3,248 3,249 3,250 2,252 2,253 2,255 2,256 1,257 1,259 1,260 1,262 1,263 1,264 1,266 1,267 1,268 1,269 1,271 1,272 0,274 0,275 0,276 0,278 0,279 0,280 0,282 0,283 0,285 0,286 0,287 0,289 0,290 0,292 0,293 0,294 0,296 0,297 0,299 0,300 0,302 0,303 0,304 1,306 1,307 1,308 1,310 1,311 1,312 1,314 1,315 1,317 1,318 1,320 1,321 2,322 2,324 2,325 2,327 3,328 3,329 3,331 4,332 4,334 4,335 4,336 4,338 4,339 5,340 5,342 5,343 6,345 6,346 6,347 6,349 6,350 7,352 7,353 8,354 8,356 9,357 9,358 9,359 9,361 10,362 10,364 11,365 11,366 11,368 11,369 12,370 12,372 13,373 13,375 13,376 14,377 14,378 15,380 15,381 15,382 16,384 16,385 17,387 17,388 18,389 18,390 19,392 19,393 19,394 20,396 21,397 22,398 22,399 22,400 23,402 24,403 24,405 24,406 25,407 26,408 27,410 27,411 27,412 28,413 29,415 29,416 30,417 31,419 31,419 32,421 33,422 33,424 34,424 34,425 35,427 36,428 36,430 37,430 38,432 39,433 39,434 40,435 41,437 41,438 42,439 43,440 43,442 44,442 45,444 46,445 47,447 47,447 48,449 49,450 49,451 50,452 51,453 52,454 53,455 54,456 54,458 55,459 56,460 57,461 58,462 59,463 59,465 60,465 61,467 62,467 63,469 64,470 65,471 66,472 66,473 67,475 69,475 69,477 70,477 71,479 72,479 73,481 74,482 75,483 75,484 77,485 77,485 78,487 80,488 80,489 81,490 82,490 83,492 84,493 85,494 86,495 87,496 88,497 89,497 90,499 91,500 93,500 94,502 95,502 96,503 97,505 98,505 99,506 100,507 101,508 102,509 103,510 104,511 105,512 106,512 107,513 108,514 109,515 111,515 112,517 113,518 114,518 115,519 116,520 117,521 118,522 120,523 120,523 122,524 123,525 124,526 125,527 127,527 127,528 129,529 130,530 131,531 132,532 133,532 134,533 136,534 137,535 138,535 139,536 141,537 141,537 143,538 144,539 145,539 146,540 148,541 149,542 150,542 151,543 153,543 154,544 155,545 156,545 157,546 159,547 160,547 161,548 162,548 164,549 165,550 166,550 168,551 168,551 170,552 171,553 173,553 174,554 175,555 176,555 178,556 179,556 180,557 182,557 183,558 184,559 185,559 187,559 188,560 190,561 191,561 192,561 194,562 194,562 196,563 197,563 198,563 200,564 201,565 203,565 204,566 206,566 207,566 208,566 209,567 210,568 212,568 213,568 215,568 216,569 217,569 219,570 220,570 221,571 223,571 224,571 226,571 227,571 228,572 230,572 231,572 232,572 233,572 235,573 236,573 238,574 239,574 240,574 242,574 243,574 245,574 246,575 248,575 249,575 250,575 251,576 253,576 254,576 256,576 257,577 258,577 260,577 261,577 263,577 264,577 266,577 267,577 268,577 270,577 271,577 273,578 274,578 275,578 277,578 278,578 279,578 281,578 282,578 284,578 285,578 286,578 288,578 289,578 291,578 292,578 293,578 295,578 296,578 298,578 299,578 300,578 302,578 303,578 305,578 306,578 308,577 309,577 310,577 311,577 313,577 314,577 316,577 317,577 318,577 320,577 321,577 323,576 324,576 326,576 327,576 328,575 330,575 331,575 333,575 334,574 335,574 337,574 338,574 339,574 341,574 342,573 343,573 344,573 346,572 347,572 348,572 350,572 351,572 353,571 354,571 356,571 357,571 358,570 360,570 361,569 363,569 364,568 365,568 366,568 368,568 369,567 370,567 371,566 373,566 374,566 376,565 377,565 378,564 380,563 381,563 383,563 383,563 385,562 386,561 388,561 389,561 390,560 392,559 393,559 394,559 395,558 396,558 398,557 399,556 401,556 402,555 403,555 404,554 406,553 407,553 408,552 410,552 411,551 412,550 413,550 415,549 416,548 417,548 418,548 420,547 421,546 423,545 423,545 425,544 426,543 427,543 428,542 429,542 431,541 432,540 433,539 434,539 436,538 436,537 438,537 439,536 441,535 441,535 443,534 444,533 445,532 446,532 448,531 448,530 450,530 451,528 452,527 453,527 454,526 455,525 457,525 458,524 459,523 460,522 461,521 462,520 464,520 464,518 466,518 466,517 468,516 469,515 470,514 471,513 472,513 473,512 474,511 476,510 476,509 478,508 478,507 480,507 480,505 482,505 483,504 484,502 484,502 486,501 487,500 488,499 489,498 490,497 491,496 492,495 493,494 494,493 495,492 496,491 497,490 498,489 499,488 500,487 501,486 501,485 503,484 503,483 505,482 506,481 506,480 507,479 508,478 509,477 510,476 511,475 512,474 513,472 513,471 514,470 515,469 516,468 517,467 518,466 519,465 519,463 520,463 521,461 522,460 523,459 524,458 524,457 525,455 526,454 527,454 528,452 529,452 529,450 530,449 531,448 531,447 532,445 533,445 534,443 535,442 536,440 536,440 537,438 538,437 538,436 539,435 540,433 541,432 541,431 542,430 542,428 543,427 544,426 544,425 545,424 546,422 546,422 547,420 547,419 548,417 549,416 549,415 550,414 551,412 551,411 551,410 552,409 553,407 554,406 554,405 554,403 555,402 556,401 556,400 557,398 557,397 558,396 559,394 559,393 559,392 560,391 561,389 561,388 561,387 562,385 562,384 563,382 563,382 563,380 564,379 565,377 565,376 566,375 566,373 566,372 566,370 567,369 568,368 568,367 568,366 568,364 569,363 569,362 570,360 570,359 571,357 571,356 571,354 571,353 571,352 572,350 572,349 572,347 572,346 573,345 573,343 573,342 574,341 574,340 574,338 574,337 574,336 574,334 575,333 575,332 575,330 576,329 576,327 576,326 576,324 577,323 577,322 577,320 577,319 577,317 577,316 577,315 577,313 577,312 577,310 577,309 578,308 578,306 578,305 578,304 578,302 578,301 578,299 578,298 578,297 578,295 578,294 578,292 578,291 578,290">
              <text:p/>
            </draw:polygon>
            <draw:polygon draw:style-name="gr5" draw:text-style-name="P5" draw:layer="layout" svg:width="0.577cm" svg:height="0.577cm" svg:x="12.877cm" svg:y="3.337cm" svg:viewBox="0 0 578 578" draw:points="578,289 578,287 578,286 578,285 578,283 578,282 578,280 578,279 578,278 578,276 578,275 578,274 578,272 577,271 577,269 577,268 577,267 577,265 577,264 576,262 576,261 576,260 576,258 576,257 576,255 576,254 576,252 576,251 575,250 575,249 575,247 575,246 574,244 574,243 574,242 574,240 574,239 574,237 573,236 573,234 573,233 572,232 572,231 572,230 572,228 571,227 571,225 571,224 570,222 570,221 570,220 570,219 569,217 569,216 568,214 568,213 568,212 568,210 567,209 567,208 566,207 565,205 565,204 564,202 564,201 564,200 563,198 563,197 562,195 562,194 562,193 561,192 560,191 560,189 560,188 559,186 559,185 558,184 557,183 557,182 557,180 556,179 555,177 555,176 555,175 554,174 553,172 552,171 552,170 552,168 551,167 550,166 550,165 549,163 548,162 548,161 548,160 547,159 546,157 545,156 545,155 544,154 543,152 543,151 542,150 542,149 541,147 540,146 539,145 539,144 538,142 537,141 537,140 536,139 535,137 534,137 534,135 533,134 532,133 532,132 531,131 530,129 529,129 528,127 527,126 527,125 526,124 525,123 525,122 523,120 522,119 522,118 521,117 520,116 520,114 518,114 518,112 517,111 516,110 515,109 514,108 513,107 513,106 512,105 511,104 510,103 509,102 508,101 507,99 507,99 505,97 504,96 504,96 502,94 502,94 501,92 500,92 499,90 497,89 497,88 496,87 495,86 494,85 492,84 492,83 491,82 490,81 489,80 488,80 487,78 485,77 485,76 484,75 483,75 482,73 481,73 479,72 479,71 477,70 477,69 475,69 474,67 473,66 472,66 471,64 470,64 469,63 468,62 467,61 465,60 465,59 463,59 462,58 461,57 460,56 459,55 458,54 457,54 455,53 454,52 454,51 452,50 451,50 450,49 449,48 447,47 447,47 445,45 444,45 443,44 442,43 440,43 440,42 438,41 437,41 435,40 435,39 433,39 432,38 430,37 430,36 428,36 427,35 425,34 425,34 424,33 422,32 421,32 420,31 419,31 417,30 416,29 414,29 414,28 412,27 411,27 410,27 408,26 407,25 406,24 405,24 403,24 402,23 400,22 400,22 398,21 397,21 396,20 394,19 393,19 391,19 391,18 389,17 388,17 387,17 385,16 384,16 382,15 381,15 380,15 379,14 377,14 376,13 375,13 373,13 372,12 370,12 369,11 368,11 366,11 365,10 364,10 363,9 361,9 360,9 359,9 357,8 356,8 354,7 353,7 352,7 350,6 349,6 347,6 346,6 345,6 343,5 342,5 340,4 339,4 338,4 336,4 335,4 334,4 332,3 331,3 330,3 329,3 327,2 326,2 324,2 323,2 322,1 320,1 319,1 317,1 316,1 315,1 313,1 312,1 310,1 309,1 308,1 306,0 305,0 304,0 302,0 301,0 299,0 298,0 297,0 295,0 294,0 292,0 291,0 289,0 288,0 287,0 285,0 284,0 282,0 281,0 280,0 278,0 277,0 276,0 274,0 273,0 271,0 270,1 269,1 267,1 266,1 264,1 263,1 262,1 260,1 259,1 257,1 256,1 255,2 253,2 252,2 250,2 249,3 248,3 246,3 245,3 244,4 242,4 241,4 239,4 238,4 237,4 235,5 234,5 232,6 231,6 229,6 228,6 227,6 225,7 224,7 223,8 222,8 220,9 219,9 218,9 216,9 215,9 214,10 212,11 211,11 209,11 208,11 207,12 205,12 204,13 203,13 202,13 200,14 199,14 197,15 196,15 195,15 193,16 192,17 191,17 190,17 189,18 187,18 186,19 184,19 183,19 181,20 181,21 179,22 178,22 177,22 175,23 174,24 173,24 172,24 170,25 169,26 167,27 166,27 165,28 164,28 162,29 161,29 160,30 159,31 158,31 156,32 155,33 154,34 153,34 151,34 150,35 149,36 148,36 147,37 145,38 144,39 143,39 142,40 140,41 139,41 138,42 137,43 136,44 135,45 133,45 132,46 131,47 130,47 129,48 128,49 126,50 125,50 124,52 123,52 122,53 121,54 119,54 119,55 117,57 116,57 115,58 114,59 113,59 112,61 111,61 109,62 108,63 107,64 106,65 105,66 104,66 103,68 102,69 101,69 100,71 99,71 98,72 97,73 96,74 95,75 94,75 93,77 91,77 91,79 89,80 89,80 87,82 87,82 86,84 84,84 84,85 82,87 82,87 81,89 79,89 79,91 77,92 77,92 76,94 75,94 74,96 73,96 72,98 71,99 71,100 69,101 68,102 68,103 66,104 66,105 65,106 64,107 63,108 62,110 61,110 61,112 60,112 59,114 58,115 57,116 56,117 56,118 54,119 54,121 53,122 52,123 52,124 51,125 49,126 49,128 48,129 47,130 47,131 46,132 45,133 45,135 44,135 43,137 43,138 42,139 41,140 40,142 39,143 38,144 38,145 37,147 37,148 36,149 36,150 35,152 34,153 34,154 33,155 32,156 31,158 31,159 30,160 29,161 29,162 29,164 28,165 27,166 26,167 26,169 25,170 24,171 24,172 24,174 23,175 22,177 22,178 22,179 21,180 20,182 20,183 19,184 19,186 18,187 18,189 17,189 17,191 17,192 16,193 15,195 15,196 15,197 14,199 14,200 13,201 13,202 13,204 12,205 12,207 11,208 11,209 11,211 11,212 10,214 10,215 9,216 9,218 8,219 8,220 8,221 8,222 7,224 7,225 6,227 6,228 6,230 6,231 6,232 5,234 5,235 5,237 4,238 4,239 4,241 4,242 4,244 4,245 3,246 3,248 3,249 2,250 2,252 2,253 2,255 1,256 1,257 1,259 1,260 1,262 1,263 1,264 1,266 1,267 1,268 1,269 0,271 0,272 0,274 0,275 0,276 0,278 0,279 0,280 0,282 0,283 0,285 0,286 0,287 0,289 0,290 0,292 0,293 0,294 0,296 0,297 0,299 0,300 0,302 0,303 0,304 0,306 1,307 1,308 1,310 1,311 1,312 1,314 1,315 1,317 1,318 1,320 1,321 2,322 2,324 2,325 2,327 3,328 3,329 3,331 3,332 4,334 4,335 4,336 4,338 4,339 4,340 5,342 5,343 5,345 6,346 6,347 6,349 6,350 7,352 7,353 7,354 8,356 8,357 8,358 8,359 9,361 9,362 10,364 10,365 11,366 11,368 11,369 12,370 12,372 13,373 13,375 13,376 13,377 14,378 15,380 15,381 15,382 16,384 16,385 17,387 17,388 17,389 18,390 19,392 19,393 19,394 20,396 21,397 21,398 22,399 22,400 23,402 23,403 24,405 24,406 25,407 26,408 26,410 26,411 27,412 28,413 29,415 29,416 30,417 31,419 31,419 31,421 32,422 33,424 34,424 34,425 35,427 36,428 36,430 37,430 38,432 38,433 39,434 40,435 41,437 41,438 42,439 43,440 43,442 44,442 45,444 45,445 46,447 47,447 48,449 49,450 49,451 50,452 51,453 52,454 52,455 54,456 54,458 55,459 56,460 56,461 57,462 59,463 59,465 60,465 61,467 62,467 63,469 64,470 64,471 66,472 66,473 67,475 68,475 69,477 70,477 71,479 72,479 73,481 73,482 75,483 75,484 76,485 77,485 78,487 79,488 80,489 81,490 82,490 83,492 84,493 85,494 86,495 87,496 88,497 89,497 90,499 91,500 92,500 93,502 94,502 95,503 96,505 97,505 98,506 99,507 101,508 101,509 103,510 103,511 105,512 106,512 107,513 108,514 109,515 110,515 111,517 112,518 113,518 114,519 116,520 117,521 118,522 119,523 120,523 121,524 122,525 124,526 125,527 126,527 127,528 129,529 129,530 131,531 132,532 132,532 134,533 135,534 136,535 137,535 139,536 140,537 141,537 142,538 144,539 144,539 146,540 147,541 149,542 149,542 151,543 152,543 154,544 154,545 156,545 157,546 159,547 160,547 161,548 162,548 163,549 165,550 166,550 167,551 168,551 169,552 171,553 172,553 173,554 174,555 176,555 177,556 179,556 180,557 181,557 182,558 184,559 185,559 186,559 188,560 189,561 191,561 192,561 192,562 194,562 195,563 197,563 198,563 199,564 201,565 202,565 204,566 204,566 206,566 207,566 209,567 210,568 211,568 213,568 214,568 216,569 217,569 219,570 220,570 221,571 222,571 224,571 225,571 226,571 227,572 229,572 230,572 232,572 233,572 234,573 236,573 237,574 239,574 240,574 241,574 243,574 244,574 246,575 247,575 249,575 250,575 251,576 252,576 254,576 255,576 257,577 258,577 259,577 261,577 262,577 264,577 265,577 267,577 268,577 269,577 271,577 272,578 274,578 275,578 276,578 278,578 279,578 280,578 282,578 283,578 285,578 286,578 287,578 289,578 290,578 292,578 293,578 294,578 296,578 297,578 299,578 300,578 301,578 303,578 304,578 306,578 307,577 308,577 310,577 311,577 312,577 314,577 315,577 317,577 318,577 319,577 321,577 322,576 324,576 325,576 327,576 328,575 329,575 331,575 332,575 333,574 334,574 336,574 337,574 338,574 340,574 341,573 342,573 344,573 345,572 347,572 348,572 349,572 351,572 352,571 354,571 355,571 357,571 358,570 359,570 361,569 362,569 364,568 364,568 366,568 367,568 368,567 370,567 371,566 372,566 374,566 375,565 377,565 378,564 380,563 380,563 382,563 383,563 384,562 386,561 387,561 389,561 390,560 391,559 392,559 394,559 395,558 396,558 398,557 399,556 400,556 401,555 402,555 404,554 405,553 407,553 408,552 409,552 410,551 412,550 413,550 414,549 415,548 417,548 418,548 419,547 421,546 422,545 423,545 424,544 425,543 426,543 428,542 429,542 430,541 431,540 432,539 434,539 435,538 436,537 437,537 439,536 440,535 441,535 442,534 444,533 444,532 446,532 447,531 448,530 449,530 451,528 452,527 453,527 454,526 455,525 456,525 457,524 458,523 460,522 460,521 462,520 462,520 464,518 465,518 466,517 467,516 468,515 470,514 471,513 472,513 473,512 474,511 475,510 476,509 477,508 478,507 479,507 480,505 482,505 482,504 484,502 484,502 485,501 486,500 488,499 488,498 489,497 490,496 491,495 492,494 493,493 495,492 495,491 496,490 497,489 498,488 500,487 500,486 501,485 502,484 503,483 504,482 505,481 506,480 507,479 508,478 509,477 509,476 510,475 512,474 512,472 513,471 514,470 515,469 515,468 516,467 518,466 518,465 519,463 520,463 520,461 522,460 522,459 523,458 524,457 525,455 525,454 527,454 527,452 528,452 529,450 530,449 530,448 531,447 532,445 532,445 533,443 534,442 535,440 536,440 537,438 537,437 538,436 539,435 539,433 540,432 541,431 542,430 542,428 543,427 543,426 544,425 544,424 545,422 545,422 546,420 547,419 548,417 548,416 549,415 550,414 550,412 550,411 551,410 552,409 552,407 553,406 553,405 554,403 555,402 555,401 556,400 556,398 557,397 557,396 558,394 558,393 559,392 560,391 560,389 560,388 561,387 561,385 562,384 562,382 562,382 563,380 564,379 564,377 564,376 565,375 565,373 566,372 566,370 567,369 567,368 568,367 568,366 568,364 569,363 569,362 570,360 570,359 570,357 570,356 570,354 571,353 571,352 572,350 572,349 572,347 572,346 572,345 573,343 573,342 573,341 574,340 574,338 574,337 574,336 574,334 574,333 575,332 575,330 575,329 576,327 576,326 576,324 576,323 576,322 576,320 576,319 576,317 576,316 577,315 577,313 577,312 577,310 577,309 577,308 577,306 578,305 578,304 578,302 578,301 578,299 578,298 578,297 578,295 578,294 578,292 578,291 578,290">
              <text:p/>
            </draw:polygon>
            <draw:polygon draw:style-name="gr9" draw:text-style-name="P7" draw:layer="layout" svg:width="0.578cm" svg:height="0.577cm" svg:x="13.525cm" svg:y="2.689cm" svg:viewBox="0 0 579 578" draw:points="579,289 579,288 579,286 579,285 579,283 579,282 579,281 579,279 579,278 579,277 579,275 578,274 578,272 578,271 578,270 578,268 578,267 578,265 577,264 577,263 577,261 577,260 577,258 577,257 577,255 577,254 577,253 576,251 576,250 576,249 576,247 575,246 575,245 575,243 574,242 574,241 574,240 574,238 574,237 574,235 573,234 573,233 573,231 572,230 572,228 572,227 572,225 571,224 571,223 571,221 571,220 571,219 570,217 570,216 569,215 568,213 568,212 568,211 568,210 567,208 567,207 566,205 566,204 566,203 565,201 565,200 564,198 564,197 564,196 563,195 563,193 562,192 561,191 561,189 561,188 560,187 559,186 559,185 559,183 558,182 557,180 557,179 556,177 556,177 555,175 555,174 554,173 554,171 553,170 552,169 552,168 552,166 551,165 550,163 549,163 549,161 548,160 547,159 547,157 547,157 546,155 545,154 544,152 544,152 543,150 542,149 542,147 541,147 541,145 540,144 539,143 538,142 538,140 537,139 536,138 536,137 535,135 534,134 534,133 533,132 531,131 531,130 530,129 529,127 529,127 528,125 527,124 526,123 525,122 524,121 524,120 523,118 522,117 522,116 520,115 519,114 519,113 518,112 517,110 516,110 515,108 514,107 513,106 513,105 512,104 511,103 510,102 509,101 508,100 507,99 506,98 506,97 504,96 504,94 503,94 501,92 500,92 500,90 498,90 498,88 496,87 495,87 495,85 493,85 493,83 491,82 490,82 490,80 488,80 488,78 486,78 486,77 484,75 484,75 482,74 482,73 480,72 480,72 478,70 477,69 476,69 475,68 474,67 473,66 472,65 470,64 470,63 468,62 468,62 466,60 465,60 464,59 463,58 462,57 460,56 460,55 458,55 457,54 456,53 455,52 454,51 453,50 452,50 450,49 450,48 448,47 447,47 446,46 445,45 443,44 442,44 441,43 440,42 439,41 438,40 436,40 435,39 434,38 433,38 431,37 430,36 429,36 428,35 426,34 425,34 424,33 423,33 422,32 420,31 420,31 418,30 417,29 415,29 414,28 413,28 412,27 410,26 409,26 408,25 407,24 405,24 404,24 403,23 401,22 400,21 398,21 398,21 396,20 395,19 394,19 392,19 391,18 390,18 389,17 387,17 386,17 385,16 383,15 382,15 380,15 379,14 378,14 377,13 375,13 374,13 373,12 371,12 370,11 368,11 367,10 366,10 364,10 363,10 362,9 360,9 359,8 358,8 357,8 355,8 354,7 352,7 351,6 350,6 348,6 347,6 345,6 344,5 343,5 341,5 340,4 338,4 337,4 336,3 334,3 333,3 332,3 330,3 329,3 327,3 326,2 325,2 323,2 322,2 320,1 319,1 318,1 316,1 315,1 313,1 312,1 310,1 309,1 308,1 307,1 305,1 304,0 302,0 301,0 299,0 298,0 297,0 295,0 294,0 292,0 291,0 290,0 288,0 287,0 285,0 284,0 283,0 281,0 280,0 278,0 277,0 276,0 274,0 273,1 272,1 270,1 269,1 268,1 267,1 265,1 264,1 262,1 261,1 260,1 258,1 257,2 255,2 254,2 253,2 251,3 250,3 249,3 247,3 246,3 244,3 243,3 242,4 240,4 239,4 237,5 236,5 235,5 233,6 232,6 230,6 229,6 227,6 226,7 225,7 223,8 222,8 220,8 219,8 219,9 217,9 216,10 214,10 213,10 212,10 210,11 209,11 207,12 206,13 205,13 203,13 202,13 201,14 200,15 198,15 197,15 195,15 194,16 193,17 191,17 190,17 189,18 188,18 187,19 185,19 184,20 182,20 181,21 180,21 179,22 177,22 176,23 175,24 173,24 172,25 171,25 170,26 168,26 167,27 165,28 165,29 163,29 162,29 161,30 159,31 159,31 157,32 156,33 154,33 154,34 152,35 151,36 149,36 149,37 147,38 146,38 145,39 144,40 142,40 141,41 140,42 139,43 137,43 136,44 135,44 134,45 133,46 132,47 131,47 129,48 129,49 127,50 126,51 125,52 124,52 122,53 122,54 120,55 119,56 118,57 117,57 116,58 115,59 113,60 112,61 111,62 110,62 109,64 108,64 107,65 105,66 105,67 103,68 103,69 101,69 101,71 99,72 99,72 97,73 97,74 95,75 94,76 93,77 92,78 91,79 90,80 89,81 88,82 87,82 86,84 85,85 84,86 83,87 82,87 81,89 80,90 80,91 78,92 77,93 76,94 75,95 75,96 73,97 73,98 72,99 71,100 70,102 69,102 69,103 67,104 67,105 66,106 64,108 64,108 63,110 62,111 62,112 60,113 59,114 59,115 58,116 57,117 56,119 55,120 55,121 54,122 53,123 52,124 51,125 50,127 50,128 49,129 48,130 47,132 47,132 46,133 45,135 44,136 44,137 43,138 42,140 41,140 41,142 40,143 39,145 39,145 38,147 37,148 36,150 36,150 35,152 34,153 34,155 34,155 33,157 32,158 32,159 31,160 30,161 29,163 29,164 28,165 28,166 27,168 27,169 26,170 25,172 25,173 25,174 24,175 23,177 22,178 22,180 22,181 21,182 20,183 20,185 20,186 19,187 18,189 18,190 17,191 17,192 17,193 16,195 15,196 15,198 15,199 15,200 14,202 14,203 14,205 13,205 13,207 12,208 11,210 11,211 11,212 11,214 10,215 10,217 9,218 9,219 9,221 9,222 8,223 8,224 8,225 7,227 7,228 6,230 6,231 6,233 6,234 6,235 5,237 5,238 5,240 4,241 4,242 4,244 4,245 4,247 4,248 3,249 3,251 3,252 3,253 2,255 2,256 2,258 2,259 2,260 2,262 2,263 2,265 2,266 2,267 2,269 1,270 1,272 1,273 1,275 1,276 1,277 1,278 1,280 1,281 1,283 1,284 0,285 0,287 0,288 0,290 0,291 0,293 1,294 1,295 1,297 1,298 1,300 1,301 1,302 1,304 1,305 1,307 1,308 1,309 2,311 2,312 2,313 2,315 2,316 2,318 2,319 2,320 2,322 2,323 3,325 3,326 3,327 3,329 4,330 4,331 4,332 4,334 4,335 4,337 4,338 5,339 5,341 6,342 6,343 6,345 6,346 6,348 6,349 7,350 7,352 8,353 8,355 9,356 9,357 9,359 9,360 10,362 10,363 11,364 11,365 11,366 11,368 12,369 12,371 13,372 13,373 14,375 14,376 14,378 15,379 15,380 15,381 16,383 16,384 17,385 17,387 17,388 18,390 19,391 20,392 20,393 20,395 21,396 21,397 22,398 22,400 23,401 23,402 24,403 25,405 25,406 26,408 26,408 27,410 27,411 28,413 29,414 29,415 30,416 31,417 31,419 32,420 32,421 33,422 34,424 34,425 35,426 36,427 36,428 37,430 38,431 39,432 39,433 40,435 41,436 41,437 42,438 43,440 44,440 44,442 45,443 45,444 46,445 47,447 47,448 48,449 50,450 50,451 51,452 52,454 52,454 53,456 54,457 55,458 56,459 57,460 57,461 58,463 59,463 60,465 61,466 62,467 62,468 64,469 64,470 65,471 66,473 67,473 68,475 69,475 70,477 71,478 71,479 72,480 73,481 74,482 75,483 76,484 77,485 77,486 79,487 80,488 81,489 82,490 82,491 84,492 85,493 86,494 87,495 87,496 89,497 89,498 91,499 92,500 93,501 94,502 95,503 96,504 97,505 98,505 99,507 100,508 101,508 102,510 103,510 104,511 105,512 106,513 107,514 108,514 110,515 111,516 112,517 113,518 114,518 115,520 116,521 117,521 119,522 119,523 121,524 122,525 123,526 124,526 125,527 127,528 128,528 129,530 130,530 131,531 132,532 133,533 135,533 135,534 137,535 138,535 140,536 140,537 142,538 143,538 144,539 145,540 147,540 148,541 149,542 150,542 152,543 153,544 154,544 155,545 157,546 158,546 159,547 160,548 161,548 163,548 164,549 165,550 166,551 167,551 169,552 170,553 172,553 172,553 174,554 175,555 177,556 178,556 179,556 180,557 182,558 183,558 184,558 186,559 187,560 189,560 190,560 191,561 192,561 193,562 195,563 196,563 197,563 199,564 200,564 202,565 202,565 204,565 205,566 207,566 208,567 209,567 211,568 212,568 214,568 215,568 217,569 218,569 219,570 220,570 221,570 223,570 224,571 225,571 227,572 228,572 230,572 231,572 232,572 234,573 235,573 237,573 238,574 239,574 241,574 242,574 244,574 245,574 247,575 248,575 249,575 250,576 252,576 253,576 255,576 256,576 257,576 259,576 260,576 262,576 263,577 265,577 266,577 267,577 269,577 270,577 272,578 273,578 274,578 276,578 277,578 278,578 280,578 281,578 283,578 284,578 285,578 287,578 288,578 290,578 291,578 292,578 294,578 295,578 297,578 298,578 299,578 301,578 302,578 304,578 304,578 306,578 307,578 308,578 310,577 311,577 313,577 314,577 315,577 317,577 318,576 320,576 321,576 322,576 324,576 325,576 327,576 328,576 329,575 331,575 332,575 334,575 335,574 337,574 338,574 339,574 340,574 342,574 343,573 345,573 346,572 348,572 349,572 350,572 352,572 353,571 355,571 356,570 357,570 359,570 360,570 361,570 362,569 364,569 365,568 366,568 368,568 369,567 370,567 372,566 373,566 375,565 376,565 377,565 378,564 380,564 381,563 382,563 384,563 385,562 387,561 388,561 390,560 390,560 392,560 393,559 394,558 396,558 397,558 398,557 399,556 400,556 402,556 403,555 405,554 406,553 407,553 408,553 410,552 411,551 412,551 414,550 415,549 416,549 417,548 419,548 420,547 421,546 422,546 424,545 425,544 426,544 427,543 428,542 430,542 430,541 432,541 433,540 435,540 435,539 437,538 438,537 439,536 440,535 442,535 443,534 444,533 445,533 447,532 447,531 449,530 450,530 451,529 452,528 454,527 454,526 456,526 457,525 458,524 459,523 460,522 461,521 463,521 463,520 465,519 465,518 467,517 468,516 469,516 470,515 471,514 472,513 473,512 475,511 475,510 477,510 477,509 479,508 480,507 481,506 482,505 483,504 484,503 485,502 486,501 487,500 488,499 489,498 490,497 491,496 492,496 493,494 494,493 495,492 496,491 497,491 498,489 499,488 500,487 501,486 502,485 503,484 504,483 505,482 506,481 507,480 508,479 508,478 510,477 511,476 511,475 513,474 513,473 514,472 514,470 516,470 517,468 517,467 518,466 519,465 520,464 521,463 522,461 522,461 523,459 524,458 525,457 526,456 526,455 527,454 528,452 529,452 530,450 531,449 531,448 532,447 533,445 534,445 534,443 535,442 536,441 536,440 537,438 538,438 538,436 539,435 540,433 541,433 541,431 542,430 542,428 543,428 544,426 544,425 545,424 546,423 547,422 547,420 548,419 549,417 549,417 550,415 550,414 551,413 552,411 552,410 553,409 554,408 554,406 554,405 555,403 556,403 556,401 556,400 557,398 558,397 559,396 559,395 559,394 560,392 561,391 561,390 561,388 562,387 562,385 563,385 564,383 564,382 564,380 564,379 565,378 566,376 566,375 566,373 566,372 567,371 568,370 568,368 568,367 568,366 569,365 569,363 570,362 570,360 571,359 571,357 571,356 571,355 572,353 572,352 572,350 572,350 572,348 573,347 573,345 574,344 574,343 574,341 574,340 574,338 574,337 575,336 575,335 575,333 576,332 576,330 576,329 576,327 577,326 577,325 577,323 577,322 577,320 577,319 577,318 577,316 577,315 578,313 578,312 578,311 578,309 578,308 578,307 578,305 578,304 579,302 579,301 579,300 579,298 579,297 579,295 579,294 579,293 579,291 579,290">
              <text:p/>
            </draw:polygon>
            <draw:polygon draw:style-name="gr5" draw:text-style-name="P5" draw:layer="layout" svg:width="0.577cm" svg:height="0.577cm" svg:x="11.691cm" svg:y="2.689cm" svg:viewBox="0 0 578 578" draw:points="578,289 578,288 578,286 578,285 578,283 578,282 578,281 578,279 578,278 578,277 578,275 578,274 578,272 577,271 577,270 577,268 577,267 577,265 577,264 576,263 576,261 576,260 576,258 576,257 576,255 576,254 576,253 576,251 575,250 575,249 575,247 575,246 574,245 574,243 574,242 574,241 574,240 574,238 573,237 573,235 573,234 572,233 572,231 572,230 572,228 571,227 571,225 571,224 570,223 570,221 570,220 570,219 569,217 569,216 568,215 568,213 568,212 568,211 567,210 567,208 566,207 565,205 565,204 565,203 565,201 564,200 563,198 563,197 563,196 562,195 562,193 561,192 560,191 560,189 560,188 559,187 559,186 558,185 558,183 557,182 557,180 556,179 556,177 555,177 555,175 554,174 553,173 553,171 552,170 552,169 551,168 551,166 550,165 549,163 548,163 548,161 548,160 547,159 546,157 546,157 545,155 544,154 544,152 543,152 542,150 542,149 541,147 540,147 540,145 539,144 538,143 538,142 537,140 536,139 535,138 535,137 534,135 533,134 533,133 532,132 531,131 530,130 529,129 528,127 528,127 527,125 526,124 526,123 525,122 523,121 523,120 522,118 521,117 521,116 520,115 518,114 518,113 517,112 516,110 515,110 514,108 514,107 513,106 512,105 511,104 510,103 509,102 508,101 508,100 507,99 505,98 505,97 504,96 503,94 502,94 501,92 500,92 499,90 498,90 497,88 496,87 495,87 494,85 493,85 492,83 491,82 490,82 489,80 488,80 487,78 486,78 485,77 484,75 483,75 482,74 481,73 480,72 479,72 478,70 477,69 475,69 475,68 473,67 473,66 471,65 470,64 469,63 468,62 467,62 466,60 465,60 463,59 463,58 461,57 460,56 459,55 458,55 457,54 456,53 454,52 454,51 452,50 451,50 450,49 449,48 447,47 447,47 445,46 444,45 443,44 442,44 440,43 440,42 438,41 437,40 436,40 435,39 433,38 432,38 431,37 430,36 428,36 427,35 426,34 425,34 424,33 422,33 421,32 420,31 419,31 417,30 416,29 415,29 414,28 413,28 411,27 410,26 408,26 408,25 406,24 405,24 403,24 402,23 401,22 400,21 398,21 397,21 396,20 395,19 393,19 392,19 391,18 390,18 388,17 387,17 385,17 384,16 383,15 381,15 380,15 379,14 378,14 376,13 375,13 373,13 372,12 371,12 369,11 368,11 366,10 365,10 364,10 363,10 362,9 360,9 359,8 357,8 356,8 355,8 353,7 352,7 350,6 349,6 348,6 346,6 345,6 343,5 342,5 341,5 339,4 338,4 337,4 335,3 334,3 332,3 331,3 330,3 329,3 327,3 326,2 325,2 323,2 322,2 320,1 319,1 318,1 316,1 315,1 313,1 312,1 311,1 309,1 308,1 307,1 305,1 304,0 302,0 301,0 300,0 298,0 297,0 295,0 294,0 293,0 291,0 290,0 288,0 287,0 285,0 284,0 283,0 281,0 280,0 278,0 277,0 276,0 275,0 273,1 272,1 270,1 269,1 267,1 266,1 265,1 263,1 262,1 260,1 259,1 258,1 256,2 255,2 253,2 252,2 251,3 249,3 248,3 247,3 245,3 244,3 242,3 241,4 240,4 238,4 237,5 235,5 234,5 233,6 231,6 230,6 228,6 227,6 225,7 224,7 223,8 222,8 221,8 219,8 218,9 217,9 215,10 214,10 212,10 211,10 210,11 208,11 207,12 205,13 204,13 203,13 202,13 200,14 199,15 198,15 196,15 195,15 193,16 192,17 191,17 190,17 189,18 187,18 186,19 185,19 183,20 182,20 181,21 180,21 178,22 177,22 175,23 174,24 173,24 172,25 170,25 169,26 168,26 166,27 165,28 164,29 163,29 161,29 160,30 159,31 158,31 157,32 155,33 154,33 153,34 152,35 150,36 149,36 148,37 147,38 145,38 144,39 143,40 142,40 140,41 140,42 138,43 137,43 136,44 135,44 133,45 132,46 132,47 130,47 129,48 128,49 127,50 125,51 124,52 123,52 122,53 121,54 120,55 119,56 117,57 116,57 115,58 114,59 113,60 112,61 110,62 110,62 108,64 108,64 106,65 105,66 104,67 103,68 102,69 102,69 100,71 99,72 98,72 97,73 96,74 95,75 94,76 93,77 92,78 91,79 90,80 89,81 87,82 87,82 85,84 85,85 84,86 82,87 82,87 80,89 80,90 79,91 78,92 77,93 76,94 75,95 74,96 73,97 72,98 72,99 71,100 69,102 69,102 68,103 67,104 66,105 65,106 64,108 63,108 62,110 62,111 61,112 60,113 59,114 58,115 57,116 57,117 55,119 55,120 54,121 53,122 52,123 52,124 51,125 50,127 49,128 48,129 48,130 47,132 46,132 45,133 45,135 44,136 44,137 43,138 42,140 41,140 40,142 39,143 39,145 38,145 37,147 37,148 37,150 36,150 35,152 34,153 34,155 33,155 32,157 32,158 31,159 30,160 30,161 29,163 28,164 28,165 27,166 27,168 26,169 25,170 25,172 25,173 24,174 23,175 22,177 22,178 22,180 21,181 20,182 19,183 19,185 19,186 18,187 18,189 17,190 17,191 17,192 16,193 15,195 15,196 15,198 14,199 14,200 13,202 13,203 13,205 12,205 12,207 11,208 11,210 10,211 10,212 10,214 10,215 9,217 9,218 8,219 8,221 8,222 8,223 7,224 7,225 6,227 6,228 6,230 6,231 6,233 5,234 5,235 5,237 4,238 4,240 3,241 3,242 3,244 3,245 3,247 3,248 3,249 2,251 2,252 2,253 2,255 1,256 1,258 1,259 1,260 1,262 1,263 1,265 1,266 1,267 1,269 1,270 0,272 0,273 0,275 0,276 0,277 0,278 0,280 0,281 0,283 0,284 0,285 0,287 0,288 0,290 0,291 0,293 0,294 0,295 0,297 0,298 0,300 0,301 0,302 0,304 0,305 0,307 1,308 1,309 1,311 1,312 1,313 1,315 1,316 1,318 1,319 1,320 1,322 1,323 2,325 2,326 2,327 3,329 3,330 3,331 3,332 3,334 3,335 3,337 4,338 4,339 4,341 5,342 5,343 5,345 6,346 6,348 6,349 6,350 7,352 7,353 7,355 8,356 8,357 8,359 8,360 9,362 9,363 10,364 10,365 10,366 10,368 11,369 11,371 12,372 13,373 13,375 13,376 13,378 14,379 15,380 15,381 15,383 16,384 16,385 17,387 17,388 17,390 18,391 19,392 19,393 19,395 20,396 21,397 21,398 22,400 22,401 23,402 23,403 24,405 25,406 25,408 26,408 27,410 27,411 27,413 28,414 29,415 30,416 30,417 31,419 31,420 32,421 32,422 33,424 34,425 34,426 35,427 36,428 37,430 37,431 38,432 39,433 39,435 40,436 41,437 42,438 42,440 43,440 44,442 44,443 45,444 45,445 46,447 48,448 48,449 49,450 50,451 50,452 51,454 52,454 52,456 54,457 55,458 55,459 56,460 57,461 57,463 59,463 60,465 60,466 61,467 62,468 63,469 64,470 64,471 66,473 67,473 67,475 68,475 69,477 70,478 71,479 72,480 73,481 73,482 75,483 75,484 76,485 78,486 78,487 79,488 80,489 81,490 82,491 83,492 84,493 85,494 86,495 87,496 88,497 90,498 90,499 91,500 92,501 93,502 94,503 95,504 97,505 97,505 99,507 99,508 101,508 102,510 103,510 103,511 105,512 105,513 107,514 108,514 109,515 110,516 111,517 112,518 113,518 115,520 116,521 117,521 118,522 119,523 120,524 122,525 122,526 124,526 125,527 126,528 127,528 129,530 129,530 131,531 132,532 133,533 134,533 135,534 136,535 138,535 139,536 140,537 141,538 143,538 144,539 145,540 146,540 147,541 149,542 150,542 151,543 152,544 154,544 154,545 156,546 157,546 159,547 160,548 161,548 162,548 163,549 165,550 166,551 167,551 168,552 170,553 171,553 173,553 173,554 175,555 176,556 177,556 179,556 180,557 182,558 182,558 184,558 185,559 187,560 188,560 189,560 191,561 191,561 193,562 194,563 195,563 197,563 198,564 200,564 201,565 203,565 204,565 205,566 206,566 207,567 209,567 210,568 212,568 213,568 215,568 216,569 217,569 219,570 220,570 221,570 223,570 224,571 225,571 226,572 228,572 229,572 230,572 232,572 233,573 235,573 236,573 237,574 239,574 240,574 242,574 243,574 245,574 246,575 247,575 249,575 250,576 251,576 253,576 254,576 255,576 257,576 258,576 260,576 261,576 263,577 264,577 265,577 267,577 268,577 270,577 271,578 272,578 274,578 275,578 277,578 278,578 279,578 281,578 282,578 283,578 285,578 286,578 288,578 289,578 290,578 292,578 293,578 295,578 296,578 297,578 299,578 300,578 302,578 303,578 305,578 306,578 307,578 308,578 310,577 311,577 313,577 314,577 315,577 317,577 318,576 320,576 321,576 323,576 324,576 325,576 327,576 328,576 330,575 330,575 332,575 333,575 335,574 336,574 337,574 338,574 340,574 341,574 343,573 344,573 345,572 347,572 348,572 350,572 351,572 353,571 354,571 355,570 357,570 358,570 360,570 361,570 362,569 363,569 365,568 366,568 367,568 368,567 370,567 371,566 373,566 374,565 375,565 377,565 378,564 379,564 380,563 382,563 383,563 385,562 386,561 387,561 389,560 390,560 391,560 392,559 394,558 395,558 396,558 398,557 399,556 400,556 401,556 403,555 404,554 405,553 407,553 408,553 409,552 410,551 412,551 413,550 415,549 415,549 417,548 418,548 420,547 421,546 422,546 423,545 425,544 426,544 426,543 428,542 429,542 431,541 431,541 433,540 434,540 436,539 436,538 438,537 439,536 440,535 441,535 443,534 443,533 445,533 446,532 447,531 448,530 450,530 451,529 452,528 453,527 454,526 455,526 456,525 457,524 458,523 460,522 461,521 462,521 463,520 464,519 466,518 466,517 468,516 468,516 470,515 470,514 472,513 473,512 474,511 475,510 476,510 478,509 478,508 480,507 480,506 482,505 482,504 484,503 484,502 486,501 486,500 488,499 488,498 489,497 491,496 491,496 493,494 493,493 495,492 496,491 496,491 498,489 498,488 500,487 500,486 501,485 503,484 503,483 504,482 505,481 506,480 507,479 508,478 509,477 510,476 510,475 512,474 512,473 513,472 514,470 515,470 516,468 516,467 517,466 518,465 519,464 520,463 521,461 522,461 523,459 523,458 524,457 525,456 526,455 526,454 528,452 528,452 529,450 530,449 530,448 531,447 532,445 533,445 533,443 534,442 535,441 536,440 537,438 538,438 538,436 539,435 540,433 540,433 541,431 542,430 542,428 543,428 544,426 544,425 544,424 545,423 546,422 546,420 547,419 548,417 548,417 549,415 550,414 550,413 551,411 551,410 552,409 553,408 553,406 553,405 554,403 555,403 556,401 556,400 556,398 557,397 558,396 558,395 558,394 559,392 560,391 560,390 560,388 561,387 561,385 562,385 563,383 563,382 563,380 564,379 564,378 565,376 565,375 565,373 566,372 566,371 567,370 567,368 568,367 568,366 568,365 568,363 569,362 569,360 570,359 570,357 570,356 570,355 571,353 571,352 572,350 572,350 572,348 572,347 572,345 573,344 573,343 573,341 574,340 574,338 574,337 574,336 574,335 574,333 575,332 575,330 575,329 576,327 576,326 576,325 576,323 576,322 576,320 576,319 576,318 576,316 577,315 577,313 577,312 577,311 577,309 577,308 577,307 578,305 578,304 578,302 578,301 578,300 578,298 578,297 578,295 578,294 578,293 578,291 578,290">
              <text:p/>
            </draw:polygon>
          </draw:g>
          <draw:path draw:style-name="gr10" draw:text-style-name="P8" draw:layer="layout" svg:width="1.199cm" svg:height="0.574cm" draw:transform="skewX (0.00663225115757844) rotate (-0.106814150222054) translate (10.8600661826018cm 0.447090968371822cm)" svg:viewBox="0 0 1200 575" svg:d="M0 575c1035 0 1200-575 1200-575">
            <text:p/>
          </draw:path>
          <draw:g>
            <svg:title>TexMaths</svg:title>
            <svg:desc>9§display§120^{\circ}§svg§600§FALSE§</svg:desc>
            <draw:polygon draw:style-name="gr11" draw:text-style-name="P3" draw:layer="layout" svg:width="0.604cm" svg:height="0.233cm" svg:x="12.068cm" svg:y="0.166cm" svg:viewBox="0 0 605 234" draw:points="303,234 0,234 0,0 605,0 605,234">
              <text:p/>
            </draw:polygon>
            <draw:path draw:style-name="gr12" draw:text-style-name="P4" draw:layer="layout" svg:width="0.104cm" svg:height="0.211cm" svg:x="12.096cm" svg:y="0.189cm" svg:viewBox="0 0 105 212" svg:d="M66 8c0-7 0-8-8-8-20 20-48 20-58 20v10c6 0 25 0 42-8v164c0 12-1 15-30 15h-10v11c11-2 39-2 51-2 13 0 41 0 52 2v-11h-10c-29 0-29-3-29-15z">
              <text:p/>
            </draw:path>
            <draw:path draw:style-name="gr12" draw:text-style-name="P4" draw:layer="layout" svg:width="0.126cm" svg:height="0.211cm" svg:x="12.242cm" svg:y="0.189cm" svg:viewBox="0 0 127 212" svg:d="M24 187l34-33c50-44 69-60 69-92 0-37-28-62-67-62-36 0-60 29-60 58 0 17 16 17 17 17 5 0 16-4 16-17 0-8-6-16-16-16-3 0-3 0-5 0 7-20 25-32 43-32 29 0 43 25 43 52 0 25-16 50-33 70l-61 67c-4 4-4 5-4 13h118l9-56h-8c-2 9-4 24-7 28-3 3-23 3-30 3z">
              <text:p/>
            </draw:path>
            <draw:path draw:style-name="gr12" draw:text-style-name="P4" draw:layer="layout" svg:width="0.133cm" svg:height="0.217cm" svg:x="12.396cm" svg:y="0.189cm" svg:viewBox="0 0 134 218" svg:d="M134 110c0-26-1-51-13-75-14-30-40-35-54-35-19 0-43 8-55 37-11 23-12 47-12 73 0 24 1 52 14 76 14 26 37 32 53 32 17 0 41-6 55-37 11-21 12-46 12-71zM67 212c-12 0-32-8-37-39-3-19-3-49-3-67 0-20 0-41 2-59 6-37 30-40 38-40 10 0 31 6 37 37 3 18 3 42 3 62 0 23 0 45-3 65-5 30-23 41-37 41z">
              <text:p/>
            </draw:path>
            <draw:path draw:style-name="gr12" draw:text-style-name="P4" draw:layer="layout" svg:width="0.095cm" svg:height="0.095cm" svg:x="12.56cm" svg:y="0.166cm" svg:viewBox="0 0 96 96" svg:d="M96 48c0-27-22-48-48-48-27 0-48 22-48 47 0 28 22 49 48 49 27 0 48-22 48-48zM48 85c-21 0-37-17-37-37 0-21 16-37 37-37s37 17 37 36c0 21-17 38-37 38z">
              <text:p/>
            </draw:path>
          </draw:g>
        </draw:g>
        <draw:g>
          <draw:polygon draw:style-name="gr3" draw:text-style-name="P3" draw:layer="layout" svg:width="0.569cm" svg:height="0.57cm" svg:x="17.145cm" svg:y="1.842cm" svg:viewBox="0 0 570 571" draw:points="570,284 570,280 570,276 570,271 570,267 570,263 570,259 570,257 570,252 568,248 568,244 568,240 566,235 566,231 566,227 564,223 564,218 561,214 561,210 559,206 559,202 557,197 555,193 555,189 553,185 551,183 551,178 549,174 547,170 544,166 542,161 540,159 540,155 538,151 536,147 534,144 532,140 530,136 528,132 525,130 521,125 519,121 517,119 515,115 513,113 511,108 506,104 504,102 502,98 498,96 496,91 494,89 489,87 487,83 483,81 481,77 479,75 475,72 473,68 468,66 464,64 462,62 458,58 456,56 450,53 446,51 444,49 440,47 436,43 433,41 429,39 425,36 423,34 419,32 414,32 410,30 406,28 404,26 400,24 395,22 391,22 387,20 383,17 378,15 376,15 372,13 368,13 364,11 359,11 355,9 351,9 347,7 342,7 338,5 334,5 330,5 325,3 321,3 317,3 313,3 309,0 304,0 300,0 296,0 292,0 287,0 283,0 279,0 275,0 270,0 266,0 262,0 258,0 254,3 249,3 245,3 241,3 237,5 232,5 228,5 226,7 222,7 218,9 213,9 209,11 205,11 201,13 196,15 192,15 188,17 184,20 182,20 177,22 173,24 169,26 165,26 160,28 158,30 154,32 150,34 146,36 143,39 139,41 135,43 131,45 129,47 124,49 120,51 118,56 114,58 112,60 107,62 103,64 101,68 97,70 95,72 91,77 88,79 86,81 82,85 80,87 76,91 74,94 71,98 67,100 65,104 63,106 61,111 57,115 55,117 52,121 50,123 48,127 46,132 44,134 42,138 40,142 38,147 35,149 33,153 31,157 29,161 27,163 25,168 23,172 23,176 21,180 19,185 16,189 16,191 14,195 12,199 12,204 10,208 10,212 8,216 8,221 6,225 6,229 6,233 4,238 4,242 4,246 2,250 2,254 2,259 2,263 2,267 0,271 0,276 0,280 0,284 0,288 0,293 0,297 0,301 2,305 2,310 2,314 2,318 2,322 4,326 4,331 4,333 6,337 6,341 6,345 8,350 8,354 10,358 10,362 12,367 14,371 14,375 16,379 16,384 19,388 21,390 23,394 23,398 25,403 27,407 29,411 31,413 33,417 35,422 38,426 40,428 42,432 44,437 46,439 48,443 50,447 52,449 55,453 59,458 61,460 63,464 65,466 69,470 71,472 74,477 78,480 80,484 82,486 86,490 88,493 93,495 95,499 99,501 101,503 105,507 107,509 112,512 114,514 118,518 122,520 124,522 129,524 133,526 135,529 139,531 143,533 146,535 150,537 154,539 158,541 162,543 165,545 169,545 173,548 177,550 182,552 186,554 188,554 192,556 196,556 201,558 205,560 209,560 213,562 218,562 222,565 226,565 230,567 234,567 239,567 243,569 247,569 251,569 256,569 260,571 264,571 268,571 273,571 277,571 281,571 285,571 289,571 294,571 298,571 302,571 306,571 311,571 315,569 319,569 323,569 328,569 330,567 334,567 338,567 342,565 347,565 351,562 355,562 359,560 364,560 368,558 372,558 376,556 381,554 385,554 387,552 391,550 395,550 400,548 404,545 408,543 410,541 414,539 419,537 423,535 427,533 429,531 433,529 438,526 440,524 444,522 448,520 450,518 456,516 460,514 462,509 466,507 468,505 473,501 475,499 479,497 481,493 485,490 487,488 489,484 494,482 496,477 500,475 502,470 504,468 506,464 511,462 513,458 515,456 517,451 519,447 523,445 525,441 528,437 530,434 532,430 534,426 536,422 538,420 540,415 542,411 542,407 544,403 547,401 549,396 551,392 551,388 553,384 555,379 555,375 557,373 559,369 559,365 561,360 561,356 564,352 564,348 566,343 566,339 566,335 568,331 568,326 568,322 570,318 570,314 570,310 570,305 570,301 570,297 570,293 570,288">
            <text:p/>
          </draw:polygon>
          <draw:polygon draw:style-name="gr13" draw:text-style-name="P4" draw:layer="layout" svg:width="0.569cm" svg:height="0.57cm" svg:x="17.145cm" svg:y="0.727cm" svg:viewBox="0 0 570 571" draw:points="570,287 570,283 570,278 570,274 570,270 570,266 570,262 568,257 568,253 568,249 568,245 566,240 566,236 566,232 564,228 564,223 562,219 562,215 560,211 560,207 557,202 557,200 555,196 553,192 553,187 551,183 549,179 547,174 547,170 545,167 543,163 541,159 538,155 536,150 534,148 532,144 530,140 528,138 526,134 524,129 521,127 519,123 517,119 515,117 511,112 509,108 507,106 505,102 500,100 498,95 496,93 492,89 490,87 486,83 483,81 481,79 477,74 475,72 471,70 469,66 464,64 460,62 458,59 454,55 452,53 447,51 443,49 441,47 437,45 433,43 430,40 426,38 422,36 418,34 416,32 411,30 407,28 403,26 399,26 397,23 392,21 388,19 384,19 380,17 375,15 371,15 367,13 363,11 361,11 356,9 352,9 348,7 344,7 339,7 335,4 331,4 327,4 323,2 318,2 314,2 310,2 306,2 301,0 297,0 293,0 289,0 284,0 280,0 276,0 272,0 267,2 263,2 259,2 255,2 251,2 246,4 242,4 238,4 234,7 229,7 225,7 221,9 217,9 212,11 208,11 204,13 202,13 198,15 193,17 189,17 184,19 180,21 175,21 171,23 169,26 165,28 161,30 156,32 152,32 150,34 146,36 142,38 137,40 135,43 131,45 127,49 125,51 120,53 116,55 114,57 110,59 108,64 104,66 101,68 97,70 95,74 91,76 89,79 84,83 82,85 78,89 76,91 74,95 70,98 68,102 65,104 61,108 59,110 57,114 55,119 53,121 48,125 46,127 44,131 42,136 40,140 38,142 36,146 34,150 32,153 29,157 27,161 27,165 25,170 23,174 21,176 19,181 19,185 17,190 15,194 15,198 12,202 10,207 10,209 8,213 8,217 6,221 6,226 6,230 4,234 4,238 4,242 2,247 2,251 2,255 2,259 0,264 0,268 0,272 0,276 0,281 0,285 0,289 0,293 0,298 0,302 0,306 0,310 2,314 2,319 2,323 2,327 4,331 4,336 4,340 6,344 6,348 6,353 8,357 8,361 10,365 12,367 12,372 15,376 15,380 17,384 19,389 19,393 21,397 23,399 25,403 27,408 29,412 29,416 32,418 34,422 36,427 38,431 40,433 42,437 44,441 46,446 51,448 53,452 55,454 57,458 59,463 63,465 65,469 68,471 70,475 74,477 76,482 80,484 82,488 84,490 89,492 91,496 95,499 97,501 101,505 104,507 108,509 110,513 114,516 118,518 120,520 125,522 129,524 131,526 135,528 139,532 142,535 146,537 150,537 154,539 156,541 161,543 165,545 169,547 173,549 175,549 180,552 184,554 189,556 193,556 198,558 202,558 206,560 210,562 215,562 217,564 221,564 225,566 229,566 234,566 238,568 242,568 246,568 251,568 255,571 259,571 263,571 267,571 272,571 276,571 280,571 284,571 289,571 293,571 297,571 301,571 306,571 310,571 314,571 318,571 323,568 327,568 331,568 335,566 339,566 344,566 348,564 352,564 356,562 361,562 365,560 369,560 373,558 375,556 380,556 384,554 388,552 392,552 397,549 401,547 403,545 407,543 411,543 416,541 420,539 422,537 426,535 430,532 435,530 437,528 441,526 445,524 447,520 452,518 456,516 458,513 462,511 464,507 469,505 471,503 475,501 477,496 481,494 483,490 488,488 490,486 492,482 496,480 498,475 500,473 505,469 507,467 509,463 511,461 515,456 517,452 519,450 521,446 524,441 526,439 528,435 530,431 532,429 534,425 536,420 538,416 541,412 543,410 545,405 547,401 549,397 549,393 551,389 553,386 553,382 555,378 557,374 557,369 560,365 560,361 562,357 562,353 564,348 564,344 566,340 566,336 566,334 568,329 568,325 568,321 568,317 570,312 570,308 570,304 570,300 570,295 570,291">
            <text:p/>
          </draw:polygon>
          <draw:frame draw:style-name="gr14" draw:text-style-name="P10" draw:layer="layout" svg:width="1.143cm" svg:height="0.471cm" svg:x="18.223cm" svg:y="0.777cm">
            <draw:text-box>
              <text:p text:style-name="P9"><text:span text:style-name="T1">Al</text:span></text:p>
            </draw:text-box>
          </draw:frame>
          <draw:frame draw:style-name="gr14" draw:text-style-name="P10" draw:layer="layout" svg:width="1.143cm" svg:height="0.471cm" svg:x="18.223cm" svg:y="1.892cm">
            <draw:text-box>
              <text:p text:style-name="P9"><text:span text:style-name="T1">Ti</text:span></text:p>
            </draw:text-box>
          </draw:frame>
        </draw:g>
        <draw:frame draw:style-name="gr15" draw:text-style-name="P10" draw:layer="layout" svg:width="0.468cm" svg:height="0.471cm" svg:x="1.976cm" svg:y="6.731cm">
          <draw:text-box>
            <text:p text:style-name="P9"><text:span text:style-name="T1">(a)</text:span></text:p>
          </draw:text-box>
        </draw:frame>
        <draw:frame draw:style-name="gr15" draw:text-style-name="P10" draw:layer="layout" svg:width="0.493cm" svg:height="0.471cm" svg:x="9.596cm" svg:y="6.731cm">
          <draw:text-box>
            <text:p text:style-name="P9"><text:span text:style-name="T1">(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006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0-15T10:33:51.895452074</dc:date>
    <meta:editing-duration>PT38M4S</meta:editing-duration>
    <meta:editing-cycles>3</meta:editing-cycles>
    <meta:generator>LibreOffice/6.0.6.2$Linux_X86_64 LibreOffice_project/00m0$Build-2</meta:generator>
    <meta:document-statistic meta:object-count="92"/>
  </office:meta>
</office:document-meta>
</file>